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CDEAFDC559617A1.png" manifest:media-type="image/png"/>
  <manifest:file-entry manifest:full-path="Pictures/100000000000000C0000000CC264805AADE4F797.png" manifest:media-type="image/png"/>
  <manifest:file-entry manifest:full-path="Pictures/100002000000000C0000000CE22D0FED086868C6.gif" manifest:media-type="image/gif"/>
  <manifest:file-entry manifest:full-path="Pictures/100000000000000C0000000C90AB4F1A0A54DF84.png" manifest:media-type="image/png"/>
  <manifest:file-entry manifest:full-path="Pictures/100000000000000C0000000CA774D207553A70BF.png" manifest:media-type="image/png"/>
  <manifest:file-entry manifest:full-path="Pictures/100000000000000C0000000C048FAAE1094CE071.png" manifest:media-type="image/png"/>
  <manifest:file-entry manifest:full-path="Pictures/100000000000000C0000000C8DA62D07915AF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style:text-underline-style="none" fo:font-weight="normal" officeooo:rsid="001e5b33" officeooo:paragraph-rsid="001e5b33" style:font-size-asian="9.60000038146973pt" style:font-weight-asian="normal" style:font-size-complex="11pt" style:font-weight-complex="normal"/>
    </style:style>
    <style:style style:name="P2" style:family="paragraph" style:parent-style-name="Standard">
      <style:text-properties fo:font-size="11pt" style:text-underline-style="none" fo:font-weight="normal" officeooo:rsid="001e5b33" officeooo:paragraph-rsid="001e5b33" style:font-size-asian="11pt" style:font-weight-asian="normal" style:font-size-complex="11pt" style:font-weight-complex="normal"/>
    </style:style>
    <style:style style:name="P3" style:family="paragraph" style:parent-style-name="Standard">
      <style:text-properties fo:font-size="11pt" style:text-underline-style="solid" style:text-underline-width="auto" style:text-underline-color="font-color" fo:font-weight="normal" officeooo:rsid="001e5b33" officeooo:paragraph-rsid="001e5b33" style:font-size-asian="11pt" style:font-weight-asian="normal" style:font-size-complex="11pt" style:font-weight-complex="normal"/>
    </style:style>
    <style:style style:name="P4" style:family="paragraph" style:parent-style-name="Standard">
      <style:text-properties fo:font-size="11pt" officeooo:paragraph-rsid="002c962f" style:font-size-asian="11pt" style:font-size-complex="11pt"/>
    </style:style>
    <style:style style:name="P5" style:family="paragraph" style:parent-style-name="Standard">
      <style:text-properties fo:font-size="18pt" style:text-underline-style="solid" style:text-underline-width="auto" style:text-underline-color="font-color" fo:font-weight="bold" officeooo:rsid="001e5b33" officeooo:paragraph-rsid="001e5b33" style:font-size-asian="18pt" style:font-weight-asian="bold" style:font-size-complex="18pt" style:font-weight-complex="bold"/>
    </style:style>
    <style:style style:name="P6" style:family="paragraph" style:parent-style-name="Standard">
      <style:text-properties fo:color="#000000" fo:font-size="11pt" style:text-underline-style="none" fo:font-weight="normal" officeooo:rsid="001f54c9" officeooo:paragraph-rsid="001f54c9" fo:background-color="transparent" style:font-size-asian="11pt" style:font-weight-asian="normal" style:font-size-complex="11pt" style:font-weight-complex="normal"/>
    </style:style>
    <style:style style:name="P7" style:family="paragraph" style:parent-style-name="Standard">
      <style:text-properties fo:color="#000000" fo:font-size="11pt" style:text-underline-style="none" fo:font-weight="normal" officeooo:rsid="002e71e2" officeooo:paragraph-rsid="002e71e2" fo:background-color="transparent" style:font-size-asian="11pt" style:font-weight-asian="normal" style:font-size-complex="11pt" style:font-weight-complex="normal"/>
    </style:style>
    <style:style style:name="P8" style:family="paragraph" style:parent-style-name="Standard">
      <style:text-properties fo:color="#000000" fo:font-size="11pt" style:text-underline-style="none" fo:font-weight="normal" officeooo:rsid="003b0049" officeooo:paragraph-rsid="003b0049" style:font-size-asian="11pt" style:font-weight-asian="normal" style:font-size-complex="11pt" style:font-weight-complex="normal"/>
    </style:style>
    <style:style style:name="P9" style:family="paragraph" style:parent-style-name="Standard">
      <style:text-properties fo:color="#000000" style:font-name="Liberation Serif" fo:font-size="11pt" style:text-underline-style="none" officeooo:rsid="0040566f" officeooo:paragraph-rsid="0042a5a6" style:font-size-asian="11pt" style:font-size-complex="11pt"/>
    </style:style>
    <style:style style:name="P10" style:family="paragraph" style:parent-style-name="Standard">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1" style:family="paragraph" style:parent-style-name="Standard">
      <style:text-properties officeooo:paragraph-rsid="002e71e2"/>
    </style:style>
    <style:style style:name="P12" style:family="paragraph" style:parent-style-name="Standard">
      <style:text-properties officeooo:paragraph-rsid="002e85a8"/>
    </style:style>
    <style:style style:name="P13" style:family="paragraph" style:parent-style-name="Standard">
      <style:text-properties officeooo:paragraph-rsid="002f2cae"/>
    </style:style>
    <style:style style:name="P14" style:family="paragraph" style:parent-style-name="Standard">
      <style:text-properties officeooo:paragraph-rsid="0032df5f"/>
    </style:style>
    <style:style style:name="P15" style:family="paragraph" style:parent-style-name="Standard">
      <style:text-properties fo:color="#009900" fo:font-size="11pt" style:text-underline-style="none" fo:font-weight="normal" officeooo:rsid="002501c3" officeooo:paragraph-rsid="002501c3" style:font-size-asian="9.60000038146973pt" style:font-weight-asian="normal" style:font-size-complex="11pt" style:font-weight-complex="normal"/>
    </style:style>
    <style:style style:name="P16" style:family="paragraph" style:parent-style-name="Standard">
      <style:text-properties fo:color="#009900" fo:font-size="11pt" style:text-underline-style="none" fo:font-weight="normal" officeooo:rsid="0025fb5c" officeooo:paragraph-rsid="0025fb5c"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officeooo:paragraph-rsid="0033c37a"/>
    </style:style>
    <style:style style:name="P18" style:family="paragraph" style:parent-style-name="Standard">
      <style:paragraph-properties fo:text-align="start" style:justify-single-word="false"/>
      <style:text-properties officeooo:paragraph-rsid="00394300"/>
    </style:style>
    <style:style style:name="P19" style:family="paragraph" style:parent-style-name="Standard">
      <style:text-properties officeooo:paragraph-rsid="003f6638"/>
    </style:style>
    <style:style style:name="P20" style:family="paragraph" style:parent-style-name="Standard">
      <style:text-properties style:font-name="Liberation Serif" fo:font-size="11pt" officeooo:paragraph-rsid="003f6638" style:font-size-asian="11pt" style:font-size-complex="11pt"/>
    </style:style>
    <style:style style:name="P21" style:family="paragraph" style:parent-style-name="Standard">
      <style:text-properties style:font-name="Liberation Serif" fo:font-size="11pt" officeooo:paragraph-rsid="00475f45" style:font-size-asian="11pt" style:font-size-complex="11pt"/>
    </style:style>
    <style:style style:name="P22" style:family="paragraph" style:parent-style-name="Standard">
      <style:text-properties officeooo:paragraph-rsid="004d88dd"/>
    </style:style>
    <style:style style:name="P23" style:family="paragraph" style:parent-style-name="Standard">
      <style:text-properties officeooo:paragraph-rsid="0053e423"/>
    </style:style>
    <style:style style:name="P24" style:family="paragraph" style:parent-style-name="Standard">
      <style:text-properties officeooo:paragraph-rsid="00568866"/>
    </style:style>
    <style:style style:name="P25" style:family="paragraph" style:parent-style-name="Standard">
      <style:text-properties officeooo:paragraph-rsid="00624c2d"/>
    </style:style>
    <style:style style:name="P26" style:family="paragraph" style:parent-style-name="Standard">
      <style:paragraph-properties fo:line-height="100%"/>
      <style:text-properties officeooo:paragraph-rsid="00686278"/>
    </style:style>
    <style:style style:name="P27" style:family="paragraph" style:parent-style-name="Standard">
      <style:paragraph-properties fo:line-height="100%"/>
      <style:text-properties officeooo:paragraph-rsid="007285a5"/>
    </style:style>
    <style:style style:name="P28" style:family="paragraph" style:parent-style-name="Standard">
      <style:paragraph-properties fo:line-height="100%"/>
      <style:text-properties officeooo:paragraph-rsid="00758025"/>
    </style:style>
    <style:style style:name="P29" style:family="paragraph" style:parent-style-name="Standard">
      <style:text-properties officeooo:paragraph-rsid="006d1510"/>
    </style:style>
    <style:style style:name="P30" style:family="paragraph" style:parent-style-name="Preformatted_20_Text">
      <style:text-properties officeooo:paragraph-rsid="0040566f"/>
    </style:style>
    <style:style style:name="P31" style:family="paragraph" style:parent-style-name="Preformatted_20_Text">
      <style:text-properties officeooo:paragraph-rsid="004a55ee"/>
    </style:style>
    <style:style style:name="P32" style:family="paragraph" style:parent-style-name="Preformatted_20_Text">
      <style:text-properties fo:color="#0000ff" fo:font-size="8pt" style:font-size-asian="8pt" style:font-size-complex="8pt"/>
    </style:style>
    <style:style style:name="P33" style:family="paragraph" style:parent-style-name="Preformatted_20_Text">
      <style:text-properties officeooo:paragraph-rsid="00634114"/>
    </style:style>
    <style:style style:name="P34" style:family="paragraph" style:parent-style-name="Preformatted_20_Text">
      <style:text-properties fo:color="#3333ff" style:font-name="Liberation Serif" fo:font-size="10pt" fo:background-color="transparent" style:font-size-asian="10pt" style:font-size-complex="10pt"/>
    </style:style>
    <style:style style:name="P35" style:family="paragraph" style:parent-style-name="Preformatted_20_Text">
      <style:text-properties fo:color="#3333ff" fo:background-color="transparent"/>
    </style:style>
    <style:style style:name="P36" style:family="paragraph" style:parent-style-name="Preformatted_20_Text">
      <style:paragraph-properties fo:margin-left="1.251cm" fo:margin-right="0cm" fo:text-indent="0cm" style:auto-text-indent="false"/>
      <style:text-properties fo:color="#0000ff" fo:font-size="8pt" style:font-size-asian="8pt" style:font-size-complex="8pt"/>
    </style:style>
    <style:style style:name="P37" style:family="paragraph" style:parent-style-name="Preformatted_20_Text">
      <style:paragraph-properties fo:margin-left="1.251cm" fo:margin-right="0cm" fo:margin-top="0cm" fo:margin-bottom="0.499cm" loext:contextual-spacing="false" fo:text-indent="0cm" style:auto-text-indent="false"/>
      <style:text-properties fo:color="#0000ff" fo:font-size="8pt" style:font-size-asian="8pt" style:font-size-complex="8pt"/>
    </style:style>
    <style:style style:name="P38" style:family="paragraph" style:parent-style-name="Preformatted_20_Text">
      <style:paragraph-properties fo:margin-top="0cm" fo:margin-bottom="0.499cm" loext:contextual-spacing="false"/>
      <style:text-properties fo:color="#3333ff" style:font-name="Liberation Serif" fo:font-size="10pt" style:font-size-asian="10pt" style:font-size-complex="10pt"/>
    </style:style>
    <style:style style:name="P39" style:family="paragraph" style:parent-style-name="Preformatted_20_Text">
      <style:paragraph-properties fo:margin-top="0cm" fo:margin-bottom="0.499cm" loext:contextual-spacing="false"/>
      <style:text-properties fo:color="#3333ff" style:font-name="Liberation Serif" fo:font-size="10pt" fo:background-color="transparent" style:font-size-asian="10pt" style:font-size-complex="10pt"/>
    </style:style>
    <style:style style:name="P40" style:family="paragraph" style:parent-style-name="Preformatted_20_Text">
      <style:paragraph-properties fo:margin-top="0cm" fo:margin-bottom="0.499cm" loext:contextual-spacing="false"/>
      <style:text-properties fo:color="#3333ff" fo:background-color="transparent"/>
    </style:style>
    <style:style style:name="P41" style:family="paragraph" style:parent-style-name="Preformatted_20_Text">
      <style:paragraph-properties fo:margin-top="0cm" fo:margin-bottom="0.499cm" loext:contextual-spacing="false"/>
      <style:text-properties officeooo:paragraph-rsid="00843c5b"/>
    </style:style>
    <style:style style:name="P42" style:family="paragraph" style:parent-style-name="Preformatted_20_Text">
      <style:paragraph-properties fo:margin-top="0cm" fo:margin-bottom="0.499cm" loext:contextual-spacing="false"/>
      <style:text-properties officeooo:paragraph-rsid="0097fcb0"/>
    </style:style>
    <style:style style:name="P43" style:family="paragraph" style:parent-style-name="Text_20_body">
      <style:paragraph-properties fo:margin-top="0cm" fo:margin-bottom="0.499cm" loext:contextual-spacing="false" fo:line-height="100%"/>
      <style:text-properties officeooo:paragraph-rsid="0073595c"/>
    </style:style>
    <style:style style:name="P44" style:family="paragraph" style:parent-style-name="Text_20_body">
      <style:text-properties fo:font-size="11pt" style:font-size-asian="11pt" style:font-size-complex="11pt"/>
    </style:style>
    <style:style style:name="P45" style:family="paragraph" style:parent-style-name="Text_20_body">
      <style:paragraph-properties fo:line-height="100%"/>
      <style:text-properties officeooo:paragraph-rsid="00686278"/>
    </style:style>
    <style:style style:name="P46" style:family="paragraph" style:parent-style-name="Text_20_body">
      <loext:graphic-properties draw:fill="none"/>
      <style:paragraph-properties fo:margin-left="1.3cm" fo:margin-right="0cm" fo:margin-top="0cm" fo:margin-bottom="0.25cm" loext:contextual-spacing="true" fo:line-height="100%" fo:text-indent="-0.199cm" style:auto-text-indent="false" fo:background-color="transparent"/>
      <style:text-properties officeooo:paragraph-rsid="00686278"/>
    </style:style>
    <style:style style:name="P47" style:family="paragraph" style:parent-style-name="Text_20_body" style:master-page-name="">
      <loext:graphic-properties draw:fill="none"/>
      <style:paragraph-properties fo:margin-left="1.3cm" fo:margin-right="0cm" fo:margin-top="0cm" fo:margin-bottom="0.25cm" loext:contextual-spacing="true" fo:line-height="100%" fo:text-indent="-0.199cm" style:auto-text-indent="false" style:page-number="auto" fo:background-color="transparent"/>
      <style:text-properties officeooo:paragraph-rsid="00686278"/>
    </style:style>
    <style:style style:name="P48" style:family="paragraph" style:parent-style-name="Text_20_body">
      <style:paragraph-properties fo:margin-top="0cm" fo:margin-bottom="0.298cm" loext:contextual-spacing="false" fo:line-height="100%"/>
      <style:text-properties officeooo:paragraph-rsid="00771b67"/>
    </style:style>
    <style:style style:name="P49" style:family="paragraph" style:parent-style-name="Text_20_body">
      <style:paragraph-properties fo:margin-top="0cm" fo:margin-bottom="0.097cm" loext:contextual-spacing="false" fo:line-height="100%"/>
      <style:text-properties officeooo:paragraph-rsid="00771b67"/>
    </style:style>
    <style:style style:name="P50" style:family="paragraph" style:parent-style-name="Text_20_body">
      <style:paragraph-properties fo:margin-top="0cm" fo:margin-bottom="0cm" loext:contextual-spacing="false" fo:line-height="100%"/>
      <style:text-properties officeooo:paragraph-rsid="007426ec"/>
    </style:style>
    <style:style style:name="P51" style:family="paragraph" style:parent-style-name="Text_20_body">
      <style:paragraph-properties fo:margin-top="0cm" fo:margin-bottom="0cm" loext:contextual-spacing="false" fo:line-height="100%"/>
      <style:text-properties officeooo:paragraph-rsid="00771b67"/>
    </style:style>
    <style:style style:name="P52" style:family="paragraph" style:parent-style-name="Text_20_body">
      <style:paragraph-properties fo:margin-top="0cm" fo:margin-bottom="0cm" loext:contextual-spacing="false" fo:line-height="100%"/>
      <style:text-properties officeooo:paragraph-rsid="0076563f"/>
    </style:style>
    <style:style style:name="P53" style:family="paragraph" style:parent-style-name="Text_20_body">
      <style:paragraph-properties fo:margin-top="0cm" fo:margin-bottom="0cm" loext:contextual-spacing="false" fo:line-height="100%"/>
      <style:text-properties officeooo:paragraph-rsid="007a8380"/>
    </style:style>
    <style:style style:name="P54" style:family="paragraph" style:parent-style-name="Text_20_body">
      <style:paragraph-properties fo:margin-top="0cm" fo:margin-bottom="0cm" loext:contextual-spacing="false" fo:line-height="100%"/>
      <style:text-properties officeooo:paragraph-rsid="008095ca"/>
    </style:style>
    <style:style style:name="P55" style:family="paragraph" style:parent-style-name="Text_20_body">
      <style:paragraph-properties fo:margin-top="0cm" fo:margin-bottom="0cm" loext:contextual-spacing="false" fo:line-height="100%"/>
      <style:text-properties officeooo:paragraph-rsid="008299bf"/>
    </style:style>
    <style:style style:name="P56" style:family="paragraph" style:parent-style-name="Text_20_body">
      <style:paragraph-properties fo:margin-top="0cm" fo:margin-bottom="0cm" loext:contextual-spacing="false" fo:line-height="100%"/>
      <style:text-properties officeooo:paragraph-rsid="008ecd87"/>
    </style:style>
    <style:style style:name="P57"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71b67" style:font-size-asian="11pt" style:font-size-complex="11pt"/>
    </style:style>
    <style:style style:name="P58"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a8380" style:font-size-asian="11pt" style:font-size-complex="11pt"/>
    </style:style>
    <style:style style:name="P59"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095ca" style:font-size-asian="11pt" style:font-size-complex="11pt"/>
    </style:style>
    <style:style style:name="P60"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299bf" style:font-size-asian="11pt" style:font-size-complex="11pt"/>
    </style:style>
    <style:style style:name="P61" style:family="paragraph" style:parent-style-name="Standard">
      <style:paragraph-properties fo:margin-top="0cm" fo:margin-bottom="0cm" loext:contextual-spacing="false" fo:line-height="100%"/>
      <style:text-properties officeooo:paragraph-rsid="00862669"/>
    </style:style>
    <style:style style:name="P62" style:family="paragraph" style:parent-style-name="Heading_20_1">
      <style:paragraph-properties fo:margin-top="0cm" fo:margin-bottom="0cm" loext:contextual-spacing="false" fo:line-height="100%"/>
      <style:text-properties officeooo:paragraph-rsid="00862669"/>
    </style:style>
    <style:style style:name="P63" style:family="paragraph" style:parent-style-name="Text_20_body" style:master-page-name="">
      <loext:graphic-properties draw:fill="none"/>
      <style:paragraph-properties fo:margin-left="0.801cm" fo:margin-right="0cm" fo:margin-top="0cm" fo:margin-bottom="0cm" loext:contextual-spacing="false" fo:line-height="100%" fo:text-indent="-1.101cm" style:auto-text-indent="false" style:page-number="auto" fo:background-color="transparent">
        <style:tab-stops/>
      </style:paragraph-properties>
      <style:text-properties officeooo:paragraph-rsid="007426ec"/>
    </style:style>
    <style:style style:name="P64" style:family="paragraph" style:parent-style-name="Text_20_body">
      <style:paragraph-properties fo:margin-top="0.101cm" fo:margin-bottom="0.101cm" loext:contextual-spacing="false" fo:line-height="100%"/>
      <style:text-properties officeooo:paragraph-rsid="00771b67"/>
    </style:style>
    <style:style style:name="P65" style:family="paragraph" style:parent-style-name="Preformatted_20_Text">
      <loext:graphic-properties draw:fill="none"/>
      <style:paragraph-properties fo:margin-left="1.799cm" fo:margin-right="0cm" fo:text-indent="0cm" style:auto-text-indent="false" fo:background-color="transparent">
        <style:tab-stops>
          <style:tab-stop style:position="1.799cm"/>
        </style:tab-stops>
      </style:paragraph-properties>
      <style:text-properties fo:color="#3333ff" style:font-name="Liberation Serif" fo:font-size="11pt" style:font-size-asian="11pt" style:font-size-complex="11pt"/>
    </style:style>
    <style:style style:name="P66" style:family="paragraph" style:parent-style-name="Preformatted_20_Text" style:master-page-name="">
      <loext:graphic-properties draw:fill="none"/>
      <style:paragraph-properties fo:margin-left="1.799cm" fo:margin-right="0cm" fo:text-indent="0cm" style:auto-text-indent="false" style:page-number="auto" fo:background-color="transparent">
        <style:tab-stops>
          <style:tab-stop style:position="1.799cm"/>
        </style:tab-stops>
      </style:paragraph-properties>
      <style:text-properties fo:color="#3333ff" style:font-name="Liberation Serif" fo:font-size="11pt" style:font-size-asian="11pt" style:font-size-complex="11pt"/>
    </style:style>
    <style:style style:name="P67" style:family="paragraph" style:parent-style-name="Preformatted_20_Text">
      <loext:graphic-properties draw:fill="none"/>
      <style:paragraph-properties fo:margin-left="1.799cm" fo:margin-right="0cm" fo:margin-top="0cm" fo:margin-bottom="0.499cm" loext:contextual-spacing="false" fo:text-indent="0cm" style:auto-text-indent="false" fo:background-color="transparent">
        <style:tab-stops>
          <style:tab-stop style:position="1.799cm"/>
        </style:tab-stops>
      </style:paragraph-properties>
      <style:text-properties fo:color="#3333ff" style:font-name="Liberation Serif" fo:font-size="11pt" style:font-size-asian="11pt" style:font-size-complex="11pt"/>
    </style:style>
    <style:style style:name="P68" style:family="paragraph" style:parent-style-name="Preformatted_20_Text">
      <loext:graphic-properties draw:fill="none"/>
      <style:paragraph-properties fo:margin-left="0.6cm" fo:margin-right="0cm" fo:margin-top="0cm" fo:margin-bottom="0.499cm" loext:contextual-spacing="false" fo:text-indent="0cm" style:auto-text-indent="false" fo:background-color="transparent"/>
      <style:text-properties officeooo:paragraph-rsid="00b2c3cf"/>
    </style:style>
    <style:style style:name="P69" style:family="paragraph" style:parent-style-name="Preformatted_20_Text">
      <loext:graphic-properties draw:fill="none"/>
      <style:paragraph-properties fo:margin-left="0.6cm" fo:margin-right="0cm" fo:margin-top="0cm" fo:margin-bottom="0.499cm" loext:contextual-spacing="false" fo:text-indent="0cm" style:auto-text-indent="false" fo:background-color="transparent"/>
      <style:text-properties officeooo:paragraph-rsid="00b6ca50"/>
    </style:style>
    <style:style style:name="P70" style:family="paragraph" style:parent-style-name="Preformatted_20_Text" style:master-page-name="">
      <loext:graphic-properties draw:fill="none"/>
      <style:paragraph-properties fo:margin-left="0.6cm" fo:margin-right="0cm" fo:margin-top="0cm" fo:margin-bottom="0.499cm" loext:contextual-spacing="false" fo:text-indent="0cm" style:auto-text-indent="false" style:page-number="auto" fo:background-color="transparent"/>
      <style:text-properties officeooo:paragraph-rsid="00b10393"/>
    </style:style>
    <style:style style:name="P71" style:family="paragraph" style:parent-style-name="Preformatted_20_Text" style:master-page-name="">
      <loext:graphic-properties draw:fill="none"/>
      <style:paragraph-properties fo:margin-left="1cm" fo:margin-right="0cm" fo:margin-top="0cm" fo:margin-bottom="0.499cm" loext:contextual-spacing="false" fo:text-indent="0cm" style:auto-text-indent="false" style:page-number="auto" fo:background-color="transparent"/>
    </style:style>
    <style:style style:name="P72" style:family="paragraph" style:parent-style-name="Standard" style:list-style-name="L1">
      <style:text-properties fo:font-size="20pt" style:text-underline-style="solid" style:text-underline-width="auto" style:text-underline-color="font-color" fo:font-weight="bold" officeooo:rsid="001e5b33" officeooo:paragraph-rsid="001e5b33" style:font-size-asian="20pt" style:font-weight-asian="bold" style:font-size-complex="20pt" style:font-weight-complex="bold"/>
    </style:style>
    <style:style style:name="P73" style:family="paragraph" style:parent-style-name="Standard" style:list-style-name="L2">
      <style:text-properties fo:font-size="14pt" style:text-underline-style="solid" style:text-underline-width="auto" style:text-underline-color="font-color" fo:font-weight="normal" officeooo:rsid="001e5b33" officeooo:paragraph-rsid="001e5b33" style:font-size-asian="14pt" style:font-weight-asian="normal" style:font-size-complex="14pt" style:font-weight-complex="normal"/>
    </style:style>
    <style:style style:name="P74" style:family="paragraph" style:parent-style-name="Standard" style:list-style-name="L3">
      <style:text-properties fo:font-size="14pt" style:text-underline-style="solid" style:text-underline-width="auto" style:text-underline-color="font-color" fo:font-weight="normal" officeooo:rsid="001e5b33" officeooo:paragraph-rsid="001e5b33" style:font-size-asian="14pt" style:font-weight-asian="normal" style:font-size-complex="14pt" style:font-weight-complex="normal"/>
    </style:style>
    <style:style style:name="P75" style:family="paragraph" style:parent-style-name="Standard" style:list-style-name="L4">
      <style:text-properties officeooo:paragraph-rsid="00203f45"/>
    </style:style>
    <style:style style:name="P76" style:family="paragraph" style:parent-style-name="Standard" style:list-style-name="L4">
      <style:text-properties fo:font-size="11pt" style:text-underline-style="solid" style:text-underline-width="auto" style:text-underline-color="font-color" fo:font-weight="normal" officeooo:rsid="001e5b33" officeooo:paragraph-rsid="001e5b33" style:font-size-asian="11pt" style:font-weight-asian="normal" style:font-size-complex="11pt" style:font-weight-complex="normal"/>
    </style:style>
    <style:style style:name="P77" style:family="paragraph" style:parent-style-name="Standard" style:list-style-name="L4">
      <style:text-properties fo:font-size="11pt" style:text-underline-style="none" fo:font-weight="normal" officeooo:rsid="001e5b33" officeooo:paragraph-rsid="001e5b33" style:font-size-asian="11pt" style:font-weight-asian="normal" style:font-size-complex="11pt" style:font-weight-complex="normal"/>
    </style:style>
    <style:style style:name="P78" style:family="paragraph" style:parent-style-name="Standard" style:list-style-name="L4">
      <style:text-properties fo:font-size="11pt" style:text-underline-style="none" fo:font-weight="normal" officeooo:rsid="001e5b33" officeooo:paragraph-rsid="001f54c9" style:font-size-asian="11pt" style:font-weight-asian="normal" style:font-size-complex="11pt" style:font-weight-complex="normal"/>
    </style:style>
    <style:style style:name="P79" style:family="paragraph" style:parent-style-name="Standard" style:list-style-name="L4">
      <style:text-properties fo:font-size="11pt" style:text-underline-style="none" fo:font-weight="normal" officeooo:rsid="0021ff67" officeooo:paragraph-rsid="0021ff67" style:font-size-asian="9.60000038146973pt" style:font-weight-asian="normal" style:font-size-complex="11pt" style:font-weight-complex="normal"/>
    </style:style>
    <style:style style:name="P80" style:family="paragraph" style:parent-style-name="Standard" style:list-style-name="L4">
      <style:text-properties fo:font-size="11pt" style:text-underline-style="none" fo:font-weight="normal" officeooo:rsid="00322d5a" officeooo:paragraph-rsid="00322d5a" style:font-size-asian="9.60000038146973pt" style:font-weight-asian="normal" style:font-size-complex="11pt" style:font-weight-complex="normal"/>
    </style:style>
    <style:style style:name="P81" style:family="paragraph" style:parent-style-name="Standard" style:list-style-name="L9">
      <style:paragraph-properties fo:text-align="start" style:justify-single-word="false"/>
      <style:text-properties fo:font-size="11pt" officeooo:paragraph-rsid="003b7b27" style:font-size-asian="11pt" style:font-size-complex="11pt"/>
    </style:style>
    <style:style style:name="P82" style:family="paragraph" style:parent-style-name="Standard" style:list-style-name="L4">
      <style:text-properties style:text-underline-style="solid" style:text-underline-width="auto" style:text-underline-color="font-color" officeooo:rsid="0021ff67" officeooo:paragraph-rsid="0021ff67"/>
    </style:style>
    <style:style style:name="P83" style:family="paragraph" style:parent-style-name="Standard" style:list-style-name="L4">
      <style:text-properties style:text-underline-style="solid" style:text-underline-width="auto" style:text-underline-color="font-color" officeooo:rsid="0021ff67" officeooo:paragraph-rsid="002501c3"/>
    </style:style>
    <style:style style:name="P84" style:family="paragraph" style:parent-style-name="Standard" style:list-style-name="L7">
      <style:text-properties style:text-underline-style="solid" style:text-underline-width="auto" style:text-underline-color="font-color" officeooo:rsid="002e71e2" officeooo:paragraph-rsid="002e71e2"/>
    </style:style>
    <style:style style:name="P85" style:family="paragraph" style:parent-style-name="Standard" style:list-style-name="L4">
      <style:text-properties fo:color="#000000" style:text-underline-style="solid" style:text-underline-width="auto" style:text-underline-color="font-color" officeooo:rsid="0021ff67" officeooo:paragraph-rsid="002501c3"/>
    </style:style>
    <style:style style:name="P86" style:family="paragraph" style:parent-style-name="Standard" style:list-style-name="L5">
      <style:text-properties fo:color="#000000" fo:font-size="14pt" style:text-underline-style="solid" style:text-underline-width="auto" style:text-underline-color="font-color" fo:font-weight="normal" officeooo:rsid="002501c3" officeooo:paragraph-rsid="0025fb5c" style:font-size-asian="14pt" style:font-weight-asian="normal" style:font-size-complex="14pt" style:font-weight-complex="normal"/>
    </style:style>
    <style:style style:name="P87" style:family="paragraph" style:parent-style-name="Standard" style:list-style-name="L5">
      <style:text-properties fo:color="#000000" fo:font-size="12pt" style:text-underline-style="none" officeooo:rsid="0025fb5c" officeooo:paragraph-rsid="0025fb5c" style:font-size-asian="12pt" style:font-size-complex="12pt"/>
    </style:style>
    <style:style style:name="P88" style:family="paragraph" style:parent-style-name="Standard" style:list-style-name="L9">
      <style:paragraph-properties fo:text-align="start" style:justify-single-word="false"/>
      <style:text-properties fo:color="#000000" fo:font-size="12pt" style:text-underline-style="solid" style:text-underline-width="auto" style:text-underline-color="font-color" fo:font-weight="normal" officeooo:rsid="0033c37a" officeooo:paragraph-rsid="0033c37a" style:font-size-asian="12pt" style:font-weight-asian="normal" style:font-size-complex="12pt" style:font-weight-complex="normal"/>
    </style:style>
    <style:style style:name="P89" style:family="paragraph" style:parent-style-name="Standard" style:list-style-name="L5">
      <style:text-properties fo:color="#000000" fo:font-size="11pt" style:text-underline-style="solid" style:text-underline-width="auto" style:text-underline-color="font-color" fo:font-weight="normal" officeooo:rsid="002c962f" officeooo:paragraph-rsid="0025fb5c" style:font-size-asian="11pt" style:font-weight-asian="normal" style:font-size-complex="11pt" style:font-weight-complex="normal"/>
    </style:style>
    <style:style style:name="P90" style:family="paragraph" style:parent-style-name="Standard" style:list-style-name="L12">
      <style:text-properties fo:color="#000000" fo:font-size="11pt" style:text-underline-style="solid" style:text-underline-width="auto" style:text-underline-color="font-color" fo:font-weight="normal" officeooo:rsid="003b0049" officeooo:paragraph-rsid="003b0049" style:font-size-asian="11pt" style:font-weight-asian="normal" style:font-size-complex="11pt" style:font-weight-complex="normal"/>
    </style:style>
    <style:style style:name="P91" style:family="paragraph" style:parent-style-name="Standard" style:list-style-name="L11">
      <style:text-properties fo:color="#000000" fo:font-size="11pt" style:text-underline-style="none" fo:font-weight="normal" officeooo:rsid="002c962f" officeooo:paragraph-rsid="0025fb5c" style:font-size-asian="11pt" style:font-weight-asian="normal" style:font-size-complex="11pt" style:font-weight-complex="normal"/>
    </style:style>
    <style:style style:name="P92" style:family="paragraph" style:parent-style-name="Standard" style:list-style-name="L12">
      <style:text-properties fo:color="#000000" fo:font-size="11pt" style:text-underline-style="none" fo:font-weight="normal" officeooo:rsid="003b0049" officeooo:paragraph-rsid="003bebd5" style:font-size-asian="11pt" style:font-weight-asian="normal" style:font-size-complex="11pt" style:font-weight-complex="normal"/>
    </style:style>
    <style:style style:name="P93" style:family="paragraph" style:parent-style-name="Standard" style:list-style-name="L12">
      <style:text-properties fo:color="#000000" fo:font-size="11pt" fo:font-style="normal" style:text-underline-style="none" fo:font-weight="normal" officeooo:rsid="003b0049" officeooo:paragraph-rsid="003b0049" style:font-size-asian="11pt" style:font-style-asian="normal" style:font-weight-asian="normal" style:font-size-complex="11pt" style:font-style-complex="normal" style:font-weight-complex="normal"/>
    </style:style>
    <style:style style:name="P94" style:family="paragraph" style:parent-style-name="Standard" style:list-style-name="L13">
      <style:text-properties fo:color="#000000" style:font-name="Liberation Serif" fo:font-size="12pt" style:text-underline-style="solid" style:text-underline-width="auto" style:text-underline-color="font-color" fo:font-weight="normal" officeooo:rsid="003f6638" officeooo:paragraph-rsid="003f6638" fo:background-color="transparent" style:font-size-asian="12pt" style:font-weight-asian="normal" style:font-size-complex="12pt" style:font-weight-complex="normal"/>
    </style:style>
    <style:style style:name="P95" style:family="paragraph" style:parent-style-name="Standard" style:list-style-name="L13">
      <style:text-properties fo:color="#000000" style:font-name="Liberation Serif" fo:font-size="12pt" style:text-underline-style="solid" style:text-underline-width="auto" style:text-underline-color="font-color" fo:font-weight="normal" officeooo:rsid="003b0049" officeooo:paragraph-rsid="003f6638" fo:background-color="transparent" style:font-size-asian="12pt" style:font-weight-asian="normal" style:font-size-complex="12pt" style:font-weight-complex="normal"/>
    </style:style>
    <style:style style:name="P96" style:family="paragraph" style:parent-style-name="Standard" style:list-style-name="L14">
      <style:text-properties fo:color="#000000" style:font-name="Liberation Serif" officeooo:rsid="0040566f" officeooo:paragraph-rsid="0040566f" fo:background-color="transparent"/>
    </style:style>
    <style:style style:name="P97" style:family="paragraph" style:parent-style-name="Standard" style:list-style-name="L14">
      <style:text-properties fo:color="#000000" style:font-name="Liberation Serif" officeooo:paragraph-rsid="0040566f"/>
    </style:style>
    <style:style style:name="P98" style:family="paragraph" style:parent-style-name="Standard" style:list-style-name="L14">
      <style:text-properties fo:color="#000000" style:font-name="Liberation Serif" style:text-underline-style="solid" style:text-underline-width="auto" style:text-underline-color="font-color" officeooo:rsid="0042a5a6" officeooo:paragraph-rsid="0042a5a6"/>
    </style:style>
    <style:style style:name="P99"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44814b" style:font-size-asian="11pt" style:font-size-complex="11pt"/>
    </style:style>
    <style:style style:name="P100"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530ccd" style:font-size-asian="11pt" style:font-size-complex="11pt"/>
    </style:style>
    <style:style style:name="P101"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02" style:family="paragraph" style:parent-style-name="Standard" style:list-style-name="L18">
      <style:text-properties fo:color="#000000" style:font-name="Liberation Serif" fo:font-size="11pt" style:text-underline-style="solid" style:text-underline-width="auto" style:text-underline-color="font-color" officeooo:rsid="0040566f" officeooo:paragraph-rsid="0053e423" style:font-size-asian="11pt" style:font-size-complex="11pt"/>
    </style:style>
    <style:style style:name="P103" style:family="paragraph" style:parent-style-name="Standard" style:list-style-name="L16">
      <style:text-properties fo:color="#000000" style:font-name="Liberation Serif" fo:font-size="11pt" style:text-underline-style="solid" style:text-underline-width="auto" style:text-underline-color="font-color" officeooo:rsid="00475f45" officeooo:paragraph-rsid="00475f45" style:font-size-asian="11pt" style:font-size-complex="11pt"/>
    </style:style>
    <style:style style:name="P104" style:family="paragraph" style:parent-style-name="Standard" style:list-style-name="L17">
      <style:text-properties fo:color="#000000" style:font-name="Liberation Serif" fo:font-size="11pt" style:text-underline-style="solid" style:text-underline-width="auto" style:text-underline-color="font-color" officeooo:rsid="004d88dd" officeooo:paragraph-rsid="004d88dd" style:font-size-asian="11pt" style:font-size-complex="11pt"/>
    </style:style>
    <style:style style:name="P105" style:family="paragraph" style:parent-style-name="Standard" style:list-style-name="L16">
      <style:text-properties fo:color="#000000" style:font-name="Liberation Serif" fo:font-size="11pt" style:text-underline-style="none" officeooo:rsid="00475f45" officeooo:paragraph-rsid="00475f45" style:font-size-asian="11pt" style:font-size-complex="11pt"/>
    </style:style>
    <style:style style:name="P106" style:family="paragraph" style:parent-style-name="Standard" style:list-style-name="L6">
      <style:text-properties fo:font-size="12pt" style:text-underline-style="solid" style:text-underline-width="auto" style:text-underline-color="font-color" officeooo:rsid="002e71e2" officeooo:paragraph-rsid="002e71e2" style:font-size-asian="12pt" style:font-size-complex="12pt"/>
    </style:style>
    <style:style style:name="P107" style:family="paragraph" style:parent-style-name="Standard" style:list-style-name="L8">
      <style:text-properties officeooo:paragraph-rsid="0032df5f"/>
    </style:style>
    <style:style style:name="P108" style:family="paragraph" style:parent-style-name="Standard" style:list-style-name="L9">
      <style:paragraph-properties fo:text-align="start" style:justify-single-word="false"/>
      <style:text-properties officeooo:paragraph-rsid="0033c37a"/>
    </style:style>
    <style:style style:name="P109" style:family="paragraph" style:parent-style-name="Standard" style:list-style-name="L10">
      <style:paragraph-properties fo:text-align="start" style:justify-single-word="false"/>
      <style:text-properties officeooo:paragraph-rsid="00371bb8"/>
    </style:style>
    <style:style style:name="P110" style:family="paragraph" style:parent-style-name="Standard" style:list-style-name="L10">
      <style:paragraph-properties fo:text-align="start" style:justify-single-word="false"/>
      <style:text-properties officeooo:paragraph-rsid="00394300"/>
    </style:style>
    <style:style style:name="P111" style:family="paragraph" style:parent-style-name="Standard" style:list-style-name="L10">
      <style:paragraph-properties fo:text-align="start" style:justify-single-word="false"/>
      <style:text-properties officeooo:paragraph-rsid="003aa692"/>
    </style:style>
    <style:style style:name="P112" style:family="paragraph" style:parent-style-name="Standard" style:list-style-name="L14">
      <style:text-properties officeooo:paragraph-rsid="003f6638"/>
    </style:style>
    <style:style style:name="P113" style:family="paragraph" style:parent-style-name="Standard" style:list-style-name="L14">
      <style:text-properties officeooo:paragraph-rsid="0042a5a6"/>
    </style:style>
    <style:style style:name="P114" style:family="paragraph" style:parent-style-name="Standard" style:list-style-name="L14">
      <style:text-properties style:font-name="Liberation Serif" fo:font-size="11pt" style:text-underline-style="solid" style:text-underline-width="auto" style:text-underline-color="font-color" officeooo:rsid="003f6638" officeooo:paragraph-rsid="003f6638" style:font-size-asian="11pt" style:font-size-complex="11pt"/>
    </style:style>
    <style:style style:name="P115" style:family="paragraph" style:parent-style-name="Standard" style:list-style-name="L14">
      <style:text-properties fo:color="#3333ff" style:font-name="Liberation Serif" officeooo:rsid="0040566f" officeooo:paragraph-rsid="0040566f"/>
    </style:style>
    <style:style style:name="P116" style:family="paragraph" style:parent-style-name="Standard" style:list-style-name="L16">
      <style:text-properties officeooo:paragraph-rsid="00475f45"/>
    </style:style>
    <style:style style:name="P117" style:family="paragraph" style:parent-style-name="Standard" style:list-style-name="L17">
      <style:text-properties officeooo:paragraph-rsid="004d88dd"/>
    </style:style>
    <style:style style:name="P118" style:family="paragraph" style:parent-style-name="Standard" style:list-style-name="L18">
      <style:text-properties officeooo:paragraph-rsid="0053e423"/>
    </style:style>
    <style:style style:name="P119" style:family="paragraph" style:parent-style-name="Standard" style:list-style-name="L18">
      <style:text-properties officeooo:paragraph-rsid="00568866"/>
    </style:style>
    <style:style style:name="P120" style:family="paragraph" style:parent-style-name="Standard" style:list-style-name="L18">
      <style:text-properties officeooo:paragraph-rsid="005e9491"/>
    </style:style>
    <style:style style:name="P121" style:family="paragraph" style:parent-style-name="Standard" style:list-style-name="L18">
      <style:text-properties officeooo:paragraph-rsid="00624c2d"/>
    </style:style>
    <style:style style:name="P122" style:family="paragraph" style:parent-style-name="Standard" style:list-style-name="L18">
      <style:text-properties officeooo:paragraph-rsid="00634114"/>
    </style:style>
    <style:style style:name="P123" style:family="paragraph" style:parent-style-name="Standard" style:list-style-name="L18">
      <style:text-properties officeooo:paragraph-rsid="0064776a"/>
    </style:style>
    <style:style style:name="P124" style:family="paragraph" style:parent-style-name="Standard" style:list-style-name="L18">
      <style:paragraph-properties fo:line-height="100%"/>
      <style:text-properties officeooo:paragraph-rsid="006ba341"/>
    </style:style>
    <style:style style:name="P125" style:family="paragraph" style:parent-style-name="Standard" style:list-style-name="L20">
      <style:paragraph-properties fo:line-height="100%"/>
      <style:text-properties officeooo:paragraph-rsid="00686278"/>
    </style:style>
    <style:style style:name="P126" style:family="paragraph" style:parent-style-name="Standard" style:list-style-name="L10" style:master-page-name="">
      <loext:graphic-properties draw:fill="none"/>
      <style:paragraph-properties fo:margin-left="3.099cm" fo:margin-right="0cm" fo:text-align="start" style:justify-single-word="false" fo:text-indent="-0.6cm" style:auto-text-indent="false" style:page-number="auto" fo:background-color="transparent"/>
      <style:text-properties officeooo:paragraph-rsid="003aa692"/>
    </style:style>
    <style:style style:name="P127" style:family="paragraph" style:parent-style-name="Standard" style:list-style-name="L10">
      <loext:graphic-properties draw:fill="none"/>
      <style:paragraph-properties fo:margin-left="3.099cm" fo:margin-right="0cm" fo:text-align="start" style:justify-single-word="false" fo:text-indent="-0.6cm" style:auto-text-indent="false" fo:background-color="transparent"/>
      <style:text-properties officeooo:paragraph-rsid="003aa692"/>
    </style:style>
    <style:style style:name="P128" style:family="paragraph" style:parent-style-name="Standard" style:list-style-name="L25">
      <style:paragraph-properties fo:margin-top="0cm" fo:margin-bottom="0cm" loext:contextual-spacing="false" fo:line-height="100%"/>
      <style:text-properties officeooo:paragraph-rsid="00862669"/>
    </style:style>
    <style:style style:name="P129" style:family="paragraph" style:parent-style-name="Standard" style:list-style-name="L26">
      <style:paragraph-properties fo:margin-top="0cm" fo:margin-bottom="0cm" loext:contextual-spacing="false" fo:line-height="100%"/>
      <style:text-properties officeooo:paragraph-rsid="00862669"/>
    </style:style>
    <style:style style:name="P130" style:family="paragraph" style:parent-style-name="Standard" style:list-style-name="L25"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0.688cm"/>
        </style:tab-stops>
      </style:paragraph-properties>
      <style:text-properties officeooo:paragraph-rsid="00862669"/>
    </style:style>
    <style:style style:name="P131" style:family="paragraph" style:parent-style-name="Standard"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fo:font-size="10pt" fo:language="es" fo:country="ES" officeooo:rsid="0019c3d8" officeooo:paragraph-rsid="00c13d51" style:font-size-asian="10pt" style:font-size-complex="10pt"/>
    </style:style>
    <style:style style:name="P132" style:family="paragraph" style:parent-style-name="Standard"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fo:font-size="10pt" fo:language="es" fo:country="ES" officeooo:rsid="0019c3d8" officeooo:paragraph-rsid="00c148b1" style:font-size-asian="10pt" style:font-size-complex="10pt"/>
    </style:style>
    <style:style style:name="P133" style:family="paragraph" style:parent-style-name="Heading_20_2" style:list-style-name="L20">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34" style:family="paragraph" style:parent-style-name="Heading_20_2" style:list-style-name="L20">
      <style:paragraph-properties fo:margin-top="0cm" fo:margin-bottom="0.499cm" loext:contextual-spacing="false" fo:line-height="100%"/>
      <style:text-properties fo:color="#000000" style:font-name="Liberation Serif" fo:font-size="11pt" style:text-underline-style="solid" style:text-underline-width="auto" style:text-underline-color="font-color" officeooo:rsid="0040566f" officeooo:paragraph-rsid="0073595c" style:font-size-asian="11pt" style:font-size-complex="11pt"/>
    </style:style>
    <style:style style:name="P135"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6563f" style:font-size-asian="11pt" style:font-size-complex="11pt"/>
    </style:style>
    <style:style style:name="P136"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095ca" style:font-size-asian="11pt" style:font-size-complex="11pt"/>
    </style:style>
    <style:style style:name="P137"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17026" style:font-size-asian="11pt" style:font-size-complex="11pt"/>
    </style:style>
    <style:style style:name="P138" style:family="paragraph" style:parent-style-name="Heading_20_2" style:list-style-name="L20">
      <style:paragraph-properties fo:margin-top="0cm" fo:margin-bottom="0cm" loext:contextual-spacing="false" fo:line-height="100%"/>
      <style:text-properties officeooo:paragraph-rsid="007a8380"/>
    </style:style>
    <style:style style:name="P139"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fo:font-weight="normal" officeooo:rsid="008d31b8" officeooo:paragraph-rsid="00925fd2" fo:background-color="transparent" style:font-size-asian="11pt" style:font-weight-asian="normal" style:font-size-complex="11pt" style:font-weight-complex="normal"/>
    </style:style>
    <style:style style:name="P140"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4973f" style:font-size-asian="11pt" style:font-size-complex="11pt"/>
    </style:style>
    <style:style style:name="P141"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69233" style:font-size-asian="11pt" style:font-size-complex="11pt"/>
    </style:style>
    <style:style style:name="P142" style:family="paragraph" style:parent-style-name="Text_20_body" style:list-style-name="L19">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43" style:family="paragraph" style:parent-style-name="Text_20_body" style:list-style-name="L20">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44" style:family="paragraph" style:parent-style-name="Text_20_body" style:list-style-name="L19">
      <style:paragraph-properties fo:line-height="100%"/>
      <style:text-properties fo:font-size="11pt" style:text-underline-style="none" fo:font-weight="normal" fo:background-color="transparent" style:font-size-asian="11pt" style:font-weight-asian="normal" style:font-size-complex="11pt" style:font-weight-complex="normal"/>
    </style:style>
    <style:style style:name="P145" style:family="paragraph" style:parent-style-name="Text_20_body" style:list-style-name="L20">
      <style:text-properties fo:font-size="11pt" style:font-size-asian="11pt" style:font-size-complex="11pt"/>
    </style:style>
    <style:style style:name="P146" style:family="paragraph" style:parent-style-name="Text_20_body" style:list-style-name="L23">
      <style:text-properties fo:font-size="11pt" style:font-size-asian="11pt" style:font-size-complex="11pt"/>
    </style:style>
    <style:style style:name="P147" style:family="paragraph" style:parent-style-name="Text_20_body" style:list-style-name="L24">
      <style:text-properties fo:font-size="11pt" style:font-size-asian="11pt" style:font-size-complex="11pt"/>
    </style:style>
    <style:style style:name="P148" style:family="paragraph" style:parent-style-name="Text_20_body" style:list-style-name="L28">
      <style:text-properties fo:font-size="11pt" fo:background-color="transparent" style:font-size-asian="11pt" style:font-size-complex="11pt"/>
    </style:style>
    <style:style style:name="P149" style:family="paragraph" style:parent-style-name="Text_20_body" style:list-style-name="L19">
      <style:paragraph-properties fo:line-height="100%"/>
      <style:text-properties fo:background-color="transparent"/>
    </style:style>
    <style:style style:name="P150" style:family="paragraph" style:parent-style-name="Text_20_body" style:list-style-name="L28"/>
    <style:style style:name="P151" style:family="paragraph" style:parent-style-name="Text_20_body" style:list-style-name="L21">
      <loext:graphic-properties draw:fill="none"/>
      <style:paragraph-properties fo:margin-left="-0.3cm" fo:margin-right="0cm" fo:margin-top="0cm" fo:margin-bottom="0cm" loext:contextual-spacing="true" fo:line-height="100%" fo:text-indent="0cm" style:auto-text-indent="false" fo:background-color="transparent">
        <style:tab-stops/>
      </style:paragraph-properties>
      <style:text-properties fo:font-size="11pt" fo:background-color="transparent" style:font-size-asian="11pt" style:font-size-complex="11pt"/>
    </style:style>
    <style:style style:name="P152" style:family="paragraph" style:parent-style-name="Text_20_body" style:list-style-name="L22">
      <loext:graphic-properties draw:fill="none"/>
      <style:paragraph-properties fo:margin-left="0.801cm" fo:margin-right="0cm" fo:line-height="100%" fo:text-indent="-1.101cm" style:auto-text-indent="false" fo:background-color="transparent">
        <style:tab-stops/>
      </style:paragraph-properties>
      <style:text-properties fo:font-size="11pt" fo:background-color="transparent" style:font-size-asian="11pt" style:font-size-complex="11pt"/>
    </style:style>
    <style:style style:name="P153" style:family="paragraph" style:parent-style-name="Text_20_body"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style:font-name="Liberation Serif" fo:font-size="11pt" officeooo:paragraph-rsid="00880c25" style:font-size-asian="11pt" style:font-size-complex="11pt"/>
    </style:style>
    <style:style style:name="P154" style:family="paragraph" style:parent-style-name="Text_20_body"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style:font-name="Liberation Serif" fo:font-size="11pt" officeooo:paragraph-rsid="008b1f99" style:font-size-asian="11pt" style:font-size-complex="11pt"/>
    </style:style>
    <style:style style:name="P155" style:family="paragraph" style:parent-style-name="Text_20_body" style:list-style-name="">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589b"/>
    </style:style>
    <style:style style:name="P156" style:family="paragraph" style:parent-style-name="Text_20_body" style:list-style-name="">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c3fc"/>
    </style:style>
    <style:style style:name="P15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880c25"/>
    </style:style>
    <style:style style:name="P15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15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69233"/>
    </style:style>
    <style:style style:name="P16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bc79d"/>
    </style:style>
    <style:style style:name="P16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c8118"/>
    </style:style>
    <style:style style:name="P16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e4042"/>
    </style:style>
    <style:style style:name="P16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f781c"/>
    </style:style>
    <style:style style:name="P164"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25fd2"/>
    </style:style>
    <style:style style:name="P165"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4973f"/>
    </style:style>
    <style:style style:name="P166" style:family="paragraph" style:parent-style-name="Text_20_body" style:list-style-name="L30">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f781c"/>
    </style:style>
    <style:style style:name="P16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officeooo:paragraph-rsid="00c13d51"/>
    </style:style>
    <style:style style:name="P16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officeooo:paragraph-rsid="00c148b1"/>
    </style:style>
    <style:style style:name="P16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70"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b1f99" officeooo:paragraph-rsid="008b1f99" style:font-size-asian="11pt" style:font-size-complex="11pt"/>
    </style:style>
    <style:style style:name="P171"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8d31b8" style:font-size-asian="11pt" style:font-size-complex="11pt"/>
    </style:style>
    <style:style style:name="P172"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25fd2" style:font-size-asian="11pt" style:font-size-complex="11pt"/>
    </style:style>
    <style:style style:name="P173"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none" officeooo:rsid="008d31b8" officeooo:paragraph-rsid="008d31b8" style:font-size-asian="11pt" style:font-size-complex="11pt"/>
    </style:style>
    <style:style style:name="P174"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fo:font-style="normal" style:text-underline-style="none" fo:font-weight="normal" officeooo:rsid="008d31b8" officeooo:paragraph-rsid="00925fd2" fo:background-color="transparent" style:font-size-asian="11pt" style:font-style-asian="normal" style:font-weight-asian="normal" style:font-size-complex="11pt" style:font-style-complex="normal" style:font-weight-complex="normal"/>
    </style:style>
    <style:style style:name="P175" style:family="paragraph" style:parent-style-name="Text_20_body" style:list-style-name="L29">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solid" style:text-underline-width="auto" style:text-underline-color="font-color" fo:font-weight="bold" officeooo:rsid="009e7c31" officeooo:paragraph-rsid="009e7c31" style:font-weight-asian="bold" style:font-weight-complex="bold"/>
    </style:style>
    <style:style style:name="P17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solid" style:text-underline-width="auto" style:text-underline-color="font-color" fo:font-weight="bold" officeooo:rsid="009e7c31" officeooo:paragraph-rsid="009e7c31" style:font-weight-asian="bold" style:font-weight-complex="bold"/>
    </style:style>
    <style:style style:name="P17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fo:font-weight="bold" officeooo:rsid="009e7c31" officeooo:paragraph-rsid="009e7c31" style:font-weight-asian="bold" style:font-weight-complex="bold"/>
    </style:style>
    <style:style style:name="P17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955d7" style:font-size-asian="11pt" style:font-size-complex="11pt"/>
    </style:style>
    <style:style style:name="P17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c1369" style:font-size-asian="11pt" style:font-size-complex="11pt"/>
    </style:style>
    <style:style style:name="P180"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c1369" style:font-size-asian="11pt" style:font-size-complex="11pt"/>
    </style:style>
    <style:style style:name="P18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fo:font-style="normal" style:text-underline-style="none" fo:font-weight="normal" officeooo:paragraph-rsid="00925fd2" fo:background-color="transparent" style:font-size-asian="11pt" style:font-style-asian="normal" style:font-weight-asian="normal" style:font-size-complex="11pt" style:font-style-complex="normal" style:font-weight-complex="normal"/>
    </style:style>
    <style:style style:name="P182"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4973f" style:font-size-asian="11pt" style:font-size-complex="11pt"/>
    </style:style>
    <style:style style:name="P18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55f43" style:font-size-asian="11pt" style:font-size-complex="11pt"/>
    </style:style>
    <style:style style:name="P184"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bc79d" style:font-size-asian="11pt" style:font-size-complex="11pt"/>
    </style:style>
    <style:style style:name="P185"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fo:font-size="11pt" officeooo:rsid="0094973f" officeooo:paragraph-rsid="0094973f" style:font-size-asian="11pt" style:font-size-complex="11pt"/>
    </style:style>
    <style:style style:name="P18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20pt" style:text-underline-style="solid" style:text-underline-width="auto" style:text-underline-color="font-color" fo:font-weight="bold" officeooo:rsid="00bb1f66" officeooo:paragraph-rsid="00c13d51" style:font-size-asian="20pt" style:font-weight-asian="bold" style:font-size-complex="20pt" style:font-weight-complex="bold"/>
    </style:style>
    <style:style style:name="P18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0pt" style:text-underline-style="none" fo:font-weight="normal" officeooo:rsid="00bb1f66" officeooo:paragraph-rsid="00c13d51" style:font-size-asian="8.75pt" style:font-weight-asian="normal" style:font-size-complex="10pt" style:font-weight-complex="normal"/>
    </style:style>
    <style:style style:name="P18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0pt" style:text-underline-style="none" fo:font-weight="normal" officeooo:rsid="00bb1f66" officeooo:paragraph-rsid="00bb1f66" style:font-size-asian="8.75pt" style:font-weight-asian="normal" style:font-size-complex="10pt" style:font-weight-complex="normal"/>
    </style:style>
    <style:style style:name="P18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style:text-underline-style="none" fo:font-weight="normal" officeooo:rsid="0011ebe9" officeooo:paragraph-rsid="00c13d51" style:font-size-asian="8.75pt" style:font-weight-asian="normal" style:font-size-complex="10pt" style:font-weight-complex="normal"/>
    </style:style>
    <style:style style:name="P19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style:text-underline-style="none" fo:font-weight="normal" officeooo:rsid="0011ebe9" officeooo:paragraph-rsid="00c148b1" style:font-size-asian="8.75pt" style:font-weight-asian="normal" style:font-size-complex="10pt" style:font-weight-complex="normal"/>
    </style:style>
    <style:style style:name="P19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style:text-underline-style="none" fo:font-weight="normal" officeooo:rsid="001279c6" officeooo:paragraph-rsid="00c13d51" style:font-size-asian="8.75pt" style:font-weight-asian="normal" style:font-size-complex="10pt" style:font-weight-complex="normal"/>
    </style:style>
    <style:style style:name="P19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style:text-underline-style="none" fo:font-weight="normal" officeooo:rsid="001279c6" officeooo:paragraph-rsid="00c148b1" style:font-size-asian="8.75pt" style:font-weight-asian="normal" style:font-size-complex="10pt" style:font-weight-complex="normal"/>
    </style:style>
    <style:style style:name="P19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officeooo:paragraph-rsid="00c13d51" style:font-size-asian="10pt" style:font-size-complex="10pt"/>
    </style:style>
    <style:style style:name="P194"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officeooo:paragraph-rsid="00c148b1" style:font-size-asian="10pt" style:font-size-complex="10pt"/>
    </style:style>
    <style:style style:name="P195"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fo:language="es" fo:country="ES" officeooo:rsid="00134e48" officeooo:paragraph-rsid="00c13d51" style:font-size-asian="10pt" style:font-size-complex="10pt"/>
    </style:style>
    <style:style style:name="P19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3pt" style:text-underline-style="solid" style:text-underline-width="auto" style:text-underline-color="font-color" fo:font-weight="normal" officeooo:rsid="0011ebe9" officeooo:paragraph-rsid="00c13d51" style:font-size-asian="13pt" style:font-weight-asian="normal" style:font-size-complex="13pt" style:font-weight-complex="normal"/>
    </style:style>
    <style:style style:name="P19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officeooo:rsid="00148894" officeooo:paragraph-rsid="00c13d51"/>
    </style:style>
    <style:style style:name="P19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officeooo:rsid="00148894" officeooo:paragraph-rsid="00c2d0e3"/>
    </style:style>
    <style:style style:name="P19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2pt" style:text-underline-style="none" fo:font-weight="normal" officeooo:rsid="002548e0" officeooo:paragraph-rsid="00c13d51" style:font-size-asian="12pt" style:font-weight-asian="normal" style:font-size-complex="12pt" style:font-weight-complex="normal"/>
    </style:style>
    <style:style style:name="P20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2pt" style:text-underline-style="none" fo:font-weight="normal" officeooo:rsid="00293089" officeooo:paragraph-rsid="00c13d51" style:font-size-asian="12pt" style:font-weight-asian="normal" style:font-size-complex="12pt" style:font-weight-complex="normal"/>
    </style:style>
    <style:style style:name="P201" style:family="paragraph" style:parent-style-name="Text_20_body" style:list-style-name=""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officeooo:paragraph-rsid="00c13d51"/>
    </style:style>
    <style:style style:name="P202" style:family="paragraph" style:parent-style-name="Text_20_body" style:list-style-name=""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officeooo:paragraph-rsid="00c148b1"/>
    </style:style>
    <style:style style:name="P203" style:family="paragraph" style:parent-style-name="Text_20_body" style:list-style-name="L27"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c1369" officeooo:paragraph-rsid="008c1369" style:font-size-asian="11pt" style:font-size-complex="11pt"/>
    </style:style>
    <style:style style:name="P204" style:family="paragraph" style:parent-style-name="Text_20_body" style:list-style-name="L27"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205"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9469b" officeooo:paragraph-rsid="0089469b" style:font-size-asian="11pt" style:font-size-complex="11pt"/>
    </style:style>
    <style:style style:name="P206"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9469b" officeooo:paragraph-rsid="0089469b" style:font-size-asian="11pt" style:font-size-complex="11pt"/>
    </style:style>
    <style:style style:name="P207"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955d7" officeooo:paragraph-rsid="008955d7" style:font-size-asian="11pt" style:font-size-complex="11pt"/>
    </style:style>
    <style:style style:name="P208" style:family="paragraph" style:parent-style-name="Text_20_body" style:list-style-name="L27">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c1369" officeooo:paragraph-rsid="008c1369" style:font-size-asian="11pt" style:font-size-complex="11pt"/>
    </style:style>
    <style:style style:name="P209" style:family="paragraph" style:parent-style-name="Text_20_body" style:list-style-name="L27">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210"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211"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212"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213"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955d7" officeooo:paragraph-rsid="008955d7" style:font-size-asian="11pt" style:font-size-complex="11pt"/>
    </style:style>
    <style:style style:name="P214" style:family="paragraph" style:parent-style-name="Text_20_body" style:list-style-name="L27" style:master-page-name="">
      <loext:graphic-properties draw:fill="none"/>
      <style:paragraph-properties fo:margin-left="1.40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fo:font-size="9pt" officeooo:rsid="0094973f" officeooo:paragraph-rsid="0094973f" style:font-size-asian="9pt" style:font-size-complex="9pt"/>
    </style:style>
    <style:style style:name="P215" style:family="paragraph" style:parent-style-name="Text_20_body" style:list-style-name="L27">
      <loext:graphic-properties draw:fill="none"/>
      <style:paragraph-properties fo:margin-left="1.401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fo:font-size="9pt" officeooo:rsid="0094973f" officeooo:paragraph-rsid="0094973f" style:font-size-asian="9pt" style:font-size-complex="9pt"/>
    </style:style>
    <style:style style:name="P216" style:family="paragraph" style:parent-style-name="Text_20_body" style:list-style-name=""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000000" fo:font-weight="normal" officeooo:rsid="00a0c711" officeooo:paragraph-rsid="00a0c711" style:font-weight-asian="normal" style:font-weight-complex="normal"/>
    </style:style>
    <style:style style:name="P217"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fo:font-size="11pt" style:text-underline-style="none" fo:font-weight="normal" officeooo:rsid="009e7c31" officeooo:paragraph-rsid="009e7c31" style:font-size-asian="11pt" style:font-weight-asian="normal" style:font-size-complex="11pt" style:font-weight-complex="normal"/>
    </style:style>
    <style:style style:name="P218"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none" fo:font-weight="normal" officeooo:rsid="009e7c31" officeooo:paragraph-rsid="009e7c31" style:font-weight-asian="normal" style:font-weight-complex="normal"/>
    </style:style>
    <style:style style:name="P219"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c8118"/>
    </style:style>
    <style:style style:name="P220"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0ccb1"/>
    </style:style>
    <style:style style:name="P221" style:family="paragraph" style:parent-style-name="Text_20_body" style:list-style-name=""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9c8118"/>
    </style:style>
    <style:style style:name="P222" style:family="paragraph" style:parent-style-name="Text_20_body" style:list-style-name="" style:master-page-name="">
      <loext:graphic-properties draw:fill="none"/>
      <style:paragraph-properties fo:margin-left="0.6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23" style:family="paragraph" style:parent-style-name="Text_20_body" style:list-style-name="">
      <loext:graphic-properties draw:fill="none"/>
      <style:paragraph-properties fo:margin-left="0.6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24" style:family="paragraph" style:parent-style-name="Text_20_body"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fo:font-size="10pt" fo:language="es" fo:country="ES" officeooo:rsid="001279c6" officeooo:paragraph-rsid="00c13d51" style:font-size-asian="10pt" style:font-size-complex="10pt"/>
    </style:style>
    <style:style style:name="P225"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fo:language="es" fo:country="ES" officeooo:rsid="001279c6" officeooo:paragraph-rsid="00c13d51" style:font-size-asian="10pt" style:font-size-complex="10pt"/>
    </style:style>
    <style:style style:name="P226"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fo:language="es" fo:country="ES" officeooo:rsid="001279c6" officeooo:paragraph-rsid="00c148b1" style:font-size-asian="10pt" style:font-size-complex="10pt"/>
    </style:style>
    <style:style style:name="P227"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2.805cm"/>
          <style:tab-stop style:position="8.996cm"/>
        </style:tab-stops>
      </style:paragraph-properties>
      <style:text-properties fo:font-size="10pt" fo:language="es" fo:country="ES" officeooo:rsid="00148894" officeooo:paragraph-rsid="00c13d51" style:font-size-asian="10pt" style:font-size-complex="10pt"/>
    </style:style>
    <style:style style:name="P228"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2.805cm"/>
          <style:tab-stop style:position="8.996cm"/>
        </style:tab-stops>
      </style:paragraph-properties>
      <style:text-properties fo:font-size="10pt" fo:language="es" fo:country="ES" officeooo:rsid="00148894" officeooo:paragraph-rsid="00c148b1" style:font-size-asian="10pt" style:font-size-complex="10pt"/>
    </style:style>
    <style:style style:name="P229"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2.805cm"/>
          <style:tab-stop style:position="8.996cm"/>
        </style:tab-stops>
      </style:paragraph-properties>
      <style:text-properties officeooo:rsid="0016c476" officeooo:paragraph-rsid="00c13d51"/>
    </style:style>
    <style:style style:name="P230"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2.805cm"/>
          <style:tab-stop style:position="8.996cm"/>
        </style:tab-stops>
      </style:paragraph-properties>
      <style:text-properties officeooo:rsid="0016c476" officeooo:paragraph-rsid="00c148b1"/>
    </style:style>
    <style:style style:name="P231" style:family="paragraph" style:parent-style-name="Text_20_body"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2.805cm"/>
          <style:tab-stop style:position="8.996cm"/>
        </style:tab-stops>
      </style:paragraph-properties>
      <style:text-properties officeooo:rsid="0016c476" officeooo:paragraph-rsid="00c13d51"/>
    </style:style>
    <style:style style:name="P232" style:family="paragraph" style:parent-style-name="Text_20_body"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fo:font-size="10pt" fo:language="es" fo:country="ES" officeooo:rsid="001279c6" officeooo:paragraph-rsid="00c148b1" style:font-size-asian="10pt" style:font-size-complex="10pt"/>
    </style:style>
    <style:style style:name="P233" style:family="paragraph" style:parent-style-name="Text_20_body"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2.805cm"/>
          <style:tab-stop style:position="8.996cm"/>
        </style:tab-stops>
      </style:paragraph-properties>
      <style:text-properties officeooo:rsid="0016c476" officeooo:paragraph-rsid="00c148b1"/>
    </style:style>
    <style:style style:name="P234" style:family="paragraph" style:parent-style-name="Preformatted_20_Text" style:list-style-name="L12">
      <style:text-properties fo:color="#000000" fo:font-size="11pt" fo:font-style="normal" style:text-underline-style="none" fo:font-weight="normal" officeooo:rsid="003b0049" officeooo:paragraph-rsid="003b0049" style:font-size-asian="11pt" style:font-style-asian="normal" style:font-weight-asian="normal" style:font-size-complex="11pt" style:font-style-complex="normal" style:font-weight-complex="normal"/>
    </style:style>
    <style:style style:name="P235" style:family="paragraph" style:parent-style-name="Preformatted_20_Text" style:list-style-name="L17">
      <style:text-properties fo:color="#000000" style:font-name="Liberation Serif" fo:font-size="11pt" style:text-underline-style="solid" style:text-underline-width="auto" style:text-underline-color="font-color" officeooo:rsid="004d88dd" officeooo:paragraph-rsid="004d88dd" style:font-size-asian="11pt" style:font-size-complex="11pt"/>
    </style:style>
    <style:style style:name="P236" style:family="paragraph" style:parent-style-name="Preformatted_20_Text" style:list-style-name="L14">
      <style:text-properties officeooo:paragraph-rsid="0040566f"/>
    </style:style>
    <style:style style:name="P237" style:family="paragraph" style:parent-style-name="Preformatted_20_Text" style:list-style-name="L16">
      <style:text-properties officeooo:paragraph-rsid="00475f45"/>
    </style:style>
    <style:style style:name="P238" style:family="paragraph" style:parent-style-name="Preformatted_20_Text" style:list-style-name="L16">
      <style:text-properties officeooo:paragraph-rsid="004a55ee"/>
    </style:style>
    <style:style style:name="P239" style:family="paragraph" style:parent-style-name="Preformatted_20_Text" style:list-style-name="L16">
      <style:text-properties officeooo:paragraph-rsid="004c2453"/>
    </style:style>
    <style:style style:name="P240" style:family="paragraph" style:parent-style-name="Preformatted_20_Text" style:list-style-name="L18">
      <style:text-properties officeooo:paragraph-rsid="00568866"/>
    </style:style>
    <style:style style:name="P241" style:family="paragraph" style:parent-style-name="Preformatted_20_Text" style:list-style-name="L18">
      <style:text-properties officeooo:paragraph-rsid="00634114"/>
    </style:style>
    <style:style style:name="P242" style:family="paragraph" style:parent-style-name="Preformatted_20_Text" style:list-style-name="L20">
      <style:paragraph-properties fo:margin-top="0cm" fo:margin-bottom="0.499cm" loext:contextual-spacing="false" fo:line-height="100%"/>
      <style:text-properties officeooo:paragraph-rsid="00843c5b"/>
    </style:style>
    <style:style style:name="P243" style:family="paragraph" style:parent-style-name="Preformatted_20_Text" style:list-style-name="" style:master-page-name="">
      <loext:graphic-properties draw:fill="none"/>
      <style:paragraph-properties fo:margin-left="1.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paragraph-rsid="008c1369" style:font-size-asian="11pt" style:font-size-complex="11pt"/>
    </style:style>
    <style:style style:name="P244" style:family="paragraph" style:parent-style-name="Preformatted_20_Text"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7fcb0"/>
    </style:style>
    <style:style style:name="P245" style:family="paragraph" style:parent-style-name="Preformatted_20_Text"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46" style:family="paragraph" style:parent-style-name="Preformatted_20_Text" style:list-style-name="L30"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47" style:family="paragraph" style:parent-style-name="Preformatted_20_Text" style:list-style-name=""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48" style:family="paragraph" style:parent-style-name="Preformatted_20_Text" style:list-style-name="L30">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49" style:family="paragraph" style:parent-style-name="Preformatted_20_Text"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50" style:family="paragraph" style:parent-style-name="Heading_20_1"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589b"/>
    </style:style>
    <style:style style:name="P251"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52"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bc79d"/>
    </style:style>
    <style:style style:name="P253"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e4042"/>
    </style:style>
    <style:style style:name="P254" style:family="paragraph" style:parent-style-name="Heading_20_1">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55" style:family="paragraph" style:parent-style-name="Heading_20_5" style:list-style-name="L30"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af781c"/>
    </style:style>
    <style:style style:name="T1" style:family="text">
      <style:text-properties officeooo:rsid="001f54c9"/>
    </style:style>
    <style:style style:name="T2" style:family="text">
      <style:text-properties fo:color="#3333ff"/>
    </style:style>
    <style:style style:name="T3" style:family="text">
      <style:text-properties fo:color="#3333ff" officeooo:rsid="001f54c9" fo:background-color="transparent" loext:char-shading-value="0"/>
    </style:style>
    <style:style style:name="T4" style:family="text">
      <style:text-properties fo:color="#3333ff" fo:font-size="11pt" style:font-size-asian="11pt" style:font-size-complex="11pt"/>
    </style:style>
    <style:style style:name="T5" style:family="text">
      <style:text-properties fo:color="#3333ff" fo:font-size="11pt" fo:font-weight="normal" style:font-size-asian="11pt" style:font-weight-asian="normal" style:font-size-complex="11pt" style:font-weight-complex="normal"/>
    </style:style>
    <style:style style:name="T6" style:family="text">
      <style:text-properties fo:color="#3333ff" fo:font-size="11pt" fo:font-weight="normal" fo:background-color="transparent" loext:char-shading-value="0" style:font-size-asian="11pt" style:font-weight-asian="normal" style:font-size-complex="11pt" style:font-weight-complex="normal"/>
    </style:style>
    <style:style style:name="T7" style:family="text">
      <style:text-properties fo:color="#3333ff" fo:font-size="11pt" fo:font-weight="normal" officeooo:rsid="002e85a8" fo:background-color="transparent" loext:char-shading-value="0" style:font-size-asian="11pt" style:font-weight-asian="normal" style:font-size-complex="11pt" style:font-weight-complex="normal"/>
    </style:style>
    <style:style style:name="T8" style:family="text">
      <style:text-properties fo:color="#3333ff" fo:font-size="11pt" fo:font-weight="normal" officeooo:rsid="002f2cae" fo:background-color="transparent" loext:char-shading-value="0" style:font-size-asian="11pt" style:font-weight-asian="normal" style:font-size-complex="11pt" style:font-weight-complex="normal"/>
    </style:style>
    <style:style style:name="T9" style:family="text">
      <style:text-properties fo:color="#3333ff" fo:font-size="11pt" fo:font-weight="normal" officeooo:rsid="00322d5a" fo:background-color="transparent" loext:char-shading-value="0" style:font-size-asian="11pt" style:font-weight-asian="normal" style:font-size-complex="11pt" style:font-weight-complex="normal"/>
    </style:style>
    <style:style style:name="T10" style:family="text">
      <style:text-properties fo:color="#3333ff" fo:font-size="11pt" style:text-underline-style="none" fo:font-weight="normal" officeooo:rsid="00394300" fo:background-color="transparent" loext:char-shading-value="0" style:font-size-asian="11pt" style:font-weight-asian="normal" style:font-size-complex="11pt" style:font-weight-complex="normal"/>
    </style:style>
    <style:style style:name="T11" style:family="text">
      <style:text-properties fo:color="#3333ff" fo:font-size="11pt" style:text-underline-style="none" fo:font-weight="normal" officeooo:rsid="003aa692" fo:background-color="transparent" loext:char-shading-value="0" style:font-size-asian="11pt" style:font-weight-asian="normal" style:font-size-complex="11pt" style:font-weight-complex="normal"/>
    </style:style>
    <style:style style:name="T12" style:family="text">
      <style:text-properties fo:color="#3333ff" fo:font-size="11pt" style:text-underline-style="none" fo:font-weight="normal" officeooo:rsid="0053e423" fo:background-color="transparent" loext:char-shading-value="0" style:font-size-asian="11pt" style:font-weight-asian="normal" style:font-size-complex="11pt" style:font-weight-complex="normal"/>
    </style:style>
    <style:style style:name="T13" style:family="text">
      <style:text-properties fo:color="#3333ff" fo:font-size="11pt" style:text-underline-style="none" fo:font-weight="normal" officeooo:rsid="00568866" fo:background-color="transparent" loext:char-shading-value="0" style:font-size-asian="11pt" style:font-weight-asian="normal" style:font-size-complex="11pt" style:font-weight-complex="normal"/>
    </style:style>
    <style:style style:name="T14" style:family="text">
      <style:text-properties fo:color="#3333ff" fo:font-size="11pt" style:text-underline-style="none" fo:font-weight="normal" officeooo:rsid="007285a5" fo:background-color="transparent" loext:char-shading-value="0" style:font-size-asian="11pt" style:font-weight-asian="normal" style:font-size-complex="11pt" style:font-weight-complex="normal"/>
    </style:style>
    <style:style style:name="T15" style:family="text">
      <style:text-properties fo:color="#3333ff" fo:font-size="11pt" style:text-underline-style="none" fo:font-weight="normal" officeooo:rsid="00771b67" fo:background-color="transparent" loext:char-shading-value="0" style:font-size-asian="11pt" style:font-weight-asian="normal" style:font-size-complex="11pt" style:font-weight-complex="normal"/>
    </style:style>
    <style:style style:name="T16" style:family="text">
      <style:text-properties fo:color="#3333ff" fo:font-size="11pt" style:text-underline-style="none" fo:font-weight="normal" officeooo:rsid="00624c2d" fo:background-color="#e6ecf9" loext:char-shading-value="0" style:font-size-asian="11pt" style:font-weight-asian="normal" style:font-size-complex="11pt" style:font-weight-complex="normal"/>
    </style:style>
    <style:style style:name="T17" style:family="text">
      <style:text-properties fo:color="#3333ff" fo:font-size="11pt" style:text-underline-style="none" fo:font-weight="normal" officeooo:rsid="007285a5" fo:background-color="#e6ecf9" loext:char-shading-value="0" style:font-size-asian="11pt" style:font-weight-asian="normal" style:font-size-complex="11pt" style:font-weight-complex="normal"/>
    </style:style>
    <style:style style:name="T18" style:family="text">
      <style:text-properties fo:color="#3333ff" fo:font-size="11pt" style:text-underline-style="none" officeooo:rsid="00568866" fo:background-color="transparent" loext:char-shading-value="0" style:font-size-asian="11pt" style:font-size-complex="11pt"/>
    </style:style>
    <style:style style:name="T19" style:family="text">
      <style:text-properties fo:color="#3333f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color="#3333f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color="#3333ff" officeooo:rsid="003b7b27"/>
    </style:style>
    <style:style style:name="T22" style:family="text">
      <style:text-properties fo:color="#3333ff" style:font-name="Liberation Serif" fo:font-size="11pt" style:text-underline-style="none" fo:font-weight="normal" officeooo:rsid="0040566f" style:font-size-asian="11pt" style:font-weight-asian="normal" style:font-size-complex="11pt" style:font-weight-complex="normal"/>
    </style:style>
    <style:style style:name="T23" style:family="text">
      <style:text-properties fo:color="#3333ff" style:font-name="Liberation Serif" fo:font-size="11pt" style:text-underline-style="none" fo:font-weight="normal" officeooo:rsid="0041e3a0" style:font-size-asian="11pt" style:font-weight-asian="normal" style:font-size-complex="11pt" style:font-weight-complex="normal"/>
    </style:style>
    <style:style style:name="T24" style:family="text">
      <style:text-properties fo:color="#3333ff" style:font-name="Liberation Serif" fo:font-size="11pt" style:text-underline-style="none" fo:font-weight="normal" officeooo:rsid="004d88dd" style:font-size-asian="11pt" style:font-weight-asian="normal" style:font-size-complex="11pt" style:font-weight-complex="normal"/>
    </style:style>
    <style:style style:name="T25" style:family="text">
      <style:text-properties fo:color="#3333ff" style:font-name="Liberation Serif" fo:font-size="11pt" style:text-underline-style="none" fo:font-weight="normal" officeooo:rsid="004c2453" fo:background-color="transparent" loext:char-shading-value="0" style:font-size-asian="11pt" style:font-weight-asian="normal" style:font-size-complex="11pt" style:font-weight-complex="normal"/>
    </style:style>
    <style:style style:name="T26" style:family="text">
      <style:text-properties fo:color="#3333ff" style:font-name="Liberation Serif" fo:font-size="11pt" style:text-underline-style="none" fo:font-weight="normal" officeooo:rsid="004d88dd" fo:background-color="transparent" loext:char-shading-value="0" style:font-size-asian="11pt" style:font-weight-asian="normal" style:font-size-complex="11pt" style:font-weight-complex="normal"/>
    </style:style>
    <style:style style:name="T27" style:family="text">
      <style:text-properties fo:color="#3333ff" style:font-name="Liberation Serif" fo:font-size="11pt" style:text-underline-style="none" fo:font-weight="normal" officeooo:rsid="00771b67" fo:background-color="transparent" loext:char-shading-value="0" style:font-size-asian="11pt" style:font-weight-asian="normal" style:font-size-complex="11pt" style:font-weight-complex="normal"/>
    </style:style>
    <style:style style:name="T28" style:family="text">
      <style:text-properties fo:color="#3333ff" style:font-name="Liberation Serif" fo:font-size="11pt" style:text-underline-style="none" fo:font-weight="normal" officeooo:rsid="008299bf" fo:background-color="transparent" loext:char-shading-value="0" style:font-size-asian="11pt" style:font-weight-asian="normal" style:font-size-complex="11pt" style:font-weight-complex="normal"/>
    </style:style>
    <style:style style:name="T29" style:family="text">
      <style:text-properties fo:color="#3333ff" style:font-name="Liberation Serif" fo:font-size="11pt" fo:font-weight="normal" style:font-size-asian="11pt" style:font-weight-asian="normal" style:font-size-complex="11pt" style:font-weight-complex="normal"/>
    </style:style>
    <style:style style:name="T30" style:family="text">
      <style:text-properties fo:color="#3333ff" style:font-name="Liberation Serif" fo:font-size="11pt" fo:font-weight="normal" officeooo:rsid="00484f5f" fo:background-color="transparent" loext:char-shading-value="0" style:font-size-asian="11pt" style:font-weight-asian="normal" style:font-size-complex="11pt" style:font-weight-complex="normal"/>
    </style:style>
    <style:style style:name="T31" style:family="text">
      <style:text-properties fo:color="#3333ff" style:font-name="Liberation Serif" fo:font-size="11pt" fo:font-weight="normal" officeooo:rsid="004d88dd" fo:background-color="transparent" loext:char-shading-value="0" style:font-size-asian="11pt" style:font-weight-asian="normal" style:font-size-complex="11pt" style:font-weight-complex="normal"/>
    </style:style>
    <style:style style:name="T32" style:family="text">
      <style:text-properties fo:color="#3333ff"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color="#3333ff" style:font-name="Liberation Serif"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color="#3333ff" style:font-name="Liberation Serif" fo:font-size="11pt" fo:font-style="normal" style:text-underline-style="none" fo:font-weight="normal" officeooo:rsid="0097fcb0"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color="#3333ff" style:font-name="Liberation Seri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color="#3333ff" style:font-name="Liberation Serif" fo:font-size="11pt" fo:font-weight="bold" officeooo:rsid="0097fcb0" style:font-size-asian="11pt" style:font-weight-asian="bold" style:font-size-complex="11pt" style:font-weight-complex="bold"/>
    </style:style>
    <style:style style:name="T37" style:family="text">
      <style:text-properties fo:color="#3333ff" style:font-name="Liberation Serif" fo:font-size="11pt" officeooo:rsid="00b74918" style:font-size-asian="11pt" style:font-size-complex="11pt"/>
    </style:style>
    <style:style style:name="T38" style:family="text">
      <style:text-properties fo:color="#3333ff" style:font-name="Liberation Serif" fo:font-size="11pt" officeooo:rsid="00b6ca50" style:font-size-asian="11pt" style:font-size-complex="11pt"/>
    </style:style>
    <style:style style:name="T39" style:family="text">
      <style:text-properties fo:color="#3333ff" style:font-name="Liberation Serif" style:text-underline-style="none" fo:font-weight="normal" style:font-weight-asian="normal" style:font-weight-complex="normal"/>
    </style:style>
    <style:style style:name="T40" style:family="text">
      <style:text-properties fo:color="#3333ff"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41" style:family="text">
      <style:text-properties fo:color="#3333ff" style:font-name="Liberation Serif" fo:font-size="10pt" style:text-underline-style="none" fo:font-weight="normal" officeooo:rsid="00634114" fo:background-color="transparent" loext:char-shading-value="0" style:font-size-asian="10pt" style:font-weight-asian="normal" style:font-size-complex="10pt" style:font-weight-complex="normal"/>
    </style:style>
    <style:style style:name="T42" style:family="text">
      <style:text-properties fo:color="#3333ff" style:text-underline-style="none" fo:font-weight="normal" style:font-weight-asian="normal" style:font-weight-complex="normal"/>
    </style:style>
    <style:style style:name="T43" style:family="text">
      <style:text-properties fo:color="#3333ff" style:text-underline-style="none" fo:font-weight="normal" officeooo:rsid="00771b67" fo:background-color="transparent" loext:char-shading-value="0" style:font-weight-asian="normal" style:font-weight-complex="normal"/>
    </style:style>
    <style:style style:name="T44" style:family="text">
      <style:text-properties fo:color="#3333ff" style:text-underline-style="none" fo:font-weight="normal" officeooo:rsid="008299bf" fo:background-color="transparent" loext:char-shading-value="0" style:font-weight-asian="normal" style:font-weight-complex="normal"/>
    </style:style>
    <style:style style:name="T45" style:family="text">
      <style:text-properties fo:color="#3333ff" fo:font-weight="normal" style:font-weight-asian="normal" style:font-weight-complex="normal"/>
    </style:style>
    <style:style style:name="T46" style:family="text">
      <style:text-properties fo:color="#3333ff" officeooo:rsid="00955f43"/>
    </style:style>
    <style:style style:name="T47" style:family="text">
      <style:text-properties fo:color="#3333ff" officeooo:rsid="00969233"/>
    </style:style>
    <style:style style:name="T48" style:family="text">
      <style:text-properties fo:color="#3333ff" fo:font-size="9pt" fo:font-style="normal" style:text-underline-style="none" fo:font-weight="normal" officeooo:rsid="00b10393" fo:background-color="transparent" loext:char-shading-value="0" style:font-size-asian="9pt" style:font-style-asian="normal" style:font-weight-asian="normal" style:font-size-complex="9pt" style:font-style-complex="normal" style:font-weight-complex="normal"/>
    </style:style>
    <style:style style:name="T49" style:family="text">
      <style:text-properties fo:color="#3333ff" fo:font-size="9pt" style:font-size-asian="9pt" style:font-size-complex="9pt"/>
    </style:style>
    <style:style style:name="T50" style:family="text">
      <style:text-properties fo:color="#3333ff" fo:font-size="9pt" officeooo:rsid="00b10393" style:font-size-asian="9pt" style:font-size-complex="9pt"/>
    </style:style>
    <style:style style:name="T51" style:family="text">
      <style:text-properties fo:color="#000000"/>
    </style:style>
    <style:style style:name="T52" style:family="text">
      <style:text-properties fo:color="#000000" officeooo:rsid="001f54c9" fo:background-color="transparent" loext:char-shading-value="0"/>
    </style:style>
    <style:style style:name="T53" style:family="text">
      <style:text-properties fo:color="#000000" style:text-underline-style="none" fo:font-weight="normal" officeooo:rsid="002c962f" style:font-weight-asian="normal" style:font-weight-complex="normal"/>
    </style:style>
    <style:style style:name="T54" style:family="text">
      <style:text-properties fo:color="#000000" style:text-underline-style="none" fo:font-weight="normal" officeooo:rsid="003b0049" fo:background-color="transparent" loext:char-shading-value="0" style:font-weight-asian="normal" style:font-weight-complex="normal"/>
    </style:style>
    <style:style style:name="T55" style:family="text">
      <style:text-properties fo:color="#000000" fo:font-weight="normal" style:font-weight-asian="normal" style:font-weight-complex="normal"/>
    </style:style>
    <style:style style:name="T56" style:family="text">
      <style:text-properties fo:color="#000000" fo:font-weight="normal" officeooo:rsid="002c962f" style:font-weight-asian="normal" style:font-weight-complex="normal"/>
    </style:style>
    <style:style style:name="T57" style:family="text">
      <style:text-properties fo:color="#000000" fo:font-weight="normal" officeooo:rsid="008c1369" style:font-weight-asian="normal" style:font-weight-complex="normal"/>
    </style:style>
    <style:style style:name="T58" style:family="text">
      <style:text-properties fo:color="#000000" fo:font-size="11pt" style:text-underline-style="none" fo:font-weight="normal" officeooo:rsid="002e71e2" style:font-size-asian="11pt" style:font-weight-asian="normal" style:font-size-complex="11pt" style:font-weight-complex="normal"/>
    </style:style>
    <style:style style:name="T59" style:family="text">
      <style:text-properties fo:color="#000000" fo:font-size="11pt" style:text-underline-style="none" fo:font-weight="normal" officeooo:rsid="002f2cae" fo:background-color="transparent" loext:char-shading-value="0" style:font-size-asian="11pt" style:font-weight-asian="normal" style:font-size-complex="11pt" style:font-weight-complex="normal"/>
    </style:style>
    <style:style style:name="T60" style:family="text">
      <style:text-properties fo:color="#000000" fo:font-size="11pt" style:text-underline-style="none" fo:font-weight="normal" officeooo:rsid="0033c37a" fo:background-color="transparent" loext:char-shading-value="0" style:font-size-asian="11pt" style:font-weight-asian="normal" style:font-size-complex="11pt" style:font-weight-complex="normal"/>
    </style:style>
    <style:style style:name="T61" style:family="text">
      <style:text-properties fo:color="#000000" fo:font-size="11pt" style:text-underline-style="none" fo:font-weight="normal" officeooo:rsid="003aa692" fo:background-color="transparent" loext:char-shading-value="0" style:font-size-asian="11pt" style:font-weight-asian="normal" style:font-size-complex="11pt" style:font-weight-complex="normal"/>
    </style:style>
    <style:style style:name="T62" style:family="text">
      <style:text-properties fo:color="#000000" fo:font-size="11pt" style:text-underline-style="none" fo:font-weight="normal" officeooo:rsid="0041e3a0" fo:background-color="transparent" loext:char-shading-value="0" style:font-size-asian="11pt" style:font-weight-asian="normal" style:font-size-complex="11pt" style:font-weight-complex="normal"/>
    </style:style>
    <style:style style:name="T63" style:family="text">
      <style:text-properties fo:color="#000000" fo:font-size="11pt" style:text-underline-style="none" fo:font-weight="normal" officeooo:rsid="0053e423" fo:background-color="transparent" loext:char-shading-value="0" style:font-size-asian="11pt" style:font-weight-asian="normal" style:font-size-complex="11pt" style:font-weight-complex="normal"/>
    </style:style>
    <style:style style:name="T64" style:family="text">
      <style:text-properties fo:color="#000000" fo:font-size="11pt" style:text-underline-style="none" fo:font-weight="normal" officeooo:rsid="0055a200" fo:background-color="transparent" loext:char-shading-value="0" style:font-size-asian="11pt" style:font-weight-asian="normal" style:font-size-complex="11pt" style:font-weight-complex="normal"/>
    </style:style>
    <style:style style:name="T65" style:family="text">
      <style:text-properties fo:color="#000000" fo:font-size="11pt" style:text-underline-style="none" fo:font-weight="normal" officeooo:rsid="00568866" fo:background-color="transparent" loext:char-shading-value="0" style:font-size-asian="11pt" style:font-weight-asian="normal" style:font-size-complex="11pt" style:font-weight-complex="normal"/>
    </style:style>
    <style:style style:name="T66" style:family="text">
      <style:text-properties fo:color="#000000" fo:font-size="11pt" style:text-underline-style="none" fo:font-weight="normal" officeooo:rsid="0064776a" fo:background-color="transparent" loext:char-shading-value="0" style:font-size-asian="11pt" style:font-weight-asian="normal" style:font-size-complex="11pt" style:font-weight-complex="normal"/>
    </style:style>
    <style:style style:name="T67" style:family="text">
      <style:text-properties fo:color="#000000" fo:font-size="11pt" style:text-underline-style="none" fo:font-weight="normal" officeooo:rsid="00634114" fo:background-color="#e6ecf9" loext:char-shading-value="0" style:font-size-asian="11pt" style:font-weight-asian="normal" style:font-size-complex="11pt" style:font-weight-complex="normal"/>
    </style:style>
    <style:style style:name="T68" style:family="text">
      <style:text-properties fo:color="#000000" fo:font-size="11pt" style:text-underline-style="none" fo:font-weight="normal" officeooo:rsid="007285a5" fo:background-color="#e6ecf9" loext:char-shading-value="0" style:font-size-asian="11pt" style:font-weight-asian="normal" style:font-size-complex="11pt" style:font-weight-complex="normal"/>
    </style:style>
    <style:style style:name="T69" style:family="text">
      <style:text-properties fo:color="#000000" fo:font-size="11pt" style:text-underline-style="none" fo:font-weight="normal" officeooo:rsid="00758025" fo:background-color="#e6ecf9" loext:char-shading-value="0" style:font-size-asian="11pt" style:font-weight-asian="normal" style:font-size-complex="11pt" style:font-weight-complex="normal"/>
    </style:style>
    <style:style style:name="T70" style:family="text">
      <style:text-properties fo:color="#000000" fo:font-size="11pt" style:text-underline-style="none" officeooo:rsid="00568866" fo:background-color="transparent" loext:char-shading-value="0" style:font-size-asian="11pt" style:font-size-complex="11pt"/>
    </style:style>
    <style:style style:name="T71" style:family="text">
      <style:text-properties fo:color="#000000" fo:font-size="11pt" style:text-underline-style="solid" style:text-underline-width="auto" style:text-underline-color="font-color" fo:font-weight="normal" officeooo:rsid="002e85a8" fo:background-color="transparent" loext:char-shading-value="0" style:font-size-asian="11pt" style:font-weight-asian="normal" style:font-size-complex="11pt" style:font-weight-complex="normal"/>
    </style:style>
    <style:style style:name="T72" style:family="text">
      <style:text-properties fo:color="#000000" fo:font-size="11pt" style:text-underline-style="solid" style:text-underline-width="auto" style:text-underline-color="font-color" fo:font-weight="normal" officeooo:rsid="00394300" fo:background-color="transparent" loext:char-shading-value="0" style:font-size-asian="11pt" style:font-weight-asian="normal" style:font-size-complex="11pt" style:font-weight-complex="normal"/>
    </style:style>
    <style:style style:name="T73" style:family="text">
      <style:text-properties fo:color="#000000" fo:font-size="11pt" style:text-underline-style="solid" style:text-underline-width="auto" style:text-underline-color="font-color" fo:font-weight="normal" officeooo:rsid="00634114" fo:background-color="transparent" loext:char-shading-value="0" style:font-size-asian="11pt" style:font-weight-asian="normal" style:font-size-complex="11pt" style:font-weight-complex="normal"/>
    </style:style>
    <style:style style:name="T74" style:family="text">
      <style:text-properties fo:color="#000000" fo:font-size="11pt" style:text-underline-style="solid" style:text-underline-width="auto" style:text-underline-color="font-color" fo:font-weight="bold" officeooo:rsid="00758025" fo:background-color="#e6ecf9" loext:char-shading-value="0" style:font-size-asian="11pt" style:font-weight-asian="bold" style:font-size-complex="11pt" style:font-weight-complex="bold"/>
    </style:style>
    <style:style style:name="T75" style:family="text">
      <style:text-properties fo:color="#000000" fo:font-size="11pt" fo:font-weight="normal" style:font-size-asian="11pt" style:font-weight-asian="normal" style:font-size-complex="11pt" style:font-weight-complex="normal"/>
    </style:style>
    <style:style style:name="T76" style:family="text">
      <style:text-properties fo:color="#000000" fo:font-size="11pt" fo:font-weight="normal" officeooo:rsid="002e85a8" fo:background-color="#e6ecf9" loext:char-shading-value="0" style:font-size-asian="11pt" style:font-weight-asian="normal" style:font-size-complex="11pt" style:font-weight-complex="normal"/>
    </style:style>
    <style:style style:name="T77" style:family="text">
      <style:text-properties fo:color="#000000" fo:font-size="11pt" fo:font-weight="normal" officeooo:rsid="002e85a8" fo:background-color="transparent" loext:char-shading-value="0" style:font-size-asian="11pt" style:font-weight-asian="normal" style:font-size-complex="11pt" style:font-weight-complex="normal"/>
    </style:style>
    <style:style style:name="T78" style:family="text">
      <style:text-properties fo:color="#000000" fo:font-size="11pt" fo:font-weight="normal" officeooo:rsid="002f2cae" fo:background-color="transparent" loext:char-shading-value="0" style:font-size-asian="11pt" style:font-weight-asian="normal" style:font-size-complex="11pt" style:font-weight-complex="normal"/>
    </style:style>
    <style:style style:name="T79" style:family="text">
      <style:text-properties fo:color="#000000" fo:font-size="11pt" fo:font-weight="normal" officeooo:rsid="00322d5a" fo:background-color="transparent" loext:char-shading-value="0" style:font-size-asian="11pt" style:font-weight-asian="normal" style:font-size-complex="11pt" style:font-weight-complex="normal"/>
    </style:style>
    <style:style style:name="T80" style:family="text">
      <style:text-properties fo:color="#000000" fo:font-size="11pt" fo:font-weight="normal" officeooo:rsid="0032df5f" fo:background-color="transparent" loext:char-shading-value="0" style:font-size-asian="11pt" style:font-weight-asian="normal" style:font-size-complex="11pt" style:font-weight-complex="normal"/>
    </style:style>
    <style:style style:name="T81" style:family="text">
      <style:text-properties fo:color="#000000" fo:font-size="11pt" fo:font-weight="normal" officeooo:rsid="0032e866" fo:background-color="transparent" loext:char-shading-value="0" style:font-size-asian="11pt" style:font-weight-asian="normal" style:font-size-complex="11pt" style:font-weight-complex="normal"/>
    </style:style>
    <style:style style:name="T82" style:family="text">
      <style:text-properties fo:color="#000000" fo:font-size="11pt" style:font-size-asian="11pt" style:font-size-complex="11pt"/>
    </style:style>
    <style:style style:name="T83" style:family="text">
      <style:text-properties fo:color="#000000" fo:font-size="11pt" officeooo:rsid="002e85a8" style:font-size-asian="11pt" style:font-size-complex="11pt"/>
    </style:style>
    <style:style style:name="T84" style:family="text">
      <style:text-properties fo:color="#000000" fo:font-size="11pt" officeooo:rsid="002e85a8" fo:background-color="transparent" loext:char-shading-value="0" style:font-size-asian="11pt" style:font-size-complex="11pt"/>
    </style:style>
    <style:style style:name="T85" style:family="text">
      <style:text-properties fo:color="#000000"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color="#000000"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color="#000000"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color="#000000" style:font-name="Liberation Serif" fo:font-size="11pt" style:text-underline-style="none" fo:font-weight="normal" officeooo:rsid="0041e3a0" style:font-size-asian="11pt" style:font-weight-asian="normal" style:font-size-complex="11pt" style:font-weight-complex="normal"/>
    </style:style>
    <style:style style:name="T89" style:family="text">
      <style:text-properties fo:color="#000000" style:font-name="Liberation Serif" fo:font-size="11pt" style:text-underline-style="none" fo:font-weight="normal" officeooo:rsid="0042a5a6" style:font-size-asian="11pt" style:font-weight-asian="normal" style:font-size-complex="11pt" style:font-weight-complex="normal"/>
    </style:style>
    <style:style style:name="T90" style:family="text">
      <style:text-properties fo:color="#000000" style:font-name="Liberation Serif" fo:font-size="11pt" style:text-underline-style="none" fo:font-weight="normal" officeooo:rsid="0041e3a0" fo:background-color="transparent" loext:char-shading-value="0" style:font-size-asian="11pt" style:font-weight-asian="normal" style:font-size-complex="11pt" style:font-weight-complex="normal"/>
    </style:style>
    <style:style style:name="T91" style:family="text">
      <style:text-properties fo:color="#000000" style:font-name="Liberation Serif" fo:font-size="11pt" style:text-underline-style="none" fo:font-weight="normal" officeooo:rsid="0042a5a6" fo:background-color="transparent" loext:char-shading-value="0" style:font-size-asian="11pt" style:font-weight-asian="normal" style:font-size-complex="11pt" style:font-weight-complex="normal"/>
    </style:style>
    <style:style style:name="T92" style:family="text">
      <style:text-properties fo:color="#000000" style:font-name="Liberation Serif" fo:font-size="11pt" style:text-underline-style="none" fo:font-weight="normal" officeooo:rsid="004c2453" fo:background-color="transparent" loext:char-shading-value="0" style:font-size-asian="11pt" style:font-weight-asian="normal" style:font-size-complex="11pt" style:font-weight-complex="normal"/>
    </style:style>
    <style:style style:name="T93" style:family="text">
      <style:text-properties fo:color="#000000" style:font-name="Liberation Serif" fo:font-size="11pt" style:text-underline-style="none" fo:font-weight="normal" officeooo:rsid="0053e423" fo:background-color="transparent" loext:char-shading-value="0" style:font-size-asian="11pt" style:font-weight-asian="normal" style:font-size-complex="11pt" style:font-weight-complex="normal"/>
    </style:style>
    <style:style style:name="T94" style:family="text">
      <style:text-properties fo:color="#000000" style:font-name="Liberation Serif" fo:font-size="11pt" style:text-underline-style="none" fo:font-weight="normal" officeooo:rsid="0055a200" fo:background-color="transparent" loext:char-shading-value="0" style:font-size-asian="11pt" style:font-weight-asian="normal" style:font-size-complex="11pt" style:font-weight-complex="normal"/>
    </style:style>
    <style:style style:name="T95" style:family="text">
      <style:text-properties fo:color="#000000" style:font-name="Liberation Serif" fo:font-size="11pt" style:text-underline-style="none" fo:font-weight="normal" officeooo:rsid="00634114" fo:background-color="transparent" loext:char-shading-value="0" style:font-size-asian="11pt" style:font-weight-asian="normal" style:font-size-complex="11pt" style:font-weight-complex="normal"/>
    </style:style>
    <style:style style:name="T96" style:family="text">
      <style:text-properties fo:color="#000000" style:font-name="Liberation Serif" fo:font-size="11pt" style:text-underline-style="none" fo:font-weight="normal" officeooo:rsid="006ba341" fo:background-color="transparent" loext:char-shading-value="0" style:font-size-asian="11pt" style:font-weight-asian="normal" style:font-size-complex="11pt" style:font-weight-complex="normal"/>
    </style:style>
    <style:style style:name="T97" style:family="text">
      <style:text-properties fo:color="#000000" style:font-name="Liberation Serif" fo:font-size="11pt" style:text-underline-style="none" fo:font-weight="normal" officeooo:rsid="007426ec" fo:background-color="transparent" loext:char-shading-value="0" style:font-size-asian="11pt" style:font-weight-asian="normal" style:font-size-complex="11pt" style:font-weight-complex="normal"/>
    </style:style>
    <style:style style:name="T98" style:family="text">
      <style:text-properties fo:color="#000000" style:font-name="Liberation Serif" fo:font-size="11pt" style:text-underline-style="none" fo:font-weight="normal" officeooo:rsid="00771b67" fo:background-color="transparent" loext:char-shading-value="0" style:font-size-asian="11pt" style:font-weight-asian="normal" style:font-size-complex="11pt" style:font-weight-complex="normal"/>
    </style:style>
    <style:style style:name="T99" style:family="text">
      <style:text-properties fo:color="#000000" style:font-name="Liberation Serif" fo:font-size="11pt" style:text-underline-style="none" fo:font-weight="normal" officeooo:rsid="007d9d6b" fo:background-color="transparent" loext:char-shading-value="0" style:font-size-asian="11pt" style:font-weight-asian="normal" style:font-size-complex="11pt" style:font-weight-complex="normal"/>
    </style:style>
    <style:style style:name="T100" style:family="text">
      <style:text-properties fo:color="#000000" style:font-name="Liberation Serif" fo:font-size="11pt" style:text-underline-style="none" fo:font-weight="normal" officeooo:rsid="008095ca" fo:background-color="transparent" loext:char-shading-value="0" style:font-size-asian="11pt" style:font-weight-asian="normal" style:font-size-complex="11pt" style:font-weight-complex="normal"/>
    </style:style>
    <style:style style:name="T101" style:family="text">
      <style:text-properties fo:color="#000000" style:font-name="Liberation Serif" fo:font-size="11pt" style:text-underline-style="none" fo:font-weight="normal" officeooo:rsid="008299bf" fo:background-color="transparent" loext:char-shading-value="0" style:font-size-asian="11pt" style:font-weight-asian="normal" style:font-size-complex="11pt" style:font-weight-complex="normal"/>
    </style:style>
    <style:style style:name="T102" style:family="text">
      <style:text-properties fo:color="#000000" style:font-name="Liberation Serif" fo:font-size="11pt" style:text-underline-style="none" fo:font-weight="normal" officeooo:rsid="00843c5b" fo:background-color="transparent" loext:char-shading-value="0" style:font-size-asian="11pt" style:font-weight-asian="normal" style:font-size-complex="11pt" style:font-weight-complex="normal"/>
    </style:style>
    <style:style style:name="T103" style:family="text">
      <style:text-properties fo:color="#000000" style:font-name="Liberation Serif" fo:font-size="11pt" style:text-underline-style="none" fo:font-weight="normal" officeooo:rsid="00880c25" fo:background-color="transparent" loext:char-shading-value="0" style:font-size-asian="11pt" style:font-weight-asian="normal" style:font-size-complex="11pt" style:font-weight-complex="normal"/>
    </style:style>
    <style:style style:name="T104" style:family="text">
      <style:text-properties fo:color="#000000" style:font-name="Liberation Serif" fo:font-size="11pt" style:text-underline-style="none" fo:font-weight="normal" officeooo:rsid="0089469b" fo:background-color="transparent" loext:char-shading-value="0" style:font-size-asian="11pt" style:font-weight-asian="normal" style:font-size-complex="11pt" style:font-weight-complex="normal"/>
    </style:style>
    <style:style style:name="T105" style:family="text">
      <style:text-properties fo:color="#000000" style:font-name="Liberation Serif" fo:font-size="11pt" style:text-underline-style="none" fo:font-weight="normal" officeooo:rsid="002501c3" fo:background-color="transparent" loext:char-shading-value="0" style:font-size-asian="9.60000038146973pt" style:font-weight-asian="normal" style:font-size-complex="11pt" style:font-weight-complex="normal"/>
    </style:style>
    <style:style style:name="T106" style:family="text">
      <style:text-properties fo:color="#000000" style:font-name="Liberation Serif" fo:font-size="11pt" style:text-underline-style="none" fo:font-weight="normal" officeooo:rsid="00634114" fo:background-color="#e6ecf9" loext:char-shading-value="0" style:font-size-asian="11pt" style:font-weight-asian="normal" style:font-size-complex="11pt" style:font-weight-complex="normal"/>
    </style:style>
    <style:style style:name="T107" style:family="text">
      <style:text-properties fo:color="#000000" style:font-name="Liberation Serif" fo:font-size="11pt" style:text-underline-style="none" fo:font-weight="normal" officeooo:rsid="006e8dd7" fo:background-color="#e6ecf9" loext:char-shading-value="0" style:font-size-asian="11pt" style:font-weight-asian="normal" style:font-size-complex="11pt" style:font-weight-complex="normal"/>
    </style:style>
    <style:style style:name="T108" style:family="text">
      <style:text-properties fo:color="#000000" style:font-name="Liberation Serif" fo:font-size="11pt" style:text-underline-style="none" officeooo:rsid="0040566f" style:font-size-asian="11pt" style:font-size-complex="11pt"/>
    </style:style>
    <style:style style:name="T109" style:family="text">
      <style:text-properties fo:color="#000000" style:font-name="Liberation Serif" fo:font-size="11pt" style:text-underline-style="none" officeooo:rsid="00438053" style:font-size-asian="11pt" style:font-size-complex="11pt"/>
    </style:style>
    <style:style style:name="T110" style:family="text">
      <style:text-properties fo:color="#000000" style:font-name="Liberation Serif" fo:font-size="11pt" style:text-underline-style="none" officeooo:rsid="00475f45" style:font-size-asian="11pt" style:font-size-complex="11pt"/>
    </style:style>
    <style:style style:name="T111" style:family="text">
      <style:text-properties fo:color="#000000" style:font-name="Liberation Serif" fo:font-size="11pt" style:text-underline-style="none" fo:font-weight="bold" officeooo:rsid="00438053" style:font-size-asian="11pt" style:font-weight-asian="bold" style:font-size-complex="11pt" style:font-weight-complex="bold"/>
    </style:style>
    <style:style style:name="T112" style:family="text">
      <style:text-properties fo:color="#000000" style:font-name="Liberation Serif" fo:font-size="11pt" style:text-underline-style="none" fo:font-weight="bold" officeooo:rsid="0040566f" style:font-size-asian="11pt" style:font-weight-asian="bold" style:font-size-complex="11pt" style:font-weight-complex="bold"/>
    </style:style>
    <style:style style:name="T113" style:family="text">
      <style:text-properties fo:color="#000000" style:font-name="Liberation Serif" fo:font-size="11pt" fo:font-weight="normal" fo:background-color="transparent" loext:char-shading-value="0" style:font-size-asian="11pt" style:font-weight-asian="normal" style:font-size-complex="11pt" style:font-weight-complex="normal"/>
    </style:style>
    <style:style style:name="T114" style:family="text">
      <style:text-properties fo:color="#000000" style:font-name="Liberation Serif" fo:font-size="11pt" fo:font-weight="normal" officeooo:rsid="00484f5f" fo:background-color="transparent" loext:char-shading-value="0" style:font-size-asian="11pt" style:font-weight-asian="normal" style:font-size-complex="11pt" style:font-weight-complex="normal"/>
    </style:style>
    <style:style style:name="T115" style:family="text">
      <style:text-properties fo:color="#000000" style:font-name="Liberation Serif" fo:font-size="11pt" style:text-underline-style="solid" style:text-underline-width="auto" style:text-underline-color="font-color" fo:font-weight="normal" officeooo:rsid="004a55ee" fo:background-color="transparent" loext:char-shading-value="0" style:font-size-asian="11pt" style:font-weight-asian="normal" style:font-size-complex="11pt" style:font-weight-complex="normal"/>
    </style:style>
    <style:style style:name="T116" style:family="text">
      <style:text-properties fo:color="#000000" style:font-name="Liberation Serif" fo:font-size="11pt" style:text-underline-style="solid" style:text-underline-width="auto" style:text-underline-color="font-color" fo:font-weight="normal" officeooo:rsid="006ba341" fo:background-color="transparent" loext:char-shading-value="0" style:font-size-asian="11pt" style:font-weight-asian="normal" style:font-size-complex="11pt" style:font-weight-complex="normal"/>
    </style:style>
    <style:style style:name="T117" style:family="text">
      <style:text-properties fo:color="#000000" style:font-name="Liberation Serif" fo:font-size="11pt" style:text-underline-style="solid" style:text-underline-width="auto" style:text-underline-color="font-color" fo:font-weight="normal" officeooo:rsid="007426ec" fo:background-color="transparent" loext:char-shading-value="0" style:font-size-asian="11pt" style:font-weight-asian="normal" style:font-size-complex="11pt" style:font-weight-complex="normal"/>
    </style:style>
    <style:style style:name="T118" style:family="text">
      <style:text-properties fo:color="#000000" style:font-name="Liberation Serif" fo:font-size="11pt" style:text-underline-style="solid" style:text-underline-width="auto" style:text-underline-color="font-color" fo:font-weight="normal" officeooo:rsid="007c84a1" fo:background-color="transparent" loext:char-shading-value="0" style:font-size-asian="11pt" style:font-weight-asian="normal" style:font-size-complex="11pt" style:font-weight-complex="normal"/>
    </style:style>
    <style:style style:name="T119" style:family="text">
      <style:text-properties fo:color="#000000" style:font-name="Liberation Serif" fo:font-size="11pt" style:text-underline-style="solid" style:text-underline-width="auto" style:text-underline-color="font-color" fo:font-weight="normal" officeooo:rsid="007d9d6b" fo:background-color="transparent" loext:char-shading-value="0" style:font-size-asian="11pt" style:font-weight-asian="normal" style:font-size-complex="11pt" style:font-weight-complex="normal"/>
    </style:style>
    <style:style style:name="T120" style:family="text">
      <style:text-properties fo:color="#000000" style:font-name="Liberation Serif" fo:font-size="11pt" style:text-underline-style="solid" style:text-underline-width="auto" style:text-underline-color="font-color" fo:font-weight="normal" officeooo:rsid="00843c5b" fo:background-color="transparent" loext:char-shading-value="0" style:font-size-asian="11pt" style:font-weight-asian="normal" style:font-size-complex="11pt" style:font-weight-complex="normal"/>
    </style:style>
    <style:style style:name="T121" style:family="text">
      <style:text-properties fo:color="#000000" style:font-name="Liberation Serif" fo:font-size="11pt" style:text-underline-style="solid" style:text-underline-width="auto" style:text-underline-color="font-color" fo:font-weight="normal" officeooo:rsid="00880c25" fo:background-color="transparent" loext:char-shading-value="0" style:font-size-asian="11pt" style:font-weight-asian="normal" style:font-size-complex="11pt" style:font-weight-complex="normal"/>
    </style:style>
    <style:style style:name="T122" style:family="text">
      <style:text-properties fo:color="#000000" style:font-name="Liberation Serif" fo:font-size="11pt" style:text-underline-style="solid" style:text-underline-width="auto" style:text-underline-color="font-color" fo:font-weight="bold" officeooo:rsid="007d9d6b" fo:background-color="transparent" loext:char-shading-value="0" style:font-size-asian="11pt" style:font-weight-asian="bold" style:font-size-complex="11pt" style:font-weight-complex="bold"/>
    </style:style>
    <style:style style:name="T123" style:family="text">
      <style:text-properties fo:color="#000000" style:font-name="Liberation Serif" fo:font-size="11pt" fo:font-style="normal" style:text-underline-style="solid" style:text-underline-width="auto" style:text-underline-color="font-color" fo:font-weight="bold" officeooo:rsid="00955f43" fo:background-color="transparent" loext:char-shading-value="0" style:font-size-asian="11pt" style:font-style-asian="normal" style:font-weight-asian="bold" style:font-size-complex="11pt" style:font-style-complex="normal" style:font-weight-complex="bold"/>
    </style:style>
    <style:style style:name="T124" style:family="text">
      <style:text-properties fo:color="#000000" style:font-name="Liberation Serif" fo:font-size="11pt" fo:font-style="normal" style:text-underline-style="none" fo:font-weight="normal" officeooo:rsid="0090589b"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color="#000000" style:font-name="Liberation Serif" fo:font-size="11pt" fo:font-style="normal" style:text-underline-style="none" fo:font-weight="normal" officeooo:rsid="00925fd2"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color="#000000"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color="#000000" style:font-name="Liberation Serif"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color="#000000" style:font-name="Liberation Serif" fo:font-size="11pt" fo:font-style="normal" style:text-underline-style="none" fo:font-weight="normal" officeooo:rsid="0097fcb0"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color="#000000" style:font-name="Liberation Seri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color="#000000" style:font-name="Liberation Serif" fo:font-size="11pt" fo:font-style="normal" style:text-underline-style="none" fo:font-weight="normal" officeooo:rsid="008ecd87"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color="#000000" style:font-name="Liberation Serif" fo:font-size="11pt" fo:font-style="normal" style:text-underline-style="none" fo:font-weight="normal" officeooo:rsid="00ae4042" fo:background-color="transparent" loext:char-shading-value="0" style:font-size-asian="11pt" style:font-style-asian="normal" style:font-weight-asian="normal" style:font-size-complex="11pt" style:font-style-complex="normal" style:font-weight-complex="normal"/>
    </style:style>
    <style:style style:name="T132" style:family="text">
      <style:text-properties fo:color="#000000" style:font-name="Liberation Serif" fo:font-size="11pt" fo:font-style="normal" style:text-underline-style="none" fo:font-weight="normal" officeooo:rsid="00af781c" fo:background-color="transparent" loext:char-shading-value="0" style:font-size-asian="11pt" style:font-style-asian="normal" style:font-weight-asian="normal" style:font-size-complex="11pt" style:font-style-complex="normal" style:font-weight-complex="normal"/>
    </style:style>
    <style:style style:name="T133" style:family="text">
      <style:text-properties fo:color="#000000" style:font-name="Liberation Serif" fo:font-size="11pt" fo:font-style="normal" style:text-underline-style="none" fo:font-weight="normal" officeooo:rsid="008d31b8" style:font-size-asian="11pt" style:font-style-asian="normal" style:font-weight-asian="normal" style:font-size-complex="11pt" style:font-style-complex="normal" style:font-weight-complex="normal"/>
    </style:style>
    <style:style style:name="T134" style:family="text">
      <style:text-properties fo:color="#000000" style:font-name="Liberation Serif" fo:font-size="11pt" fo:font-style="normal" style:text-underline-style="none" fo:font-weight="bold" officeooo:rsid="0090c3fc" fo:background-color="transparent" loext:char-shading-value="0" style:font-size-asian="11pt" style:font-style-asian="normal" style:font-weight-asian="bold" style:font-size-complex="11pt" style:font-style-complex="normal" style:font-weight-complex="bold"/>
    </style:style>
    <style:style style:name="T135" style:family="text">
      <style:text-properties fo:color="#000000" style:font-name="Liberation Serif" fo:font-size="11pt" fo:font-style="normal" style:text-underline-style="none" fo:font-weight="bold" officeooo:rsid="00955f43" fo:background-color="transparent" loext:char-shading-value="0" style:font-size-asian="11pt" style:font-style-asian="normal" style:font-weight-asian="bold" style:font-size-complex="11pt" style:font-style-complex="normal" style:font-weight-complex="bold"/>
    </style:style>
    <style:style style:name="T136" style:family="text">
      <style:text-properties fo:color="#000000" style:font-name="Liberation Serif" fo:font-size="11pt" fo:font-weight="bold" officeooo:rsid="00969233" style:font-size-asian="11pt" style:font-weight-asian="bold" style:font-size-complex="11pt" style:font-weight-complex="bold"/>
    </style:style>
    <style:style style:name="T137" style:family="text">
      <style:text-properties fo:color="#000000" style:font-name="Liberation Serif" fo:font-size="11pt" fo:font-weight="bold" officeooo:rsid="0097fcb0" style:font-size-asian="11pt" style:font-weight-asian="bold" style:font-size-complex="11pt" style:font-weight-complex="bold"/>
    </style:style>
    <style:style style:name="T138" style:family="text">
      <style:text-properties fo:color="#000000" style:font-name="Liberation Serif" fo:font-size="11pt" officeooo:rsid="00b2c3cf" style:font-size-asian="11pt" style:font-size-complex="11pt"/>
    </style:style>
    <style:style style:name="T139" style:family="text">
      <style:text-properties fo:color="#000000" style:font-name="Liberation Serif" fo:font-size="11pt" officeooo:rsid="00b6ca50" style:font-size-asian="11pt" style:font-size-complex="11pt"/>
    </style:style>
    <style:style style:name="T140" style:family="text">
      <style:text-properties fo:color="#000000" style:font-name="Liberation Serif" style:text-underline-style="none" fo:font-weight="normal" style:font-weight-asian="normal" style:font-weight-complex="normal"/>
    </style:style>
    <style:style style:name="T141" style:family="text">
      <style:text-properties fo:color="#000000" style:font-name="Liberation Serif" style:text-underline-style="none" fo:font-weight="normal" officeooo:rsid="004d88dd" style:font-weight-asian="normal" style:font-weight-complex="normal"/>
    </style:style>
    <style:style style:name="T142" style:family="text">
      <style:text-properties fo:color="#000000" style:font-name="Liberation Serif" style:text-underline-style="none" fo:font-weight="normal" officeooo:rsid="0053e423" style:font-weight-asian="normal" style:font-weight-complex="normal"/>
    </style:style>
    <style:style style:name="T143" style:family="text">
      <style:text-properties fo:color="#000000" style:font-name="Liberation Serif" fo:font-size="10pt" style:text-underline-style="none" fo:font-weight="normal" officeooo:rsid="00634114" fo:background-color="transparent" loext:char-shading-value="0" style:font-size-asian="10pt" style:font-weight-asian="normal" style:font-size-complex="10pt" style:font-weight-complex="normal"/>
    </style:style>
    <style:style style:name="T144" style:family="text">
      <style:text-properties fo:color="#000000" style:font-name="Liberation Serif" fo:font-size="10pt" fo:font-style="normal" style:text-underline-style="none" fo:font-weight="normal" officeooo:rsid="00b10393"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style:font-name="Liberation Serif" fo:font-size="14pt" style:text-underline-style="none" fo:font-weight="bold" officeooo:rsid="007426ec" fo:background-color="transparent" loext:char-shading-value="0" style:font-size-asian="14pt" style:font-weight-asian="bold" style:font-size-complex="14pt" style:font-weight-complex="bold"/>
    </style:style>
    <style:style style:name="T146" style:family="text">
      <style:text-properties fo:color="#000000" style:font-name="Liberation Serif" fo:font-size="14pt" fo:font-style="normal" style:text-underline-style="none" fo:font-weight="normal" officeooo:rsid="0086cc5b"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font-style="normal" style:text-underline-style="none" fo:font-weight="normal" officeooo:rsid="0090589b"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font-style="normal" style:text-underline-style="none" fo:font-weight="normal" officeooo:rsid="009bc79d"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9pt" style:text-underline-style="none" fo:font-weight="normal" officeooo:rsid="00771b67" fo:background-color="transparent" loext:char-shading-value="0" style:font-size-asian="9pt" style:font-weight-asian="normal" style:font-size-complex="9pt" style:font-weight-complex="normal"/>
    </style:style>
    <style:style style:name="T150" style:family="text">
      <style:text-properties fo:color="#000000" style:font-name="Liberation Serif" fo:font-size="18pt" style:text-underline-style="solid" style:text-underline-width="auto" style:text-underline-color="font-color" fo:font-weight="normal" officeooo:rsid="002501c3" fo:background-color="transparent" loext:char-shading-value="0" style:font-size-asian="18pt" style:font-weight-asian="normal" style:font-size-complex="18pt" style:font-weight-complex="normal"/>
    </style:style>
    <style:style style:name="T151" style:family="text">
      <style:text-properties fo:color="#000000" style:font-name="Liberation Serif" fo:font-size="18pt" style:text-underline-style="solid" style:text-underline-width="auto" style:text-underline-color="font-color" fo:font-weight="bold" officeooo:rsid="00862669" fo:background-color="transparent" loext:char-shading-value="0" style:font-size-asian="18pt" style:font-weight-asian="bold" style:font-size-complex="18pt" style:font-weight-complex="bold"/>
    </style:style>
    <style:style style:name="T152" style:family="text">
      <style:text-properties fo:color="#000000" style:font-name="Liberation Serif" fo:font-size="18pt" style:text-underline-style="none" fo:font-weight="normal" officeooo:rsid="002501c3" fo:background-color="transparent" loext:char-shading-value="0" style:font-size-asian="18pt" style:font-weight-asian="normal" style:font-size-complex="18pt" style:font-weight-complex="normal"/>
    </style:style>
    <style:style style:name="T153" style:family="text">
      <style:text-properties fo:color="#000000" style:font-name="Liberation Serif" fo:font-size="13pt" fo:font-style="normal" style:text-underline-style="solid" style:text-underline-width="auto" style:text-underline-color="font-color" fo:font-weight="bold" officeooo:rsid="00862669" fo:background-color="transparent" loext:char-shading-value="0" style:font-size-asian="13pt" style:font-style-asian="normal" style:font-weight-asian="bold" style:font-size-complex="13pt" style:font-style-complex="normal" style:font-weight-complex="bold"/>
    </style:style>
    <style:style style:name="T154" style:family="text">
      <style:text-properties fo:color="#000000" style:font-name="Liberation Serif" fo:font-size="13pt" fo:font-style="normal" style:text-underline-style="solid" style:text-underline-width="auto" style:text-underline-color="font-color" fo:font-weight="bold" officeooo:rsid="0090c3fc" fo:background-color="transparent" loext:char-shading-value="0" style:font-size-asian="13pt" style:font-style-asian="normal" style:font-weight-asian="bold" style:font-size-complex="13pt" style:font-style-complex="normal" style:font-weight-complex="bold"/>
    </style:style>
    <style:style style:name="T155" style:family="text">
      <style:text-properties fo:color="#000000" style:font-name="Liberation Serif" fo:font-size="13pt" fo:font-style="normal" style:text-underline-style="solid" style:text-underline-width="auto" style:text-underline-color="font-color" fo:font-weight="bold" officeooo:rsid="00969233" fo:background-color="transparent" loext:char-shading-value="0" style:font-size-asian="13pt" style:font-style-asian="normal" style:font-weight-asian="bold" style:font-size-complex="13pt" style:font-style-complex="normal" style:font-weight-complex="bold"/>
    </style:style>
    <style:style style:name="T156" style:family="text">
      <style:text-properties fo:color="#000000" style:font-name="Liberation Serif" fo:font-size="13pt" fo:font-style="normal" style:text-underline-style="solid" style:text-underline-width="auto" style:text-underline-color="font-color" fo:font-weight="bold" officeooo:rsid="009bc79d" fo:background-color="transparent" loext:char-shading-value="0" style:font-size-asian="13pt" style:font-style-asian="normal" style:font-weight-asian="bold" style:font-size-complex="13pt" style:font-style-complex="normal" style:font-weight-complex="bold"/>
    </style:style>
    <style:style style:name="T157" style:family="text">
      <style:text-properties fo:color="#000000" style:font-name="Liberation Serif" fo:font-size="13pt" fo:font-style="normal" style:text-underline-style="solid" style:text-underline-width="auto" style:text-underline-color="font-color" fo:font-weight="bold" officeooo:rsid="009c8118" fo:background-color="transparent" loext:char-shading-value="0" style:font-size-asian="13pt" style:font-style-asian="normal" style:font-weight-asian="bold" style:font-size-complex="13pt" style:font-style-complex="normal" style:font-weight-complex="bold"/>
    </style:style>
    <style:style style:name="T158" style:family="text">
      <style:text-properties fo:color="#000000" style:font-name="Liberation Serif" fo:font-size="13pt" fo:font-style="normal" style:text-underline-style="solid" style:text-underline-width="auto" style:text-underline-color="font-color" officeooo:rsid="009bc79d" fo:background-color="transparent" loext:char-shading-value="0" style:font-size-asian="13pt" style:font-style-asian="normal" style:font-size-complex="13pt" style:font-style-complex="normal"/>
    </style:style>
    <style:style style:name="T159" style:family="text">
      <style:text-properties fo:color="#000000" style:font-name="Liberation Serif" fo:font-size="13pt" fo:font-style="normal" style:text-underline-style="none" fo:font-weight="normal" officeooo:rsid="009bc79d" fo:background-color="transparent" loext:char-shading-value="0" style:font-size-asian="13pt" style:font-style-asian="normal" style:font-weight-asian="normal" style:font-size-complex="13pt" style:font-style-complex="normal" style:font-weight-complex="normal"/>
    </style:style>
    <style:style style:name="T160" style:family="text">
      <style:text-properties fo:color="#000000" style:font-name="Liberation Serif" fo:font-size="12pt" fo:font-style="normal" style:text-underline-style="none" fo:font-weight="normal" officeooo:rsid="00b0ccb1"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style:text-underline-style="none" fo:font-weight="normal" officeooo:rsid="00b10393"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style:text-underline-style="solid" style:text-underline-width="auto" style:text-underline-color="font-color" fo:font-weight="bold" officeooo:rsid="00af781c" fo:background-color="transparent" loext:char-shading-value="0" style:font-size-asian="12pt" style:font-style-asian="normal" style:font-weight-asian="bold" style:font-size-complex="12pt" style:font-style-complex="normal" style:font-weight-complex="bold"/>
    </style:style>
    <style:style style:name="T163" style:family="text">
      <style:text-properties fo:color="#000000" style:font-name="Liberation Serif" fo:font-size="12pt" fo:font-style="normal" style:text-underline-style="solid" style:text-underline-width="auto" style:text-underline-color="font-color" fo:font-weight="normal" officeooo:rsid="00af781c"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officeooo:rsid="008955d7"/>
    </style:style>
    <style:style style:name="T165" style:family="text">
      <style:text-properties fo:color="#000000" officeooo:rsid="008c1369"/>
    </style:style>
    <style:style style:name="T166" style:family="text">
      <style:text-properties fo:color="#000000" fo:font-weight="bold" officeooo:rsid="008c1369" style:font-weight-asian="bold" style:font-weight-complex="bold"/>
    </style:style>
    <style:style style:name="T167" style:family="text">
      <style:text-properties fo:color="#000000" fo:font-weight="bold" officeooo:rsid="008b1f99" style:font-weight-asian="bold" style:font-weight-complex="bold"/>
    </style:style>
    <style:style style:name="T168" style:family="text">
      <style:text-properties fo:color="#000000" officeooo:rsid="008b1f99"/>
    </style:style>
    <style:style style:name="T169" style:family="text">
      <style:text-properties fo:color="#000000" officeooo:rsid="008d31b8" fo:background-color="#ffffff" loext:char-shading-value="0"/>
    </style:style>
    <style:style style:name="T170" style:family="text">
      <style:text-properties fo:color="#000000" officeooo:rsid="008d31b8" fo:background-color="#e6ecf9" loext:char-shading-value="0"/>
    </style:style>
    <style:style style:name="T171" style:family="text">
      <style:text-properties fo:color="#000000" fo:font-style="italic" officeooo:rsid="008d31b8" fo:background-color="#e6ecf9" loext:char-shading-value="0" style:font-style-asian="italic" style:font-style-complex="italic"/>
    </style:style>
    <style:style style:name="T172" style:family="text">
      <style:text-properties fo:color="#000000" fo:font-style="italic" style:text-underline-style="solid" style:text-underline-width="auto" style:text-underline-color="font-color" fo:font-weight="bold" officeooo:rsid="008d31b8" fo:background-color="#e6ecf9" loext:char-shading-value="0" style:font-style-asian="italic" style:font-weight-asian="bold" style:font-style-complex="italic" style:font-weight-complex="bold"/>
    </style:style>
    <style:style style:name="T173" style:family="text">
      <style:text-properties fo:color="#000000" officeooo:rsid="00969233"/>
    </style:style>
    <style:style style:name="T174" style:family="text">
      <style:text-properties fo:color="#000000" fo:font-size="9pt" officeooo:rsid="00b10393" style:font-size-asian="9pt" style:font-size-complex="9pt"/>
    </style:style>
    <style:style style:name="T175" style:family="text">
      <style:text-properties fo:color="#000000" fo:font-size="9pt" officeooo:rsid="00b2c3cf" style:font-size-asian="9pt" style:font-size-complex="9pt"/>
    </style:style>
    <style:style style:name="T176" style:family="text">
      <style:text-properties fo:font-size="11pt" style:text-underline-style="none" fo:font-weight="normal" style:font-size-asian="9.60000038146973pt" style:font-weight-asian="normal" style:font-size-complex="11pt" style:font-weight-complex="normal"/>
    </style:style>
    <style:style style:name="T177" style:family="text">
      <style:text-properties fo:font-size="11pt" style:text-underline-style="none" fo:font-weight="normal" officeooo:rsid="002501c3" style:font-size-asian="9.60000038146973pt" style:font-weight-asian="normal" style:font-size-complex="11pt" style:font-weight-complex="normal"/>
    </style:style>
    <style:style style:name="T178" style:family="text">
      <style:text-properties fo:font-size="11pt" style:text-underline-style="none" fo:font-weight="normal" officeooo:rsid="00375b08" style:font-size-asian="9.60000038146973pt" style:font-weight-asian="normal" style:font-size-complex="11pt" style:font-weight-complex="normal"/>
    </style:style>
    <style:style style:name="T179" style:family="text">
      <style:text-properties fo:font-size="11pt" style:text-underline-style="none" fo:font-weight="normal" style:font-size-asian="11pt" style:font-weight-asian="normal" style:font-size-complex="11pt" style:font-weight-complex="normal"/>
    </style:style>
    <style:style style:name="T180" style:family="text">
      <style:text-properties fo:font-size="11pt" style:text-underline-style="none" fo:font-weight="normal" officeooo:rsid="001e5b33" style:font-size-asian="11pt" style:font-weight-asian="normal" style:font-size-complex="11pt" style:font-weight-complex="normal"/>
    </style:style>
    <style:style style:name="T181" style:family="text">
      <style:text-properties fo:font-size="11pt" style:text-underline-style="none" fo:font-weight="normal" officeooo:rsid="00203f45" style:font-size-asian="11pt" style:font-weight-asian="normal" style:font-size-complex="11pt" style:font-weight-complex="normal"/>
    </style:style>
    <style:style style:name="T182" style:family="text">
      <style:text-properties fo:font-size="11pt" style:text-underline-style="none" fo:font-weight="normal" officeooo:rsid="00686278" style:font-size-asian="11pt" style:font-weight-asian="normal" style:font-size-complex="11pt" style:font-weight-complex="normal"/>
    </style:style>
    <style:style style:name="T183" style:family="text">
      <style:text-properties fo:font-size="11pt" style:text-underline-style="none" fo:font-weight="normal" officeooo:rsid="00371bb8" fo:background-color="transparent" loext:char-shading-value="0" style:font-size-asian="11pt" style:font-weight-asian="normal" style:font-size-complex="11pt" style:font-weight-complex="normal"/>
    </style:style>
    <style:style style:name="T184" style:family="text">
      <style:text-properties fo:font-size="11pt" style:text-underline-style="none" fo:font-weight="normal" officeooo:rsid="00394300" fo:background-color="transparent" loext:char-shading-value="0" style:font-size-asian="11pt" style:font-weight-asian="normal" style:font-size-complex="11pt" style:font-weight-complex="normal"/>
    </style:style>
    <style:style style:name="T185" style:family="text">
      <style:text-properties fo:font-size="11pt" style:text-underline-style="none" fo:font-weight="normal" officeooo:rsid="0053e423" fo:background-color="transparent" loext:char-shading-value="0" style:font-size-asian="11pt" style:font-weight-asian="normal" style:font-size-complex="11pt" style:font-weight-complex="normal"/>
    </style:style>
    <style:style style:name="T186" style:family="text">
      <style:text-properties fo:font-size="11pt" style:text-underline-style="none" fo:font-weight="normal" officeooo:rsid="0055a200" fo:background-color="transparent" loext:char-shading-value="0" style:font-size-asian="11pt" style:font-weight-asian="normal" style:font-size-complex="11pt" style:font-weight-complex="normal"/>
    </style:style>
    <style:style style:name="T187" style:family="text">
      <style:text-properties fo:font-size="11pt" style:text-underline-style="none" fo:font-weight="normal" officeooo:rsid="005e9491" fo:background-color="transparent" loext:char-shading-value="0" style:font-size-asian="11pt" style:font-weight-asian="normal" style:font-size-complex="11pt" style:font-weight-complex="normal"/>
    </style:style>
    <style:style style:name="T188" style:family="text">
      <style:text-properties fo:font-size="11pt" style:text-underline-style="none" fo:font-weight="normal" officeooo:rsid="00634114" fo:background-color="transparent" loext:char-shading-value="0" style:font-size-asian="11pt" style:font-weight-asian="normal" style:font-size-complex="11pt" style:font-weight-complex="normal"/>
    </style:style>
    <style:style style:name="T189" style:family="text">
      <style:text-properties fo:font-size="11pt" style:text-underline-style="none" fo:font-weight="normal" officeooo:rsid="00707b44" fo:background-color="transparent" loext:char-shading-value="0" style:font-size-asian="11pt" style:font-weight-asian="normal" style:font-size-complex="11pt" style:font-weight-complex="normal"/>
    </style:style>
    <style:style style:name="T190" style:family="text">
      <style:text-properties fo:font-size="11pt" style:text-underline-style="none" fo:font-weight="normal" officeooo:rsid="007168ba" fo:background-color="transparent" loext:char-shading-value="0" style:font-size-asian="11pt" style:font-weight-asian="normal" style:font-size-complex="11pt" style:font-weight-complex="normal"/>
    </style:style>
    <style:style style:name="T191" style:family="text">
      <style:text-properties fo:font-size="11pt" style:text-underline-style="none" fo:font-weight="normal" officeooo:rsid="007426ec" fo:background-color="transparent" loext:char-shading-value="0" style:font-size-asian="11pt" style:font-weight-asian="normal" style:font-size-complex="11pt" style:font-weight-complex="normal"/>
    </style:style>
    <style:style style:name="T192" style:family="text">
      <style:text-properties fo:font-size="11pt" style:text-underline-style="none" fo:font-weight="normal" officeooo:rsid="00771b67" fo:background-color="transparent" loext:char-shading-value="0" style:font-size-asian="11pt" style:font-weight-asian="normal" style:font-size-complex="11pt" style:font-weight-complex="normal"/>
    </style:style>
    <style:style style:name="T193" style:family="text">
      <style:text-properties fo:font-size="11pt" style:text-underline-style="none" fo:font-weight="normal" officeooo:rsid="00843c5b" fo:background-color="transparent" loext:char-shading-value="0" style:font-size-asian="11pt" style:font-weight-asian="normal" style:font-size-complex="11pt" style:font-weight-complex="normal"/>
    </style:style>
    <style:style style:name="T194" style:family="text">
      <style:text-properties fo:font-size="11pt" style:text-underline-style="none" fo:font-weight="normal" officeooo:rsid="005909a0" fo:background-color="#e6ecf9" loext:char-shading-value="0" style:font-size-asian="11pt" style:font-weight-asian="normal" style:font-size-complex="11pt" style:font-weight-complex="normal"/>
    </style:style>
    <style:style style:name="T195" style:family="text">
      <style:text-properties fo:font-size="11pt" style:text-underline-style="none" fo:font-weight="normal" officeooo:rsid="00568866" fo:background-color="#e6ecf9" loext:char-shading-value="0" style:font-size-asian="11pt" style:font-weight-asian="normal" style:font-size-complex="11pt" style:font-weight-complex="normal"/>
    </style:style>
    <style:style style:name="T196" style:family="text">
      <style:text-properties fo:font-size="11pt" style:text-underline-style="none" fo:font-weight="normal" officeooo:rsid="00624c2d" fo:background-color="#e6ecf9" loext:char-shading-value="0" style:font-size-asian="11pt" style:font-weight-asian="normal" style:font-size-complex="11pt" style:font-weight-complex="normal"/>
    </style:style>
    <style:style style:name="T197" style:family="text">
      <style:text-properties fo:font-size="11pt" style:text-underline-style="none" fo:font-weight="normal" officeooo:rsid="006d1510" fo:background-color="#e6ecf9" loext:char-shading-value="0" style:font-size-asian="11pt" style:font-weight-asian="normal" style:font-size-complex="11pt" style:font-weight-complex="normal"/>
    </style:style>
    <style:style style:name="T198" style:family="text">
      <style:text-properties fo:font-size="11pt" style:text-underline-style="none" officeooo:rsid="003f6638" style:font-size-asian="11pt" style:font-size-complex="11pt"/>
    </style:style>
    <style:style style:name="T199" style:family="text">
      <style:text-properties fo:font-size="11pt" style:text-underline-style="none" officeooo:rsid="0040566f" style:font-size-asian="11pt" style:font-size-complex="11pt"/>
    </style:style>
    <style:style style:name="T200" style:family="text">
      <style:text-properties fo:font-size="11pt" fo:font-weight="normal" style:font-size-asian="9.60000038146973pt" style:font-weight-asian="normal" style:font-size-complex="11pt" style:font-weight-complex="normal"/>
    </style:style>
    <style:style style:name="T201" style:family="text">
      <style:text-properties fo:font-size="11pt" fo:font-weight="normal" officeooo:rsid="001e5b33" style:font-size-asian="9.60000038146973pt" style:font-weight-asian="normal" style:font-size-complex="11pt" style:font-weight-complex="normal"/>
    </style:style>
    <style:style style:name="T202" style:family="text">
      <style:text-properties fo:font-size="11pt" fo:font-weight="normal" style:font-size-asian="11pt" style:font-weight-asian="normal" style:font-size-complex="11pt" style:font-weight-complex="normal"/>
    </style:style>
    <style:style style:name="T203" style:family="text">
      <style:text-properties fo:font-size="11pt" fo:font-weight="normal" officeooo:rsid="002501c3" style:font-size-asian="11pt" style:font-weight-asian="normal" style:font-size-complex="11pt" style:font-weight-complex="normal"/>
    </style:style>
    <style:style style:name="T204" style:family="text">
      <style:text-properties fo:font-size="11pt" fo:font-weight="normal" fo:background-color="transparent" loext:char-shading-value="0" style:font-size-asian="11pt" style:font-weight-asian="normal" style:font-size-complex="11pt" style:font-weight-complex="normal"/>
    </style:style>
    <style:style style:name="T205" style:family="text">
      <style:text-properties fo:font-size="11pt" fo:font-weight="normal" officeooo:rsid="0034e914" fo:background-color="transparent" loext:char-shading-value="0" style:font-size-asian="11pt" style:font-weight-asian="normal" style:font-size-complex="11pt" style:font-weight-complex="normal"/>
    </style:style>
    <style:style style:name="T206" style:family="text">
      <style:text-properties fo:font-size="11pt" fo:font-weight="normal" officeooo:rsid="0035768a" fo:background-color="transparent" loext:char-shading-value="0" style:font-size-asian="11pt" style:font-weight-asian="normal" style:font-size-complex="11pt" style:font-weight-complex="normal"/>
    </style:style>
    <style:style style:name="T207" style:family="text">
      <style:text-properties fo:font-size="11pt" fo:font-weight="normal" officeooo:rsid="00634114" fo:background-color="transparent" loext:char-shading-value="0" style:font-size-asian="11pt" style:font-weight-asian="normal" style:font-size-complex="11pt" style:font-weight-complex="normal"/>
    </style:style>
    <style:style style:name="T208" style:family="text">
      <style:text-properties fo:font-size="11pt" fo:font-weight="normal" officeooo:rsid="00686278" fo:background-color="#e6ecf9" loext:char-shading-value="0" style:font-size-asian="11pt" style:font-weight-asian="normal" style:font-size-complex="11pt" style:font-weight-complex="normal"/>
    </style:style>
    <style:style style:name="T209" style:family="text">
      <style:text-properties fo:font-size="11pt" style:font-size-asian="11pt" style:font-size-complex="11pt"/>
    </style:style>
    <style:style style:name="T210" style:family="text">
      <style:text-properties fo:font-size="11pt" officeooo:rsid="0040566f" style:font-size-asian="11pt" style:font-size-complex="11pt"/>
    </style:style>
    <style:style style:name="T211" style:family="text">
      <style:text-properties fo:font-size="11pt" fo:background-color="transparent" loext:char-shading-value="0" style:font-size-asian="11pt" style:font-size-complex="11pt"/>
    </style:style>
    <style:style style:name="T212" style:family="text">
      <style:text-properties fo:font-size="11pt" style:text-underline-style="solid" style:text-underline-width="auto" style:text-underline-color="font-color" fo:font-weight="normal" officeooo:rsid="00371bb8" fo:background-color="transparent" loext:char-shading-value="0" style:font-size-asian="11pt" style:font-weight-asian="normal" style:font-size-complex="11pt" style:font-weight-complex="normal"/>
    </style:style>
    <style:style style:name="T213" style:family="text">
      <style:text-properties fo:font-size="11pt" style:text-underline-style="solid" style:text-underline-width="auto" style:text-underline-color="font-color" fo:font-weight="normal" officeooo:rsid="005e9491" fo:background-color="transparent" loext:char-shading-value="0" style:font-size-asian="11pt" style:font-weight-asian="normal" style:font-size-complex="11pt" style:font-weight-complex="normal"/>
    </style:style>
    <style:style style:name="T214" style:family="text">
      <style:text-properties fo:font-size="11pt" style:text-underline-style="solid" style:text-underline-width="auto" style:text-underline-color="font-color" fo:font-weight="normal" officeooo:rsid="00634114" fo:background-color="transparent" loext:char-shading-value="0" style:font-size-asian="11pt" style:font-weight-asian="normal" style:font-size-complex="11pt" style:font-weight-complex="normal"/>
    </style:style>
    <style:style style:name="T215" style:family="text">
      <style:text-properties fo:font-size="11pt" style:text-underline-style="solid" style:text-underline-width="auto" style:text-underline-color="font-color" fo:font-weight="normal" officeooo:rsid="00568866" fo:background-color="#e6ecf9" loext:char-shading-value="0" style:font-size-asian="11pt" style:font-weight-asian="normal" style:font-size-complex="11pt" style:font-weight-complex="normal"/>
    </style:style>
    <style:style style:name="T216" style:family="text">
      <style:text-properties fo:font-size="11pt" fo:font-style="normal" style:text-underline-style="solid" style:text-underline-width="auto" style:text-underline-color="font-color" fo:font-weight="normal" officeooo:rsid="00634114" fo:background-color="transparent" loext:char-shading-value="0" style:font-size-asian="11pt" style:font-style-asian="normal" style:font-weight-asian="normal" style:font-size-complex="11pt" style:font-style-complex="normal" style:font-weight-complex="normal"/>
    </style:style>
    <style:style style:name="T217"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18" style:family="text">
      <style:text-properties fo:font-size="11pt" fo:font-weight="bold" style:font-size-asian="11pt" style:font-weight-asian="bold" style:font-size-complex="11pt" style:font-weight-complex="bold"/>
    </style:style>
    <style:style style:name="T219" style:family="text">
      <style:text-properties fo:color="#009900" fo:font-size="11pt" style:text-underline-style="none" fo:font-weight="normal" officeooo:rsid="002501c3" style:font-size-asian="9.60000038146973pt" style:font-weight-asian="normal" style:font-size-complex="11pt" style:font-weight-complex="normal"/>
    </style:style>
    <style:style style:name="T220" style:family="text">
      <style:text-properties fo:color="#009900" fo:font-size="11pt" fo:font-weight="normal" style:font-size-asian="11pt" style:font-weight-asian="normal" style:font-size-complex="11pt" style:font-weight-complex="normal"/>
    </style:style>
    <style:style style:name="T221" style:family="text">
      <style:text-properties officeooo:rsid="002c962f"/>
    </style:style>
    <style:style style:name="T222" style:family="text">
      <style:text-properties fo:font-weight="bold" style:font-weight-asian="bold" style:font-weight-complex="bold"/>
    </style:style>
    <style:style style:name="T223" style:family="text">
      <style:text-properties fo:font-weight="bold" officeooo:rsid="001279c6" style:font-weight-asian="bold" style:font-weight-complex="bold"/>
    </style:style>
    <style:style style:name="T224" style:family="text">
      <style:text-properties fo:font-weight="bold" officeooo:rsid="00c148b1" style:font-weight-asian="bold" style:font-weight-complex="bold"/>
    </style:style>
    <style:style style:name="T225" style:family="text">
      <style:text-properties style:text-underline-style="none"/>
    </style:style>
    <style:style style:name="T226" style:family="text">
      <style:text-properties style:text-underline-style="none" fo:font-weight="normal" style:font-weight-asian="normal" style:font-weight-complex="normal"/>
    </style:style>
    <style:style style:name="T227" style:family="text">
      <style:text-properties style:text-underline-style="none" fo:font-weight="normal" officeooo:rsid="00568866" fo:background-color="#e6ecf9" loext:char-shading-value="0" style:font-weight-asian="normal" style:font-weight-complex="normal"/>
    </style:style>
    <style:style style:name="T228" style:family="text">
      <style:text-properties style:text-underline-style="none" fo:font-weight="normal" officeooo:rsid="00686278" fo:background-color="transparent" loext:char-shading-value="0" style:font-weight-asian="normal" style:font-weight-complex="normal"/>
    </style:style>
    <style:style style:name="T229" style:family="text">
      <style:text-properties style:text-underline-style="none" fo:font-weight="normal" officeooo:rsid="00634114" fo:background-color="transparent" loext:char-shading-value="0" style:font-weight-asian="normal" style:font-weight-complex="normal"/>
    </style:style>
    <style:style style:name="T230" style:family="text">
      <style:text-properties style:text-underline-style="none" fo:font-weight="normal" officeooo:rsid="006c4f5c" fo:background-color="transparent" loext:char-shading-value="0" style:font-weight-asian="normal" style:font-weight-complex="normal"/>
    </style:style>
    <style:style style:name="T231" style:family="text">
      <style:text-properties style:text-underline-style="none" fo:font-weight="normal" officeooo:rsid="007426ec" fo:background-color="transparent" loext:char-shading-value="0" style:font-weight-asian="normal" style:font-weight-complex="normal"/>
    </style:style>
    <style:style style:name="T232" style:family="text">
      <style:text-properties style:text-underline-style="none" fo:font-weight="normal" officeooo:rsid="00771b67" fo:background-color="transparent" loext:char-shading-value="0" style:font-weight-asian="normal" style:font-weight-complex="normal"/>
    </style:style>
    <style:style style:name="T233" style:family="text">
      <style:text-properties style:text-underline-style="none" fo:font-weight="normal" officeooo:rsid="008299bf" fo:background-color="transparent" loext:char-shading-value="0" style:font-weight-asian="normal" style:font-weight-complex="normal"/>
    </style:style>
    <style:style style:name="T234" style:family="text">
      <style:text-properties style:text-underline-style="none" officeooo:rsid="00880c25"/>
    </style:style>
    <style:style style:name="T235" style:family="text">
      <style:text-properties style:text-underline-style="none" fo:font-weight="bold" officeooo:rsid="001279c6" style:font-weight-asian="bold" style:font-weight-complex="bold"/>
    </style:style>
    <style:style style:name="T236" style:family="text">
      <style:text-properties officeooo:rsid="003b7b27"/>
    </style:style>
    <style:style style:name="T237" style:family="text">
      <style:text-properties fo:font-size="12pt" style:text-underline-style="none" officeooo:rsid="003b7b27" style:font-size-asian="12pt" style:font-size-complex="12pt"/>
    </style:style>
    <style:style style:name="T238" style:family="text">
      <style:text-properties style:font-name="Liberation Serif"/>
    </style:style>
    <style:style style:name="T239" style:family="text">
      <style:text-properties style:font-name="Liberation Serif" fo:font-size="11pt" style:font-size-asian="11pt" style:font-size-complex="11pt"/>
    </style:style>
    <style:style style:name="T240" style:family="text">
      <style:text-properties style:font-name="Liberation Serif" fo:font-size="11pt" style:text-underline-style="none" officeooo:rsid="003f6638" style:font-size-asian="11pt" style:font-size-complex="11pt"/>
    </style:style>
    <style:style style:name="T241" style:family="text">
      <style:text-properties style:font-name="Liberation Serif" fo:font-size="11pt" style:text-underline-style="none" officeooo:rsid="0040566f" style:font-size-asian="11pt" style:font-size-complex="11pt"/>
    </style:style>
    <style:style style:name="T242" style:family="text">
      <style:text-properties style:font-name="Liberation Serif"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43" style:family="text">
      <style:text-properties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244" style:family="text">
      <style:text-properties style:font-name="Liberation Serif" fo:font-size="11pt" fo:font-style="normal" style:text-underline-style="none" fo:font-weight="normal" officeooo:rsid="00925fd2" fo:background-color="transparent" loext:char-shading-value="0" style:font-size-asian="11pt" style:font-style-asian="normal" style:font-weight-asian="normal" style:font-size-complex="11pt" style:font-style-complex="normal" style:font-weight-complex="normal"/>
    </style:style>
    <style:style style:name="T245" style:family="text">
      <style:text-properties style:font-name="Liberation Serif" fo:font-size="10pt" style:text-underline-style="none" fo:font-weight="normal" officeooo:rsid="005e9491" fo:background-color="transparent" loext:char-shading-value="0" style:font-size-asian="10pt" style:font-weight-asian="normal" style:font-size-complex="10pt" style:font-weight-complex="normal"/>
    </style:style>
    <style:style style:name="T246" style:family="text">
      <style:text-properties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247" style:family="text">
      <style:text-properties style:font-name="Liberation Serif" fo:font-size="10pt" style:text-underline-style="solid" style:text-underline-width="auto" style:text-underline-color="font-color" officeooo:rsid="005e9491" fo:background-color="transparent" loext:char-shading-value="0" style:font-size-asian="10pt" style:font-size-complex="10pt"/>
    </style:style>
    <style:style style:name="T248" style:family="text">
      <style:text-properties fo:font-style="normal" style:font-style-asian="normal" style:font-style-complex="normal"/>
    </style:style>
    <style:style style:name="T249" style:family="text">
      <style:text-properties fo:font-style="normal" officeooo:rsid="003bebd5" style:font-style-asian="normal" style:font-style-complex="normal"/>
    </style:style>
    <style:style style:name="T250" style:family="text">
      <style:text-properties fo:font-style="normal" fo:font-weight="normal" officeooo:rsid="00925fd2" fo:background-color="transparent" loext:char-shading-value="0" style:font-style-asian="normal" style:font-weight-asian="normal" style:font-style-complex="normal" style:font-weight-complex="normal"/>
    </style:style>
    <style:style style:name="T251" style:family="text">
      <style:text-properties fo:font-style="normal" fo:font-weight="normal" officeooo:rsid="00969233" fo:background-color="transparent" loext:char-shading-value="0" style:font-style-asian="normal" style:font-weight-asian="normal" style:font-style-complex="normal" style:font-weight-complex="normal"/>
    </style:style>
    <style:style style:name="T252" style:family="text">
      <style:text-properties fo:font-size="16pt" style:font-size-asian="16pt" style:font-size-complex="16pt"/>
    </style:style>
    <style:style style:name="T253" style:family="text">
      <style:text-properties fo:font-size="16pt" style:text-underline-style="none" style:font-size-asian="16pt" style:font-size-complex="16pt"/>
    </style:style>
    <style:style style:name="T254" style:family="text">
      <style:text-properties fo:font-weight="normal" style:font-weight-asian="normal" style:font-weight-complex="normal"/>
    </style:style>
    <style:style style:name="T255" style:family="text">
      <style:text-properties fo:font-weight="normal" officeooo:rsid="00530ccd" style:font-weight-asian="normal" style:font-weight-complex="normal"/>
    </style:style>
    <style:style style:name="T256" style:family="text">
      <style:text-properties fo:font-weight="normal" officeooo:rsid="0053e423" style:font-weight-asian="normal" style:font-weight-complex="normal"/>
    </style:style>
    <style:style style:name="T257" style:family="text">
      <style:text-properties fo:font-weight="normal" officeooo:rsid="00634114" fo:background-color="#e6ecf9" loext:char-shading-value="0" style:font-weight-asian="normal" style:font-weight-complex="normal"/>
    </style:style>
    <style:style style:name="T258" style:family="text">
      <style:text-properties fo:font-weight="normal" officeooo:rsid="007426ec" fo:background-color="#e6ecf9" loext:char-shading-value="0" style:font-weight-asian="normal" style:font-weight-complex="normal"/>
    </style:style>
    <style:style style:name="T259" style:family="text">
      <style:text-properties fo:font-weight="normal" officeooo:rsid="00686278" fo:background-color="transparent" loext:char-shading-value="0" style:font-weight-asian="normal" style:font-weight-complex="normal"/>
    </style:style>
    <style:style style:name="T260" style:family="text">
      <style:text-properties fo:font-weight="normal" officeooo:rsid="00634114" fo:background-color="transparent" loext:char-shading-value="0" style:font-weight-asian="normal" style:font-weight-complex="normal"/>
    </style:style>
    <style:style style:name="T261" style:family="text">
      <style:text-properties fo:font-weight="normal" officeooo:rsid="007426ec" fo:background-color="transparent" loext:char-shading-value="0" style:font-weight-asian="normal" style:font-weight-complex="normal"/>
    </style:style>
    <style:style style:name="T262" style:family="text">
      <style:text-properties fo:font-weight="normal" officeooo:rsid="008095ca" fo:background-color="transparent" loext:char-shading-value="0" style:font-weight-asian="normal" style:font-weight-complex="normal"/>
    </style:style>
    <style:style style:name="T263" style:family="text">
      <style:text-properties fo:font-size="10pt" style:font-size-asian="10pt" style:font-size-complex="10pt"/>
    </style:style>
    <style:style style:name="T264" style:family="text">
      <style:text-properties fo:font-size="10pt" officeooo:rsid="005c4e0d" style:font-size-asian="10pt" style:font-size-complex="10pt"/>
    </style:style>
    <style:style style:name="T265" style:family="text">
      <style:text-properties fo:font-size="10pt" fo:language="es" fo:country="ES" style:font-size-asian="10pt" style:font-size-complex="10pt"/>
    </style:style>
    <style:style style:name="T266" style:family="text">
      <style:text-properties fo:font-size="10pt" fo:language="es" fo:country="ES" officeooo:rsid="001279c6" style:font-size-asian="10pt" style:font-size-complex="10pt"/>
    </style:style>
    <style:style style:name="T267" style:family="text">
      <style:text-properties fo:font-size="10pt" fo:language="es" fo:country="ES" officeooo:rsid="00134e48" style:font-size-asian="10pt" style:font-size-complex="10pt"/>
    </style:style>
    <style:style style:name="T268" style:family="text">
      <style:text-properties fo:font-size="10pt" fo:language="es" fo:country="ES" officeooo:rsid="00148894" style:font-size-asian="10pt" style:font-size-complex="10pt"/>
    </style:style>
    <style:style style:name="T269" style:family="text">
      <style:text-properties fo:font-size="10pt" fo:language="es" fo:country="ES" officeooo:rsid="001588a0" style:font-size-asian="10pt" style:font-size-complex="10pt"/>
    </style:style>
    <style:style style:name="T270" style:family="text">
      <style:text-properties fo:font-size="10pt" fo:language="es" fo:country="ES" officeooo:rsid="0019c3d8" style:font-size-asian="10pt" style:font-size-complex="10pt"/>
    </style:style>
    <style:style style:name="T271" style:family="text">
      <style:text-properties fo:font-size="10pt" fo:language="es" fo:country="ES" officeooo:rsid="001a5fb8" style:font-size-asian="10pt" style:font-size-complex="10pt"/>
    </style:style>
    <style:style style:name="T272" style:family="text">
      <style:text-properties fo:font-size="10pt" fo:language="es" fo:country="ES" officeooo:rsid="00c2d0e3" style:font-size-asian="10pt" style:font-size-complex="10pt"/>
    </style:style>
    <style:style style:name="T273" style:family="text">
      <style:text-properties fo:font-size="10pt" fo:language="es" fo:country="ES" fo:font-weight="bold" style:font-size-asian="10pt" style:font-weight-asian="bold" style:font-size-complex="10pt" style:font-weight-complex="bold"/>
    </style:style>
    <style:style style:name="T274" style:family="text">
      <style:text-properties fo:font-size="10pt" fo:language="es" fo:country="ES" fo:font-weight="bold" officeooo:rsid="001279c6" style:font-size-asian="10pt" style:font-weight-asian="bold" style:font-size-complex="10pt" style:font-weight-complex="bold"/>
    </style:style>
    <style:style style:name="T275" style:family="text">
      <style:text-properties fo:font-size="10pt" fo:language="es" fo:country="ES" fo:font-weight="bold" officeooo:rsid="00134e48" style:font-size-asian="10pt" style:font-weight-asian="bold" style:font-size-complex="10pt" style:font-weight-complex="bold"/>
    </style:style>
    <style:style style:name="T276" style:family="text">
      <style:text-properties fo:font-size="10pt" fo:language="es" fo:country="ES" fo:font-weight="bold" officeooo:rsid="00148894" style:font-size-asian="10pt" style:font-weight-asian="bold" style:font-size-complex="10pt" style:font-weight-complex="bold"/>
    </style:style>
    <style:style style:name="T277" style:family="text">
      <style:text-properties fo:font-size="10pt" fo:language="es" fo:country="ES" fo:font-weight="bold" officeooo:rsid="00c2d0e3" style:font-size-asian="10pt" style:font-weight-asian="bold" style:font-size-complex="10pt" style:font-weight-complex="bold"/>
    </style:style>
    <style:style style:name="T278" style:family="text">
      <style:text-properties fo:font-size="10pt" fo:language="es" fo:country="ES" fo:font-weight="normal" officeooo:rsid="001588a0" style:font-size-asian="10pt" style:font-weight-asian="normal" style:font-size-complex="10pt" style:font-weight-complex="normal"/>
    </style:style>
    <style:style style:name="T279" style:family="text">
      <style:text-properties fo:color="#0000ff" fo:font-size="8pt" style:text-underline-style="none" fo:font-weight="normal" officeooo:rsid="00568866" fo:background-color="#e6ecf9" loext:char-shading-value="0" style:font-size-asian="8pt" style:font-weight-asian="normal" style:font-size-complex="8pt" style:font-weight-complex="normal"/>
    </style:style>
    <style:style style:name="T280" style:family="text">
      <style:text-properties fo:color="#0000ff" style:font-name="Liberation Serif" fo:font-size="10pt" style:text-underline-style="none" fo:font-weight="normal" officeooo:rsid="005e9491" fo:background-color="transparent" loext:char-shading-value="0" style:font-size-asian="10pt" style:font-weight-asian="normal" style:font-size-complex="10pt" style:font-weight-complex="normal"/>
    </style:style>
    <style:style style:name="T281" style:family="text">
      <style:text-properties fo:color="#0000ff"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282" style:family="text">
      <style:text-properties officeooo:rsid="00686278"/>
    </style:style>
    <style:style style:name="T283" style:family="text">
      <style:text-properties officeooo:rsid="006c4f5c"/>
    </style:style>
    <style:style style:name="T284" style:family="text">
      <style:text-properties officeooo:rsid="00707b44"/>
    </style:style>
    <style:style style:name="T285" style:family="text">
      <style:text-properties officeooo:rsid="007426ec"/>
    </style:style>
    <style:style style:name="T286" style:family="text">
      <style:text-properties style:text-underline-style="solid" style:text-underline-width="auto" style:text-underline-color="font-color"/>
    </style:style>
    <style:style style:name="T287" style:family="text">
      <style:text-properties style:text-underline-style="solid" style:text-underline-width="auto" style:text-underline-color="font-color" officeooo:rsid="00880c25"/>
    </style:style>
    <style:style style:name="T288" style:family="text">
      <style:text-properties style:text-underline-style="solid" style:text-underline-width="auto" style:text-underline-color="font-color" officeooo:rsid="0088392c"/>
    </style:style>
    <style:style style:name="T289" style:family="text">
      <style:text-properties officeooo:rsid="0089469b"/>
    </style:style>
    <style:style style:name="T290" style:family="text">
      <style:text-properties officeooo:rsid="008955d7"/>
    </style:style>
    <style:style style:name="T291" style:family="text">
      <style:text-properties fo:color="#009933" style:font-name="Liberation Serif" fo:font-size="11pt" fo:font-style="normal" style:text-underline-style="none" fo:font-weight="normal" officeooo:rsid="0090589b" fo:background-color="transparent" loext:char-shading-value="0" style:font-size-asian="11pt" style:font-style-asian="normal" style:font-weight-asian="normal" style:font-size-complex="11pt" style:font-style-complex="normal" style:font-weight-complex="normal"/>
    </style:style>
    <style:style style:name="T292" style:family="text">
      <style:text-properties fo:color="#009933"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293" style:family="text">
      <style:text-properties fo:color="#009933" style:font-name="Liberation Serif" fo:font-size="11pt" fo:font-style="normal" style:text-underline-style="none" fo:font-weight="normal" officeooo:rsid="008ecd87" fo:background-color="transparent" loext:char-shading-value="0" style:font-size-asian="11pt" style:font-style-asian="normal" style:font-weight-asian="normal" style:font-size-complex="11pt" style:font-style-complex="normal" style:font-weight-complex="normal"/>
    </style:style>
    <style:style style:name="T294" style:family="text">
      <style:text-properties officeooo:rsid="0090c3fc"/>
    </style:style>
    <style:style style:name="T29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6" style:family="text">
      <style:text-properties officeooo:rsid="0094973f"/>
    </style:style>
    <style:style style:name="T297" style:family="text">
      <style:text-properties fo:color="#00cc33" style:font-name="Liberation Serif" fo:font-size="11pt" fo:font-style="normal" style:text-underline-style="none" fo:font-weight="normal" officeooo:rsid="009bc79d" fo:background-color="transparent" loext:char-shading-value="0" style:font-size-asian="11pt" style:font-style-asian="normal" style:font-weight-asian="normal" style:font-size-complex="11pt" style:font-style-complex="normal" style:font-weight-complex="normal"/>
    </style:style>
    <style:style style:name="T298" style:family="text">
      <style:text-properties fo:color="#00cc33" style:font-name="Liberation Serif" fo:font-size="12pt" fo:font-style="normal" style:text-underline-style="none" fo:font-weight="normal" officeooo:rsid="00ae4042"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color="#00cc33" style:font-name="Liberation Serif" fo:font-size="12pt" fo:font-style="normal" style:text-underline-style="none" fo:font-weight="normal" officeooo:rsid="00b0ccb1"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fo:color="#ff3300" fo:font-weight="bold" style:font-weight-asian="bold" style:font-weight-complex="bold"/>
    </style:style>
    <style:style style:name="T301" style:family="text">
      <style:text-properties officeooo:rsid="00a85463"/>
    </style:style>
    <style:style style:name="T302" style:family="text">
      <style:text-properties fo:color="#0000cc" fo:font-size="9pt" officeooo:rsid="00b2c3cf" style:font-size-asian="9pt" style:font-size-complex="9pt"/>
    </style:style>
    <style:style style:name="T303" style:family="text">
      <style:text-properties officeooo:rsid="00bd80cf"/>
    </style:style>
    <style:style style:name="T304" style:family="text">
      <style:text-properties officeooo:rsid="001279c6"/>
    </style:style>
    <style:style style:name="T305" style:family="text">
      <style:text-properties fo:language="es" fo:country="ES"/>
    </style:style>
    <style:style style:name="T306" style:family="text">
      <style:text-properties officeooo:rsid="00266e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consecutive-numbering="true">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2">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image text:level="1"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00875074648667508" text:style-name="L1">
        <text:list-item>
          <text:p text:style-name="P72">Introducción <text:s/>y tutoriales</text:p>
        </text:list-item>
      </text:list>
      <text:p text:style-name="P5"/>
      <text:list xml:id="list212744016022133273" text:style-name="L2">
        <text:list-item>
          <text:p text:style-name="P73">20161010 – artículos:</text:p>
        </text:list-item>
      </text:list>
      <text:p text:style-name="P1"><text:tab/>-artículos sobre Big Data.</text:p>
      <text:p text:style-name="P1"/>
      <text:p text:style-name="P1"/>
      <text:p text:style-name="P1"/>
      <text:list xml:id="list3798553107611828091" text:style-name="L3">
        <text:list-item>
          <text:p text:style-name="P74">20161121 – aprendizaje SQL:</text:p>
        </text:list-item>
      </text:list>
      <text:list xml:id="list1144492739912886054" text:style-name="L4">
        <text:list-item>
          <text:p text:style-name="P76">pdf (1):</text:p>
          <text:p text:style-name="P77">-transacciones→ entre el begin y el end se hace todo o nada.</text:p>
        </text:list-item>
      </text:list>
      <text:p text:style-name="P3"/>
      <text:p text:style-name="P2"/>
      <text:list xml:id="list141956169273055" text:continue-numbering="true" text:style-name="L4">
        <text:list-item>
          <text:p text:style-name="P76">Pdf (2):</text:p>
        </text:list-item>
      </text:list>
      <text:p text:style-name="P3"/>
      <text:p text:style-name="P3"/>
      <text:list xml:id="list141955288098099" text:continue-numbering="true" text:style-name="L4">
        <text:list-item>
          <text:p text:style-name="P76">Instalaciones anacoda y python:</text:p>
          <text:p text:style-name="P78">- <text:span text:style-name="T1">python debe tener la versión 2.7</text:span></text:p>
        </text:list-item>
      </text:list>
      <text:p text:style-name="P2"><text:tab/>-<text:span text:style-name="T1">ANACONDA: descargar la versión para python 2.7</text:span></text:p>
      <text:list xml:id="list141955933535155" text:continue-numbering="true" text:style-name="L4">
        <text:list-header>
          <text:p text:style-name="P75"><text:span text:style-name="T180">-</text:span><text:span text:style-name="T181">ipython-sql: </text:span><text:span text:style-name="Source_20_Text"><text:span text:style-name="T4">conda install -c conda-forge ipython-sql </text:span></text:span></text:p>
          <text:p text:style-name="P78"><text:span text:style-name="T52">- </text:span><text:span text:style-name="T3">$ jupyter-notebook nombre-de-cuaderno.ipynb </text:span><text:span text:style-name="T52">→ para ejecutar en el anaconda y que se abra el navegador.</text:span></text:p>
        </text:list-header>
      </text:list>
      <text:p text:style-name="P6"/>
      <text:p text:style-name="P2"/>
      <text:list xml:id="list141955442130641" text:continue-numbering="true" text:style-name="L4">
        <text:list-item>
          <text:p text:style-name="P82"><text:span text:style-name="T201">I</text:span><text:span text:style-name="T200">nstalación voltdb:</text:span></text:p>
          <text:p text:style-name="P79">- el voltdb se puede ejecutar desde cualquier lado por el export que he hecho en el .bashrc</text:p>
          <text:list>
            <text:list-header>
              <text:p text:style-name="P80">“<text:span text:style-name="T2">export PATH=/home/anombela/Escritorio/TFG/voltdb/bin:$PATH</text:span>”</text:p>
            </text:list-header>
          </text:list>
          <text:p text:style-name="P83"><text:span text:style-name="T176">- </text:span><text:a xlink:type="simple" xlink:href="https://github.com/VoltDB/voltdb/wiki/Building-VoltDB" text:style-name="Internet_20_link" text:visited-style-name="Visited_20_Internet_20_Link"><text:span text:style-name="T219">https://github.com/VoltDB/voltdb/wiki/Building-VoltDB</text:span></text:a></text:p>
          <text:p text:style-name="P85"><text:span text:style-name="T177">- </text:span><text:span text:style-name="T178">dependiendo de donde se inicie el voltdb init se creará la carpeta en un lado o en otro, yo para tenerlo siempre en el mismo lado lo iniciaré desde el directorio raíz, según se abre el terminal.</text:span></text:p>
        </text:list-item>
      </text:list>
      <text:p text:style-name="P15"/>
      <text:p text:style-name="P15"/>
      <text:list xml:id="list5532735662254771634" text:style-name="L5">
        <text:list-item>
          <text:p text:style-name="P86"><text:span text:style-name="T252">20170214 - tutorial voltdb:</text:span><text:span text:style-name="T253"> </text:span><text:span text:style-name="T225"><text:s text:c="2"/></text:span><text:span text:style-name="T237">$→ terminal <text:s text:c="11"/>&gt;→ sqlcmd</text:span></text:p>
          <text:p text:style-name="P87"><text:span text:style-name="T203">- </text:span><text:span text:style-name="T202">Este tutorial se encuentra en la dirección: </text:span><text:a xlink:type="simple" xlink:href="https://docs.voltdb.com/tutorial/" text:style-name="Internet_20_link" text:visited-style-name="Visited_20_Internet_20_Link"><text:span text:style-name="T220">https://docs.voltdb.com/tutorial/</text:span></text:a></text:p>
          <text:p text:style-name="P89"/>
        </text:list-item>
      </text:list>
      <text:p text:style-name="P4"><text:span text:style-name="T53"><text:tab/>- </text:span><text:span text:style-name="T55">VoltDB es una base de datos relacional</text:span><text:span text:style-name="T53">.</text:span></text:p>
      <text:p text:style-name="P4"><text:span text:style-name="T53"><text:tab/>- características: Definición del esquema, </text:span>Consultas SQL, Particionamiento, Actualizaciones de <text:tab/>esquema <text:span text:style-name="T221">y </text:span>Procedimientos almacenados.</text:p>
      <text:p text:style-name="P4"/>
      <text:list xml:id="list1846224478572438541" text:style-name="L6">
        <text:list-item>
          <text:p text:style-name="P106"><text:span text:style-name="T56">C</text:span><text:span text:style-name="T55">reando la base de datos</text:span></text:p>
        </text:list-item>
      </text:list>
      <text:list xml:id="list1083193292922496282" text:style-name="L7">
        <text:list-item>
          <text:p text:style-name="P84"><text:a xlink:type="simple" xlink:href="https://translate.googleusercontent.com/translate_c?depth=1&amp;hl=es&amp;rurl=translate.google.com&amp;sl=auto&amp;sp=nmt4&amp;tl=es&amp;u=https://docs.voltdb.com/tutorial/Part1.php&amp;usg=ALkJrhj6cHsLsG_mLzZqZykzxoG3wXf6rw#StartDB" text:style-name="Internet_20_link" text:visited-style-name="Visited_20_Internet_20_Link"><text:span text:style-name="T75">Iniciar la base de datos y cargar el esquema</text:span></text:a></text:p>
        </text:list-item>
      </text:list>
      <text:p text:style-name="P11"><text:span text:style-name="T58"><text:tab/>- </text:span><text:span text:style-name="T5">$ </text:span><text:span text:style-name="Strong_20_Emphasis"><text:span text:style-name="T5">voltdb init </text:span></text:span><text:span text:style-name="Strong_20_Emphasis"><text:span text:style-name="T82">→</text:span></text:span><text:span text:style-name="Strong_20_Emphasis"><text:span text:style-name="T83"> </text:span></text:span><text:span text:style-name="Strong_20_Emphasis"><text:span text:style-name="T76">i</text:span></text:span><text:span text:style-name="Strong_20_Emphasis"><text:span text:style-name="T77">nicializa un directorio raíz que VoltDB usa para almacenar su configuración, <text:tab/>registros y otra información basada en disco.</text:span></text:span><text:span text:style-name="Strong_20_Emphasis"><text:span text:style-name="T81"> Cuando se hace un init se crea una carpeta con cosas.</text:span></text:span></text:p>
      <text:p text:style-name="P12"><text:span text:style-name="Strong_20_Emphasis"><text:span text:style-name="T77"><text:tab/>- </text:span></text:span><text:span text:style-name="Strong_20_Emphasis"><text:span text:style-name="T7">$ voltdb init –force </text:span></text:span><text:span text:style-name="Strong_20_Emphasis"><text:span text:style-name="T77">→ empezar con una nueva configuración o un esquema completamente <text:tab/>diferente.</text:span></text:span></text:p>
      <text:p text:style-name="P11"><text:span text:style-name="Strong_20_Emphasis"><text:span text:style-name="T84"><text:tab/>- </text:span></text:span><text:span text:style-name="Strong_20_Emphasis"><text:span text:style-name="T7">$ voltdb start </text:span></text:span><text:span text:style-name="Strong_20_Emphasis"><text:span text:style-name="T77">→ dice a VoltDB que inicie el proceso de la base de datos. Una vez que se inicia, <text:tab/>el servidor informa el siguiente mensaje: “Server completed initialization.”. </text:span></text:span><text:span text:style-name="Strong_20_Emphasis"><text:span text:style-name="T81">Crea mas cosas en la <text:tab/>carpeta.</text:span></text:span></text:p>
      <text:p text:style-name="P13"><text:span text:style-name="Strong_20_Emphasis"><text:span text:style-name="T77"><text:tab/>- </text:span></text:span><text:span text:style-name="Strong_20_Emphasis"><text:span text:style-name="T8">$ sqlcmd </text:span></text:span><text:span text:style-name="Strong_20_Emphasis"><text:span text:style-name="T78">→ La línea de comandos SQL interactiva de VoltDB. “</text:span></text:span><text:span text:style-name="Strong_20_Emphasis"><text:span text:style-name="T8">$ <text:s/>exit</text:span></text:span><text:span text:style-name="Strong_20_Emphasis"><text:span text:style-name="T78">” para salir.</text:span></text:span></text:p>
      <text:p text:style-name="P14"><text:span text:style-name="Strong_20_Emphasis"><text:span text:style-name="T78"><text:tab/>- </text:span></text:span><text:span text:style-name="Strong_20_Emphasis"><text:span text:style-name="T79">Se </text:span></text:span><text:span text:style-name="Strong_20_Emphasis"><text:span text:style-name="T78">puede usar la directiva “</text:span></text:span><text:span text:style-name="Strong_20_Emphasis"><text:span text:style-name="T9">$ </text:span></text:span><text:span text:style-name="Strong_20_Emphasis"><text:span text:style-name="T8">FILE _____.</text:span></text:span><text:span text:style-name="Strong_20_Emphasis"><text:span text:style-name="T9">sql</text:span></text:span><text:span text:style-name="Strong_20_Emphasis"><text:span text:style-name="T79">”</text:span></text:span><text:span text:style-name="Strong_20_Emphasis"><text:span text:style-name="T78">para procesar todas las sentencias DDL con un solo <text:tab/>comando.</text:span></text:span></text:p>
      <text:p text:style-name="P14"><text:a xlink:type="simple" xlink:href="https://translate.googleusercontent.com/translate_c?depth=1&amp;hl=es&amp;rurl=translate.google.com&amp;sl=auto&amp;sp=nmt4&amp;tl=es&amp;u=https://docs.voltdb.com/tutorial/Part1.php&amp;usg=ALkJrhj6cHsLsG_mLzZqZykzxoG3wXf6rw#UseSQL" text:style-name="Internet_20_link" text:visited-style-name="Visited_20_Internet_20_Link"><text:span text:style-name="Strong_20_Emphasis"><text:span text:style-name="T59"/></text:span></text:a></text:p>
      <text:list xml:id="list5208295631392985137" text:style-name="L8">
        <text:list-item>
          <text:p text:style-name="P107"><text:a xlink:type="simple" xlink:href="https://translate.googleusercontent.com/translate_c?depth=1&amp;hl=es&amp;rurl=translate.google.com&amp;sl=auto&amp;sp=nmt4&amp;tl=es&amp;u=https://docs.voltdb.com/tutorial/Part1.php&amp;usg=ALkJrhj6cHsLsG_mLzZqZykzxoG3wXf6rw#UseSQL" text:style-name="Internet_20_link" text:visited-style-name="Visited_20_Internet_20_Link"><text:span text:style-name="Strong_20_Emphasis"><text:span text:style-name="T71">Usando consultas SQL</text:span></text:span></text:a></text:p>
        </text:list-item>
      </text:list>
      <text:p text:style-name="P11"><text:span text:style-name="Strong_20_Emphasis"><text:span text:style-name="T7"><text:tab/></text:span></text:span><text:span text:style-name="Strong_20_Emphasis"><text:span text:style-name="T77">-</text:span></text:span><text:span text:style-name="Strong_20_Emphasis"><text:span text:style-name="T80"> Ejemplos usando INSERT y SELECT.</text:span></text:span></text:p>
      <text:p text:style-name="P7"><text:soft-page-break/></text:p>
      <text:list xml:id="list7946008626591463324" text:style-name="L9">
        <text:list-item>
          <text:p text:style-name="P88">Cargando y Administrando Datos</text:p>
          <text:p text:style-name="P88"/>
          <text:p text:style-name="P108"><text:span text:style-name="T60">- </text:span><text:span text:style-name="Strong_20_Emphasis"><text:span text:style-name="T6">csvloader </text:span></text:span><text:span text:style-name="Strong_20_Emphasis"><text:span text:style-name="T204">→</text:span></text:span><text:span text:style-name="Strong_20_Emphasis"><text:span text:style-name="T205"> </text:span></text:span><text:span text:style-name="Strong_20_Emphasis"><text:span text:style-name="T204">lee un archivo de datos, como un archivo de valores separados por comas</text:span></text:span><text:span text:style-name="Strong_20_Emphasis"><text:span text:style-name="T211"> </text:span></text:span><text:span text:style-name="Strong_20_Emphasis"><text:span text:style-name="T204">. </text:span></text:span><text:span text:style-name="Strong_20_Emphasis"><text:span text:style-name="T206">S</text:span></text:span><text:span text:style-name="Strong_20_Emphasis"><text:span text:style-name="T204">upone que las columnas de datos están en el mismo orden que el especificado en el esquema.</text:span></text:span></text:p>
        </text:list-item>
      </text:list>
      <text:p text:style-name="P17"><text:span text:style-name="Strong_20_Emphasis"><text:span text:style-name="T204"><text:tab/></text:span></text:span></text:p>
      <text:list xml:id="list7134205216257772079" text:style-name="L10">
        <text:list-item>
          <text:p text:style-name="P109"><text:span text:style-name="Strong_20_Emphasis"><text:span text:style-name="T212">Reinicio de la Base de Datos</text:span></text:span></text:p>
          <text:p text:style-name="P110"><text:span text:style-name="Strong_20_Emphasis"><text:span text:style-name="T183">- </text:span></text:span><text:span text:style-name="Strong_20_Emphasis"><text:span text:style-name="T10">$ FILE towns.sql </text:span></text:span><text:span text:style-name="Strong_20_Emphasis"><text:span text:style-name="T184">→ carga un archivo con instrucciones sql.</text:span></text:span></text:p>
        </text:list-item>
      </text:list>
      <text:p text:style-name="P18"><text:span text:style-name="Strong_20_Emphasis"><text:span text:style-name="T184"/></text:span></text:p>
      <text:list xml:id="list141955910995698" text:continue-numbering="true" text:style-name="L10">
        <text:list-item>
          <text:p text:style-name="P110"><text:a xlink:type="simple" xlink:href="https://translate.googleusercontent.com/translate_c?depth=1&amp;hl=es&amp;rurl=translate.google.com&amp;sl=auto&amp;sp=nmt4&amp;tl=es&amp;u=https://docs.voltdb.com/tutorial/Part2.php&amp;usg=ALkJrhgw7EHS_yZAhfS1L2JMhiDvnnDAWg#LoadDate" text:style-name="Internet_20_link" text:visited-style-name="Visited_20_Internet_20_Link"><text:span text:style-name="Strong_20_Emphasis"><text:span text:style-name="T72">Cargando los datos</text:span></text:span></text:a></text:p>
          <text:p text:style-name="P111"><text:span text:style-name="Strong_20_Emphasis"><text:span text:style-name="T61">- En la carpeta data (dentro de tutorial_voltdb) está el csv que vamos a utilizar: “</text:span></text:span><text:span text:style-name="Strong_20_Emphasis"><text:span text:style-name="T11">cd data”.</text:span></text:span></text:p>
          <text:p text:style-name="P111"><text:span text:style-name="Strong_20_Emphasis"><text:span text:style-name="T61">- </text:span></text:span><text:span text:style-name="Strong_20_Emphasis"><text:span text:style-name="T11">$ csvloader --separator "|" <text:s/>--skip 1 <text:s/>--file towns.txt <text:s/>towns</text:span></text:span></text:p>
          <text:p text:style-name="P111"><text:span text:style-name="Strong_20_Emphasis"><text:span text:style-name="T11"/></text:span></text:p>
          <text:p text:style-name="P111"><text:span text:style-name="Strong_20_Emphasis"><text:span text:style-name="T61"><text:tab/><text:tab/> <text:s text:c="5"/>(1) <text:s text:c="17"/>(2) <text:s text:c="13"/>(3) <text:s text:c="12"/>(4)</text:span></text:span></text:p>
          <text:p text:style-name="P126"><text:span text:style-name="Strong_20_Emphasis"><text:span text:style-name="T61">(1)--&gt; permite especificar el carácter que separa las entradas.</text:span></text:span></text:p>
          <text:p text:style-name="P127"><text:span text:style-name="Strong_20_Emphasis"><text:span text:style-name="T61">(2)--&gt; omite la primera linea</text:span></text:span></text:p>
          <text:p text:style-name="P127"><text:span text:style-name="Strong_20_Emphasis"><text:span text:style-name="T61">(3)--&gt; archivo a cargar</text:span></text:span></text:p>
          <text:p text:style-name="P127"><text:span text:style-name="Strong_20_Emphasis"><text:span text:style-name="T61">(4)--&gt; tabla de la base de datos donde se guardará</text:span></text:span></text:p>
        </text:list-item>
      </text:list>
      <text:list xml:id="list141956034664676" text:continue-list="list7946008626591463324" text:style-name="L9">
        <text:list-header>
          <text:p text:style-name="P81"/>
        </text:list-header>
      </text:list>
      <text:p text:style-name="P4"><text:span text:style-name="T53"><text:tab/>-</text:span>El <text:span text:style-name="T222">csvloader</text:span> carga todos los registros en la base de datos y genera tres archivos de registro: uno que <text:tab/>enumera los errores que ocurrieron, uno que enumera los registros que no pudo cargar desde el <text:tab/>archivo de datos y un informe resumido que incluye estadísticas sobre cuánto tiempo tomó el <text:tab/>proceso de carga y cuántos registros se cargaron.</text:p>
      <text:list xml:id="list8332033346375318951" text:style-name="L11">
        <text:list-item>
          <text:list>
            <text:list-header>
              <text:p text:style-name="P91"/>
            </text:list-header>
          </text:list>
        </text:list-item>
      </text:list>
      <text:p text:style-name="P16"/>
      <text:list xml:id="list3248392469170564490" text:style-name="L12">
        <text:list-item>
          <text:p text:style-name="P90">Consultar la base de datos</text:p>
          <text:p text:style-name="P93">- <text:span text:style-name="T236">Sin reiniciar la base de datos, creamos una nueva tabla (people) e insertamos sus datos de la misma forma.</text:span></text:p>
          <text:p text:style-name="P93">- <text:span text:style-name="T236">Se crean dos indices, que sirven para hacer las consultas más rápidas:</text:span></text:p>
          <text:p text:style-name="P234"><text:s/><text:span text:style-name="T21">&gt; </text:span><text:span text:style-name="T2">CREATE INDEX town_idx ON towns (state_num, county_num);</text:span></text:p>
          <text:p text:style-name="P92"><text:span text:style-name="T248">-</text:span><text:span text:style-name="T249">Sin los indices daba error de timeput por superar los 10 segundos de consulta, en cambio con ellos tarda 0,53s (muy importantes los índices).</text:span></text:p>
        </text:list-item>
      </text:list>
      <text:p text:style-name="P8"/>
      <text:p text:style-name="P8"/>
      <text:p text:style-name="P8"/>
      <text:list xml:id="list3179240194807575802" text:style-name="L13">
        <text:list-item>
          <text:p text:style-name="P94">Particionamiento</text:p>
          <text:p text:style-name="P95"/>
        </text:list-item>
      </text:list>
      <text:p text:style-name="P20"><text:span text:style-name="T54"><text:tab/>- </text:span>Una de las características más importantes de VoltDB es la partición.</text:p>
      <text:p text:style-name="P20"><text:tab/>- VoltDB divide las tablas de la base de datos automáticamente, en función de una columna <text:tab/>de <text:tab/>particiones que especifique.</text:p>
      <text:p text:style-name="P20"><text:tab/>- Puede tener múltiples particiones o sitios en un único servidor.</text:p>
      <text:p text:style-name="P19"><text:span text:style-name="T239"><text:tab/>- VoltDB divide tanto los datos </text:span><text:span text:style-name="Emphasis"><text:span text:style-name="T239">como</text:span></text:span><text:span text:style-name="T239"> el procesamiento que accede a esos datos.</text:span></text:p>
      <text:p text:style-name="P20"/>
      <text:list xml:id="list3346508711836422978" text:style-name="L14">
        <text:list-item>
          <text:p text:style-name="P114">Tablas particionadas</text:p>
          <text:p text:style-name="P112"><text:span text:style-name="T240">- </text:span><text:span text:style-name="T241">E</text:span><text:span text:style-name="T238">l objetivo de la partición es distribuir los datos </text:span><text:span text:style-name="Emphasis"><text:span text:style-name="T238">y</text:span></text:span><text:span text:style-name="T238"> el procesamiento.</text:span></text:p>
          <text:p text:style-name="P115">&gt; PARTITION TABLE towns ON COLUMN state_num;</text:p>
          <text:p text:style-name="P115">&gt; PARTITION TABLE people ON COLUMN state_num;</text:p>
          <text:p text:style-name="P96">podemos usar la columna State_num, que es común a ambas tablas.</text:p>
          <text:p text:style-name="P97"><text:span text:style-name="T198">- </text:span><text:span text:style-name="T199">NO se puede insertar esto estando las bases de datos iniciadas, el voltdb arrancado, por eso debemos pararlas, pero lo vamos a hacer con el comando:</text:span></text:p>
          <text:p text:style-name="P236"><text:span text:style-name="T22">$ </text:span><text:span text:style-name="Strong_20_Emphasis"><text:span text:style-name="T22">voltadmin shutdown →</text:span></text:span><text:span text:style-name="Strong_20_Emphasis"><text:span text:style-name="T23"> </text:span></text:span><text:span text:style-name="Strong_20_Emphasis"><text:span text:style-name="T88">realiza un cierre ordenado de la base de datos, ya sea un nodo único o un clúster de 15 nodos. </text:span></text:span></text:p>
          <text:p text:style-name="P236"><text:span text:style-name="Strong_20_Emphasis"><text:span text:style-name="T88">- </text:span></text:span><text:span text:style-name="Strong_20_Emphasis"><text:span text:style-name="T89">L</text:span></text:span><text:span text:style-name="Strong_20_Emphasis"><text:span text:style-name="T88">a carga de los archivos de datos es más rápida.</text:span></text:span></text:p>
          <text:p text:style-name="P236"><text:span text:style-name="Strong_20_Emphasis"><text:span text:style-name="T90">- “</text:span></text:span><text:span text:style-name="Strong_20_Emphasis"><text:span text:style-name="Source_20_Text"><text:span text:style-name="T62">csvloader_TABLE-NAME_insert_report.log</text:span></text:span></text:span><text:span text:style-name="Strong_20_Emphasis"><text:span text:style-name="T90">” →</text:span></text:span><text:span text:style-name="Strong_20_Emphasis"><text:span text:style-name="T91"> archivo que genera el csvloader y describe cuánto tiempo tomó el proceso y las transacciones promedio por segundo (TPS).</text:span></text:span></text:p>
        </text:list-item>
      </text:list>
      <text:p text:style-name="P30"><text:span text:style-name="Strong_20_Emphasis"><text:span text:style-name="T91"/></text:span></text:p>
      <text:p text:style-name="P30"><text:soft-page-break/><text:span text:style-name="Strong_20_Emphasis"><text:span text:style-name="T91"/></text:span></text:p>
      <text:list xml:id="list141954992298593" text:continue-numbering="true" text:style-name="L14">
        <text:list-item>
          <text:p text:style-name="P98"><text:span text:style-name="T209">T</text:span><text:span text:style-name="T210">ablas replicadas</text:span></text:p>
          <text:p text:style-name="P113"><text:span text:style-name="T108">- </text:span><text:span text:style-name="T210">Las tablas donde aparecen todos los registros en todas las particiones se llaman </text:span><text:span text:style-name="Emphasis"><text:span text:style-name="T210">tablas replicadas</text:span></text:span><text:span text:style-name="T210"> . </text:span></text:p>
          <text:p text:style-name="P113"><text:span text:style-name="T108">- </text:span><text:span text:style-name="T109">L</text:span><text:span text:style-name="T108">as tablas se replican de manera predeterminada. </text:span><text:span text:style-name="T109">S</text:span><text:span text:style-name="T108">implemente incluimos la instrucción CREATE TABLE sin una declaración de PARTITION TABLE.</text:span></text:p>
          <text:p text:style-name="P113"><text:span text:style-name="T108">- </text:span><text:span text:style-name="T111">N</text:span><text:span text:style-name="T112">o </text:span><text:span text:style-name="T111">se </text:span><text:span text:style-name="T112">debe </text:span><text:span text:style-name="T111">n</text:span><text:span text:style-name="T112">replicar tablas que se actualizan con frecuencia.</text:span></text:p>
        </text:list-item>
      </text:list>
      <text:p text:style-name="P9"/>
      <text:p text:style-name="P9"/>
      <text:list xml:id="list5897798243541514404" text:style-name="L15">
        <text:list-item>
          <text:p text:style-name="P99">Actualizaciones de esquema y durabilidad</text:p>
          <text:p text:style-name="P99"/>
        </text:list-item>
      </text:list>
      <text:list xml:id="list1122281121784254582" text:style-name="L16">
        <text:list-item>
          <text:p text:style-name="P103">Preservando la Base de Datos</text:p>
          <text:p text:style-name="P105">- VoltDB es una base de datos en memoria.</text:p>
          <text:p text:style-name="P116"><text:span text:style-name="T110">- </text:span><text:span text:style-name="T239">el </text:span><text:span text:style-name="Emphasis"><text:span text:style-name="T239">registro de comandos</text:span></text:span><text:span text:style-name="T239"> está habilitado de forma predeterminada para VoltDB Enterprise Edition.</text:span></text:p>
          <text:p text:style-name="P237"><text:span text:style-name="T29">$ </text:span><text:span text:style-name="Strong_20_Emphasis"><text:span text:style-name="T29">voltdb start </text:span></text:span><text:span text:style-name="Strong_20_Emphasis"><text:span text:style-name="T113">→</text:span></text:span><text:span text:style-name="Strong_20_Emphasis"><text:span text:style-name="T114"> restaura la base de datos a su estado anterior.</text:span></text:span></text:p>
          <text:p text:style-name="P237"><text:span text:style-name="Strong_20_Emphasis"><text:span text:style-name="T31">$ </text:span></text:span><text:span text:style-name="Strong_20_Emphasis"><text:span text:style-name="T30">voltadmin save</text:span></text:span><text:span text:style-name="Strong_20_Emphasis"><text:span text:style-name="T114"> → en la versión Community Edition, guarda el estado actual antes de apagar.</text:span></text:span></text:p>
          <text:p text:style-name="P237"><text:span text:style-name="Strong_20_Emphasis"><text:span text:style-name="T30">$ voltadmin shutdown –save → </text:span></text:span><text:span text:style-name="Strong_20_Emphasis"><text:span text:style-name="T114">cerrar la base de datos cuando se usa la edición de comunidad (es decir, no se usa el registro de comandos).</text:span></text:span></text:p>
        </text:list-item>
      </text:list>
      <text:p text:style-name="P31"><text:span text:style-name="Strong_20_Emphasis"><text:span text:style-name="T115"/></text:span></text:p>
      <text:list xml:id="list141955047452299" text:continue-numbering="true" text:style-name="L16">
        <text:list-item>
          <text:p text:style-name="P238"><text:span text:style-name="Strong_20_Emphasis"><text:span text:style-name="T115">Agregar y quitar tablas</text:span></text:span></text:p>
          <text:p text:style-name="P239"><text:span text:style-name="Strong_20_Emphasis"><text:span text:style-name="T25">CREATE </text:span></text:span><text:span text:style-name="Strong_20_Emphasis"><text:span text:style-name="T92">→ <text:s/>crear una tabla</text:span></text:span></text:p>
          <text:p text:style-name="P239"><text:span text:style-name="Strong_20_Emphasis"><text:span text:style-name="T25">ALTER </text:span></text:span><text:span text:style-name="Strong_20_Emphasis"><text:span text:style-name="T92">→ modificar una tabla</text:span></text:span></text:p>
          <text:p text:style-name="P239"><text:span text:style-name="Strong_20_Emphasis"><text:span text:style-name="T25">DROP </text:span></text:span><text:span text:style-name="Strong_20_Emphasis"><text:span text:style-name="T92">→ eliminar elcontenido de una tabla</text:span></text:span></text:p>
          <text:p text:style-name="P239"><text:span text:style-name="Strong_20_Emphasis"><text:span text:style-name="T26">&gt;</text:span></text:span><text:span text:style-name="Strong_20_Emphasis"><text:span text:style-name="T25"> show tables; </text:span></text:span><text:span text:style-name="Strong_20_Emphasis"><text:span text:style-name="T92">→ mostrar las tablas que hay en la base de datos</text:span></text:span></text:p>
        </text:list-item>
      </text:list>
      <text:p text:style-name="P21"><text:tab/></text:p>
      <text:list xml:id="list4415279221932526610" text:style-name="L17">
        <text:list-item>
          <text:p text:style-name="P104">Actualización de tablas existentes</text:p>
          <text:p text:style-name="P235"><text:span text:style-name="Strong_20_Emphasis"><text:span text:style-name="T42">&gt; ALTER TABLE towns DROP COLUMN state; </text:span></text:span><text:span text:style-name="Strong_20_Emphasis"><text:span text:style-name="T226">→ elimina una columna de la tabla</text:span></text:span></text:p>
          <text:p text:style-name="P117"><text:span text:style-name="T24">$ </text:span><text:span text:style-name="Strong_20_Emphasis"><text:span text:style-name="T39">voltadmin restore </text:span></text:span><text:span text:style-name="Strong_20_Emphasis"><text:span text:style-name="T140">→</text:span></text:span><text:span text:style-name="Strong_20_Emphasis"><text:span text:style-name="T141"> restaura una <text:s/>BBDD </text:span></text:span></text:p>
          <text:p text:style-name="P117"><text:span text:style-name="Strong_20_Emphasis"><text:span text:style-name="T141"/></text:span></text:p>
        </text:list-item>
      </text:list>
      <text:p text:style-name="P22"><text:span text:style-name="Strong_20_Emphasis"><text:span text:style-name="T141"/></text:span></text:p>
      <text:p text:style-name="P23"><text:span text:style-name="Strong_20_Emphasis"><text:span text:style-name="T142">+ Comprobar como restaurar los datos de la BBDD, por que no se guardan al apagar parece ser</text:span></text:span></text:p>
      <text:p text:style-name="P23"><text:span text:style-name="Strong_20_Emphasis"><text:span text:style-name="T142"/></text:span></text:p>
      <text:list xml:id="list141955227020101" text:continue-list="list5897798243541514404" text:style-name="L15">
        <text:list-item>
          <text:p text:style-name="P100"><text:span text:style-name="Strong_20_Emphasis"><text:span text:style-name="T255">Procedimientos Almacenados</text:span></text:span></text:p>
          <text:p text:style-name="P100"><text:span text:style-name="Strong_20_Emphasis"><text:span text:style-name="T255"/></text:span></text:p>
        </text:list-item>
      </text:list>
      <text:list xml:id="list5831112415426280553" text:style-name="L18">
        <text:list-item>
          <text:p text:style-name="P102"><text:span text:style-name="Strong_20_Emphasis"><text:span text:style-name="T256">Procedimientos almacenados simples</text:span></text:span></text:p>
          <text:p text:style-name="P118"><text:span text:style-name="Strong_20_Emphasis"><text:span text:style-name="T93">- </text:span></text:span><text:span text:style-name="Strong_20_Emphasis"><text:span text:style-name="T94">E</text:span></text:span><text:span text:style-name="Strong_20_Emphasis"><text:span text:style-name="T185">stán precompilados.</text:span></text:span></text:p>
          <text:p text:style-name="P118"><text:span text:style-name="Strong_20_Emphasis"><text:span text:style-name="T185">- Los signos de interrogación se utilizan como marcadores de posición para los valores que se ingresarán en el tiempo de ejecución.</text:span></text:span></text:p>
          <text:p text:style-name="P118"><text:span text:style-name="Strong_20_Emphasis"><text:span text:style-name="T185">- Cuando particiona un procedimiento almacenado, lo asocia con una partición específica basada en la tabla a la que accede.</text:span></text:span></text:p>
          <text:p text:style-name="P118"><text:span text:style-name="Strong_20_Emphasis"><text:span text:style-name="T185">- </text:span></text:span><text:span text:style-name="Strong_20_Emphasis"><text:span text:style-name="T186">T</text:span></text:span><text:span text:style-name="Strong_20_Emphasis"><text:span text:style-name="T185">odas las tablas a las que accede deben estar particionadas en el mismo valor de clave o, para las sentencias SELECT de solo lectura, también puede incluir tablas replicadas.</text:span></text:span></text:p>
          <text:p text:style-name="P118"><text:span text:style-name="Strong_20_Emphasis"><text:span text:style-name="T185">- </text:span></text:span><text:span text:style-name="Strong_20_Emphasis"><text:span text:style-name="T12">PARTITION ON TABLE people COLUMN state_num </text:span></text:span><text:span text:style-name="Strong_20_Emphasis"><text:span text:style-name="T63">→</text:span></text:span><text:span text:style-name="Strong_20_Emphasis"><text:span text:style-name="T64"> Al crear un procedimiento.Solo se ejecutará en esa partición.</text:span></text:span></text:p>
          <text:p text:style-name="P119"><text:span text:style-name="Strong_20_Emphasis"><text:span text:style-name="T13">&gt; </text:span></text:span><text:span text:style-name="Strong_20_Emphasis"><text:span text:style-name="T18">exec leastpopulated 6;</text:span></text:span><text:span text:style-name="Strong_20_Emphasis"><text:span text:style-name="T70"> → </text:span></text:span><text:span text:style-name="Strong_20_Emphasis"><text:span text:style-name="T65">Para ejecutar el procedimiento y se le pasa como argumento el número 6, que luego se sustituirá en la ‘?’</text:span></text:span></text:p>
        </text:list-item>
      </text:list>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p text:style-name="P24"><text:span text:style-name="Strong_20_Emphasis"><text:span text:style-name="T227"/></text:span></text:p>
      <text:list xml:id="list141956174049421" text:continue-numbering="true" text:style-name="L18">
        <text:list-item>
          <text:p text:style-name="P119"><text:soft-page-break/><text:span text:style-name="Strong_20_Emphasis"><text:span text:style-name="T215">Escritura de procedimientos almacenados mas potentes</text:span></text:span></text:p>
          <text:p text:style-name="P119"><text:span text:style-name="Strong_20_Emphasis"><text:span text:style-name="T227">-</text:span></text:span><text:span text:style-name="Strong_20_Emphasis"><text:span text:style-name="T194">V</text:span></text:span><text:span text:style-name="Strong_20_Emphasis"><text:span text:style-name="T195">oltDB admite la escritura de procedimientos almacenados en Java.</text:span></text:span></text:p>
          <text:p text:style-name="P119"><text:span text:style-name="Strong_20_Emphasis"><text:span text:style-name="T227"/></text:span></text:p>
          <text:p text:style-name="P240"><text:span text:style-name="Strong_20_Emphasis"><text:span text:style-name="T279">import org.voltdb.*;</text:span></text:span><text:bookmark text:name="coSampSpImp"/><text:span text:style-name="Strong_20_Emphasis"><text:span text:style-name="T279"><draw:frame draw:style-name="fr1" draw:name="Imagen1" text:anchor-type="as-char" svg:width="0.318cm" svg:height="0.318cm" draw:z-index="5"><draw:image xlink:href="Pictures/100000000000000C0000000C048FAAE1094CE071.png" xlink:type="simple" xlink:show="embed" xlink:actuate="onLoad"/><svg:title>1</svg:title></draw:frame></text:span></text:span></text:p>
        </text:list-item>
      </text:list>
      <text:p text:style-name="P32"/>
      <text:p text:style-name="P36">public class LeastPopulated extends VoltProcedure {<text:bookmark text:name="coSampSpClass"/><draw:frame draw:style-name="fr1" draw:name="Imagen2" text:anchor-type="as-char" svg:width="0.318cm" svg:height="0.318cm" draw:z-index="0"><draw:image xlink:href="Pictures/100000000000000C0000000C90AB4F1A0A54DF84.png" xlink:type="simple" xlink:show="embed" xlink:actuate="onLoad"/><svg:title>2</svg:title></draw:frame></text:p>
      <text:p text:style-name="P36"/>
      <text:p text:style-name="P36"><text:s text:c="2"/>public final SQLStmt getLeast = new SQLStmt(</text:p>
      <text:p text:style-name="P36"><text:s text:c="6"/>" SELECT TOP 1 county, abbreviation, population "</text:p>
      <text:p text:style-name="P36"><text:s text:c="4"/>+ " FROM people, states WHERE people.state_num=?"</text:p>
      <text:p text:style-name="P36"><text:s text:c="4"/>+ " AND people.state_num=states.state_num"</text:p>
      <text:p text:style-name="P36"><text:s text:c="4"/>+ " ORDER BY population ASC;" );<text:bookmark text:name="coSampSpStmt"/><draw:frame draw:style-name="fr1" draw:name="Imagen3" text:anchor-type="as-char" svg:width="0.318cm" svg:height="0.318cm" draw:z-index="1"><draw:image xlink:href="Pictures/100000000000000C0000000C8DA62D07915AF03C.png" xlink:type="simple" xlink:show="embed" xlink:actuate="onLoad"/><svg:title>3</svg:title></draw:frame></text:p>
      <text:p text:style-name="P36"/>
      <text:p text:style-name="P36"><text:s text:c="2"/>public VoltTable[] run(int state_num)<text:bookmark text:name="coSampSpRun"/><draw:frame draw:style-name="fr1" draw:name="Imagen4" text:anchor-type="as-char" svg:width="0.318cm" svg:height="0.318cm" draw:z-index="2"><draw:image xlink:href="Pictures/100000000000000C0000000CC264805AADE4F797.png" xlink:type="simple" xlink:show="embed" xlink:actuate="onLoad"/><svg:title>4</svg:title></draw:frame></text:p>
      <text:p text:style-name="P36"><text:s text:c="6"/>throws VoltAbortException {</text:p>
      <text:p text:style-name="P36"/>
      <text:p text:style-name="P36"><text:s text:c="10"/>voltQueueSQL( getLeast, state_num );<text:bookmark text:name="coSampSpQueue"/><draw:frame draw:style-name="fr1" draw:name="Imagen5" text:anchor-type="as-char" svg:width="0.318cm" svg:height="0.318cm" draw:z-index="3"><draw:image xlink:href="Pictures/100000000000000C0000000C3CDEAFDC559617A1.png" xlink:type="simple" xlink:show="embed" xlink:actuate="onLoad"/><svg:title>5</svg:title></draw:frame></text:p>
      <text:p text:style-name="P36"><text:s text:c="10"/>return voltExecuteSQL();<text:bookmark text:name="coSampSpExec"/><draw:frame draw:style-name="fr1" draw:name="Imagen6" text:anchor-type="as-char" svg:width="0.318cm" svg:height="0.318cm" draw:z-index="4"><draw:image xlink:href="Pictures/100000000000000C0000000CA774D207553A70BF.png" xlink:type="simple" xlink:show="embed" xlink:actuate="onLoad"/><svg:title>6</svg:title></draw:frame></text:p>
      <text:p text:style-name="P36"/>
      <text:p text:style-name="P36"><text:s text:c="6"/>}</text:p>
      <text:p text:style-name="P37">}</text:p>
      <text:list xml:id="list141955777955181" text:continue-numbering="true" text:style-name="L18">
        <text:list-header>
          <text:p text:style-name="P119"><draw:frame draw:style-name="fr1" draw:name="Imagen7" text:anchor-type="as-char" svg:width="0.318cm" svg:height="0.318cm" draw:z-index="6"><draw:image xlink:href="Pictures/100000000000000C0000000C048FAAE1094CE071.png" xlink:type="simple" xlink:show="embed" xlink:actuate="onLoad"/><svg:title>1</svg:title></draw:frame> -<text:span text:style-name="T209"> </text:span><text:span text:style-name="T264">Importa clases de VoltDB.</text:span></text:p>
        </text:list-header>
      </text:list>
      <text:p text:style-name="P24"><text:tab/><draw:frame draw:style-name="fr1" draw:name="Imagen8" text:anchor-type="as-char" svg:width="0.318cm" svg:height="0.318cm" draw:z-index="7"><draw:image xlink:href="Pictures/100000000000000C0000000C90AB4F1A0A54DF84.png" xlink:type="simple" xlink:show="embed" xlink:actuate="onLoad"/><svg:title>2</svg:title></draw:frame> - <text:span text:style-name="T263">El procedimiento en sí se define como una clase de Java.</text:span></text:p>
      <text:p text:style-name="P24"><text:tab/><draw:frame draw:style-name="fr1" draw:name="Imagen9" text:anchor-type="as-char" svg:width="0.318cm" svg:height="0.318cm" draw:z-index="8"><draw:image xlink:href="Pictures/100000000000000C0000000C8DA62D07915AF03C.png" xlink:type="simple" xlink:show="embed" xlink:actuate="onLoad"/><svg:title>3</svg:title></draw:frame> - <text:span text:style-name="T263">Al comienzo de la clase, declaras las consultas SQL que usará el procedimiento almacenado.</text:span></text:p>
      <text:p text:style-name="P24"><text:tab/><draw:frame draw:style-name="fr1" draw:name="Imagen10" text:anchor-type="as-char" svg:width="0.318cm" svg:height="0.318cm" draw:z-index="9"><draw:image xlink:href="Pictures/100000000000000C0000000CC264805AADE4F797.png" xlink:type="simple" xlink:show="embed" xlink:actuate="onLoad"/><svg:title>4</svg:title></draw:frame> - <text:span text:style-name="T263">El cuerpo del procedimiento es un solo método de </text:span><text:span text:style-name="Emphasis"><text:span text:style-name="T263">ejecución</text:span></text:span><text:span text:style-name="T263"> .</text:span></text:p>
      <text:p text:style-name="P24"><text:tab/><draw:frame draw:style-name="fr1" draw:name="Imagen11" text:anchor-type="as-char" svg:width="0.318cm" svg:height="0.318cm" draw:z-index="10"><draw:image xlink:href="Pictures/100000000000000C0000000C3CDEAFDC559617A1.png" xlink:type="simple" xlink:show="embed" xlink:actuate="onLoad"/><svg:title>5</svg:title></draw:frame> - <text:span text:style-name="T263">Dentro del método de ejecución, el procedimiento pone en cola una o más consultas.</text:span></text:p>
      <text:p text:style-name="P24"><text:tab/><draw:frame draw:style-name="fr1" draw:name="Imagen12" text:anchor-type="as-char" svg:width="0.318cm" svg:height="0.318cm" draw:z-index="11"><draw:image xlink:href="Pictures/100000000000000C0000000CA774D207553A70BF.png" xlink:type="simple" xlink:show="embed" xlink:actuate="onLoad"/><svg:title>6</svg:title></draw:frame> - <text:span text:style-name="T263">Finalmente, una llamada ejecuta todas las consultas en cola.</text:span></text:p>
      <text:p text:style-name="P24"/>
      <text:list xml:id="list141955293685480" text:continue-numbering="true" text:style-name="L18">
        <text:list-item>
          <text:p text:style-name="P120"><text:span text:style-name="Strong_20_Emphasis"><text:span text:style-name="T213">Compilación de procedimientos almacenados de Java.</text:span></text:span></text:p>
          <text:p text:style-name="P120"><text:span text:style-name="Strong_20_Emphasis"><text:span text:style-name="T187">-</text:span></text:span><text:span text:style-name="Strong_20_Emphasis"><text:span text:style-name="T245"> Primero, la clase de Java necesita ser compilada.Usamos el compilador de Java, </text:span></text:span><text:span text:style-name="Strong_20_Emphasis"><text:span text:style-name="T247">javac</text:span></text:span><text:span text:style-name="Strong_20_Emphasis"><text:span text:style-name="T245">.</text:span></text:span></text:p>
          <text:p text:style-name="P120"><text:span text:style-name="Strong_20_Emphasis"><text:span text:style-name="T245">- Las bibliotecas están en la subcarpeta </text:span></text:span><text:span text:style-name="Strong_20_Emphasis"><text:span text:style-name="Source_20_Text"><text:span text:style-name="T245">/voltdb</text:span></text:span></text:span><text:span text:style-name="Strong_20_Emphasis"><text:span text:style-name="T245"> donde instaló VoltDB:</text:span></text:span></text:p>
          <text:p text:style-name="P121"><text:span text:style-name="Strong_20_Emphasis"><text:span text:style-name="T245">Ejemplo: </text:span></text:span></text:p>
          <text:p text:style-name="P121"><text:span text:style-name="Strong_20_Emphasis"><text:span text:style-name="T280"><text:s text:c="5"/>$ </text:span></text:span><text:span text:style-name="Strong_20_Emphasis"><text:span text:style-name="T281">javac -cp "$CLASSPATH:/home/anombela/Escritorio/TFG/voltdb/voltdb/*" <text:s/>UpdatePeople.java</text:span></text:span></text:p>
          <text:p text:style-name="P121"><text:span text:style-name="Strong_20_Emphasis"><text:span text:style-name="T246">- Se creará el .class</text:span></text:span></text:p>
          <text:p text:style-name="P121"><text:span text:style-name="Strong_20_Emphasis"><text:span text:style-name="T246">- Necesitamos empaquetar el código en un archivo Jar y cargarlo en la base de datos:</text:span></text:span></text:p>
          <text:list>
            <text:list-header>
              <text:p text:style-name="P121"><text:span text:style-name="Strong_20_Emphasis"><text:span text:style-name="T40">$ jarcvf storedprocs.jar *.class</text:span></text:span></text:p>
            </text:list-header>
          </text:list>
          <text:p text:style-name="P121"><text:span text:style-name="Strong_20_Emphasis"><text:span text:style-name="T40">- </text:span></text:span><text:span text:style-name="Strong_20_Emphasis"><text:span text:style-name="T143">Ahora se carga el jar en la bbdd</text:span></text:span></text:p>
          <text:list text:continue-numbering="true">
            <text:list-header>
              <text:p text:style-name="P241"><text:span text:style-name="Strong_20_Emphasis"><text:span text:style-name="T41">&gt; load classes storedprocs.jar;</text:span></text:span></text:p>
            </text:list-header>
          </text:list>
        </text:list-item>
      </text:list>
      <text:p text:style-name="P33"><text:span text:style-name="Strong_20_Emphasis"><text:span text:style-name="T41"><text:tab/>- </text:span></text:span><text:span text:style-name="Strong_20_Emphasis"><text:span text:style-name="T143">Se carga la clase, de forma parecida a un procedimiento normal:</text:span></text:span></text:p>
      <text:p text:style-name="P33"><text:span text:style-name="Strong_20_Emphasis"><text:span text:style-name="T143"><text:tab/><text:tab/></text:span></text:span><text:span text:style-name="Strong_20_Emphasis"><text:span text:style-name="T41">CREATE PROCEDURE </text:span></text:span></text:p>
      <text:p text:style-name="P34"><text:s text:c="2"/><text:tab/><text:tab/> <text:tab/>PARTITION ON TABLE people COLUMN state_num</text:p>
      <text:p text:style-name="P39"><text:s text:c="3"/><text:tab/><text:tab/><text:tab/>FROM CLASS UpdatePeople;</text:p>
      <text:p text:style-name="P38"><text:tab/></text:p>
      <text:list xml:id="list141955641685437" text:continue-numbering="true" text:style-name="L18">
        <text:list-item>
          <text:p text:style-name="P122"><text:span text:style-name="Strong_20_Emphasis"><text:span text:style-name="T73">Poniendo todo junto</text:span></text:span></text:p>
          <text:p text:style-name="P123"><text:span text:style-name="Strong_20_Emphasis"><text:span text:style-name="T66">Se ha utilizado el procedimiento de java para actualizar los valores de la base de datos al 2011.</text:span></text:span></text:p>
          <text:list>
            <text:list-header>
              <text:p text:style-name="P122"><text:span text:style-name="Strong_20_Emphasis"><text:span text:style-name="T67"/></text:span></text:p>
            </text:list-header>
          </text:list>
          <text:p text:style-name="P121"><text:span text:style-name="Strong_20_Emphasis"><text:span text:style-name="T16"/></text:span></text:p>
          <text:p text:style-name="P121"><text:span text:style-name="Strong_20_Emphasis"><text:span text:style-name="T196"/></text:span></text:p>
        </text:list-item>
      </text:list>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9"><text:span text:style-name="Strong_20_Emphasis"><text:span text:style-name="T197"/></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list xml:id="list141954752255631" text:continue-list="list141955227020101" text:style-name="L15">
        <text:list-item>
          <text:p text:style-name="P101"><text:soft-page-break/><text:span text:style-name="Strong_20_Emphasis"><text:span text:style-name="T259">Aplicaciones de clientes</text:span></text:span></text:p>
          <text:p text:style-name="P101"><text:span text:style-name="Strong_20_Emphasis"><text:span text:style-name="T208"/></text:span></text:p>
        </text:list-item>
      </text:list>
      <text:list xml:id="list2893992279620245837" text:style-name="L19">
        <text:list-header>
          <text:p text:style-name="P142"><text:span text:style-name="Strong_20_Emphasis"><text:span text:style-name="T228">1- Crea una conexión de cliente a la base de datos. </text:span></text:span></text:p>
          <text:p text:style-name="P144"><text:span text:style-name="T282">2- </text:span>Haga una o más llamadas a procedimientos almacenados e interprete sus resultados. </text:p>
          <text:p text:style-name="P149"><text:span text:style-name="T182">3- </text:span><text:span text:style-name="T179">Cierre la conexión cuando haya terminado. </text:span></text:p>
        </text:list-header>
      </text:list>
      <text:list xml:id="list141955691270412" text:continue-list="list141955641685437" text:style-name="L18">
        <text:list-item>
          <text:p text:style-name="P124"><text:span text:style-name="Strong_20_Emphasis"><text:span text:style-name="T116">Diseñando la solución</text:span></text:span></text:p>
        </text:list-item>
      </text:list>
      <text:p text:style-name="P47"><text:span text:style-name="Strong_20_Emphasis"><text:span text:style-name="T95">- </text:span></text:span><text:span text:style-name="Strong_20_Emphasis"><text:span text:style-name="T96">L</text:span></text:span><text:span text:style-name="Strong_20_Emphasis"><text:span text:style-name="T188">a carga de los datos se puede repetir periódicamente, cada cinco o diez minutos, para <text:tab/>garantizar que la base de datos tenga la información más reciente. Mientras que buscar las <text:tab/>alertas normalmente se desencadenaría por una solicitud del usuario.</text:span></text:span></text:p>
      <text:p text:style-name="P46"><text:span text:style-name="Strong_20_Emphasis"><text:span text:style-name="T188">- </text:span></text:span><text:span text:style-name="Strong_20_Emphasis"><text:span text:style-name="T216">nws_alert </text:span></text:span><text:span text:style-name="Strong_20_Emphasis"><text:span text:style-name="T188">para almacenar información general sobre las alertas y </text:span></text:span><text:span text:style-name="Strong_20_Emphasis"><text:span text:style-name="T214">local_event</text:span></text:span><text:span text:style-name="Strong_20_Emphasis"><text:span text:style-name="T188"> que correlaciona cada alerta (identificada por una ID única) con el estado y el condado al que se aplica. </text:span></text:span></text:p>
      <text:p text:style-name="P10"><text:span text:style-name="Strong_20_Emphasis"><text:span text:style-name="T207"/></text:span></text:p>
      <text:list xml:id="list2553992771780082528" text:style-name="L20">
        <text:list-item>
          <text:h text:style-name="P133" text:outline-level="2"><text:span text:style-name="Strong_20_Emphasis"><text:span text:style-name="T257">Diseñar los procedimientos almacenados para el acceso a datos </text:span></text:span><text:span text:style-name="Strong_20_Emphasis"><text:span text:style-name="T258">(Java)</text:span></text:span></text:h>
        </text:list-item>
      </text:list>
      <text:p text:style-name="P45"><text:span text:style-name="Strong_20_Emphasis"><text:span text:style-name="T106"><text:tab/>-</text:span></text:span><text:span text:style-name="Strong_20_Emphasis"><text:span text:style-name="T107">La primera aplicación carga y descarga:</text:span></text:span></text:p>
      <text:list xml:id="list141955328283063" text:continue-numbering="true" text:style-name="L20">
        <text:list-item>
          <text:list>
            <text:list-header>
              <text:p text:style-name="P143"><text:span text:style-name="Strong_20_Emphasis"><text:span text:style-name="T229">FindAlert - para determinar si una alerta dada ya existe en la base de datos <text:s/>→</text:span></text:span><text:span text:style-name="Strong_20_Emphasis"><text:span text:style-name="T230"> simple</text:span></text:span></text:p>
              <text:p text:style-name="P145">LoadAlert: para insertar la información en las tablas nws_alert y local_alert <text:s/>→<text:span text:style-name="T283"> con java</text:span></text:p>
            </text:list-header>
          </text:list>
        </text:list-item>
      </text:list>
      <text:p text:style-name="P44"/>
      <text:p text:style-name="P44"><text:tab/>* <text:span text:style-name="T284">Los procedimeintos creados con java se cargan en el sql tamnbien como una clase.</text:span></text:p>
      <text:list xml:id="list141955247970490" text:continue-numbering="true" text:style-name="L20">
        <text:list-header>
          <text:p text:style-name="P125"><text:span text:style-name="Strong_20_Emphasis"><text:span text:style-name="T95">- </text:span></text:span><text:span text:style-name="Strong_20_Emphasis"><text:span text:style-name="T188">Estos procedimientos no están particionados porque acceden a la tabla replicada nws_alert y, en el caso del segundo procedimiento, deben insertar registros en la tabla particionada local_alert utilizando múltiples valores diferentes de columnas de particionamiento.</text:span></text:span></text:p>
          <text:p text:style-name="P125"><text:span text:style-name="Strong_20_Emphasis"><text:span text:style-name="T188">- </text:span></text:span><text:span text:style-name="Strong_20_Emphasis"><text:span text:style-name="T189">N</text:span></text:span><text:span text:style-name="Strong_20_Emphasis"><text:span text:style-name="T188">ecesitamos un procedimiento almacenado para recuperar las alertas asociadas con un estado y condado específicos </text:span></text:span><text:span text:style-name="Strong_20_Emphasis"><text:span text:style-name="T189">(GetAlertsByLocation). → sin java, es simple.</text:span></text:span></text:p>
        </text:list-header>
      </text:list>
      <text:p text:style-name="P26"><text:span text:style-name="Strong_20_Emphasis"><text:span text:style-name="T189"><text:tab/></text:span></text:span></text:p>
      <text:p text:style-name="P26"><text:span text:style-name="Strong_20_Emphasis"><text:span text:style-name="T189"><text:tab/>-</text:span></text:span><text:span text:style-name="Strong_20_Emphasis"><text:span text:style-name="T190">Ahora y vamos a compilar, empaquetarlo <text:s/>en un .jar y cargarlo en la BBDD.</text:span></text:span></text:p>
      <text:p text:style-name="P27"><text:span text:style-name="Strong_20_Emphasis"><text:span text:style-name="T190"><text:tab/> <text:s text:c="3"/></text:span></text:span><text:span text:style-name="Strong_20_Emphasis"><text:span text:style-name="T14">$ javac -cp "$CLASSPATH:/home/anombela/Escritorio/TFG/voltdb/voltdb/*" <text:s/>LoadAlert.java</text:span></text:span></text:p>
      <text:p text:style-name="P27"><text:span text:style-name="Strong_20_Emphasis"><text:span text:style-name="T14"><text:tab/> <text:s text:c="3"/>$ jar cvf storedprocs.jar *.class</text:span></text:span></text:p>
      <text:p text:style-name="P27"><text:span text:style-name="Strong_20_Emphasis"><text:span text:style-name="T14"><text:tab/> <text:s text:c="3"/>$ sqlcmd</text:span></text:span></text:p>
      <text:p text:style-name="P35"><text:tab/> <text:s text:c="3"/>1&gt; load classes storedprocs.jar;</text:p>
      <text:p text:style-name="P40"><text:tab/> <text:s text:c="3"/>2&gt; file weather.sql;</text:p>
      <text:p text:style-name="P40"><text:tab/></text:p>
      <text:list xml:id="list141955096117683" text:continue-numbering="true" text:style-name="L20">
        <text:list-item>
          <text:h text:style-name="P134" text:outline-level="2"><text:span text:style-name="Strong_20_Emphasis"><text:span text:style-name="T260">Creando la aplicación del cliente LoadWeather </text:span></text:span><text:span text:style-name="Strong_20_Emphasis"><text:span text:style-name="T261">(PYTHON)</text:span></text:span></text:h>
        </text:list-item>
      </text:list>
      <text:p text:style-name="P50"><text:span text:style-name="Strong_20_Emphasis"><text:span text:style-name="T95"><text:tab/></text:span></text:span><text:span text:style-name="Strong_20_Emphasis"><text:span text:style-name="T97">Lógica del programa:</text:span></text:span></text:p>
      <text:p text:style-name="P63"><text:span text:style-name="Strong_20_Emphasis"><text:span text:style-name="T97"><text:tab/><text:tab/> <text:s/>1. </text:span></text:span><text:span text:style-name="Strong_20_Emphasis"><text:span text:style-name="T191">Lea y analice el feed de alertas NWS. </text:span></text:span></text:p>
      <text:list xml:id="list8279342959003498217" text:style-name="L21">
        <text:list-header>
          <text:p text:style-name="P151"><text:span text:style-name="T285">2. </text:span>Para cada alerta, primero verifique si ya existe en la base de datos utilizando el procedimiento FindAlert. </text:p>
        </text:list-header>
      </text:list>
      <text:list xml:id="list3636521419189835825" text:style-name="L22">
        <text:list-item>
          <text:p text:style-name="P152">Si es así, sigue adelante. </text:p>
        </text:list-item>
        <text:list-item>
          <text:p text:style-name="P152">Si no, inserte la alerta utilizando el procedimiento LoadAlert. </text:p>
        </text:list-item>
      </text:list>
      <text:p text:style-name="P43"><text:span text:style-name="Strong_20_Emphasis"><text:span text:style-name="T97"><text:tab/>-</text:span></text:span><text:span text:style-name="Strong_20_Emphasis"><text:span text:style-name="T231">Dado que esta aplicación se ejecutará periódicamente, debemos escribirla en un lenguaje de <text:tab/>programación que permita un análisis sencillo de XML y se pueda ejecutar desde la línea de <text:tab/>comando.</text:span></text:span><text:span text:style-name="Strong_20_Emphasis"><text:span text:style-name="T97"> → </text:span></text:span><text:span text:style-name="Strong_20_Emphasis"><text:span text:style-name="T145">Python</text:span></text:span></text:p>
      <text:p text:style-name="P28"><text:span text:style-name="Strong_20_Emphasis"><text:span text:style-name="T17"><text:tab/></text:span></text:span><text:span text:style-name="Strong_20_Emphasis"><text:span text:style-name="T68">--</text:span></text:span><text:span text:style-name="Strong_20_Emphasis"><text:span text:style-name="T69">Archivo </text:span></text:span><text:span text:style-name="Strong_20_Emphasis"><text:span text:style-name="T74">LOADWEATHER.PY</text:span></text:span></text:p>
      <text:p text:style-name="P28"><text:span text:style-name="Strong_20_Emphasis"><text:span text:style-name="T69"><text:tab/>-</text:span></text:span><text:span text:style-name="Strong_20_Emphasis"><text:span text:style-name="T68">En Python, también debemos declarar los procedimientos almacenados que pretendemos usar. En <text:tab/>este caso, debemos declarar FindAlert y LoadAlert</text:span></text:span></text:p>
      <text:p text:style-name="P28"><text:span text:style-name="Strong_20_Emphasis"><text:span text:style-name="T68"/></text:span></text:p>
      <text:p text:style-name="P28"><text:span text:style-name="Strong_20_Emphasis"><text:span text:style-name="T68"/></text:span></text:p>
      <text:p text:style-name="P28"><text:span text:style-name="Strong_20_Emphasis"><text:span text:style-name="T68"/></text:span></text:p>
      <text:p text:style-name="P28"><text:span text:style-name="Strong_20_Emphasis"><text:span text:style-name="T68"/></text:span></text:p>
      <text:list xml:id="list141956352733139" text:continue-list="list141955096117683" text:style-name="L20">
        <text:list-item>
          <text:h text:style-name="P135" text:outline-level="2"><text:soft-page-break/><text:span text:style-name="Strong_20_Emphasis"><text:span text:style-name="T261">Ejecución de la aplicación LoadWeather</text:span></text:span></text:h>
        </text:list-item>
      </text:list>
      <text:p text:style-name="P52"><text:span text:style-name="Strong_20_Emphasis"><text:span text:style-name="T117"/></text:span></text:p>
      <text:p text:style-name="P57"><text:span text:style-name="Strong_20_Emphasis"><text:span text:style-name="T231"><text:tab/></text:span></text:span><text:span text:style-name="Strong_20_Emphasis"><text:span text:style-name="T43">$ export PYTHONPATH="/home/anombela/Escritorio/TFG/voltdb/lib/python/" </text:span></text:span><text:span text:style-name="Strong_20_Emphasis"><text:span text:style-name="T232">→ añadirlo a <text:tab/>.bashrc?</text:span></text:span></text:p>
      <text:p text:style-name="P64"><text:span text:style-name="Strong_20_Emphasis"><text:span text:style-name="T98"><text:tab/>--Se lanza el loadweather tníendo ya el path con las bibliotecas que usará python, y un xml de <text:tab/>ejemplo:<text:tab/></text:span></text:span></text:p>
      <text:p text:style-name="P51"><text:span text:style-name="Strong_20_Emphasis"><text:span text:style-name="T98"><text:tab/></text:span></text:span><text:span text:style-name="Strong_20_Emphasis"><text:span text:style-name="T27">$ </text:span></text:span><text:span text:style-name="Strong_20_Emphasis"><text:span text:style-name="T15">python LoadWeather.py &lt;/home/anombela/Escritorio/TFG/Mensajes pedro/20170214 - tutorial <text:tab/>voltdb/tutorial_voltdb/data7alerts.xml</text:span></text:span></text:p>
      <text:p text:style-name="P57"><text:span text:style-name="Strong_20_Emphasis"><text:span text:style-name="T192"/></text:span></text:p>
      <text:p text:style-name="P48"><text:span text:style-name="Strong_20_Emphasis"><text:span text:style-name="T98"><text:tab/></text:span></text:span><text:span text:style-name="Strong_20_Emphasis"><text:span text:style-name="T192">O puede canalizar las alertas más recientes directamente desde el sitio web de NWS:</text:span></text:span></text:p>
      <text:p text:style-name="P49"><text:span text:style-name="Strong_20_Emphasis"><text:span text:style-name="T27"><text:tab/>$ curl https://alerts.weather.gov/cap/us.php?x=0 | python LoadWeather.py</text:span></text:span></text:p>
      <text:p text:style-name="P49"><text:span text:style-name="Strong_20_Emphasis"><text:span text:style-name="T149"/></text:span></text:p>
      <text:p text:style-name="P49"><text:span text:style-name="Strong_20_Emphasis"><text:span text:style-name="T149"/></text:span></text:p>
      <text:list xml:id="list141956571325334" text:continue-numbering="true" text:style-name="L20">
        <text:list-item>
          <text:h text:style-name="P138" text:outline-level="2"><text:span text:style-name="Strong_20_Emphasis"><text:span text:style-name="T117">Creando la aplicación GetWeather </text:span></text:span><text:span text:style-name="Strong_20_Emphasis"><text:span text:style-name="T118">(</text:span></text:span><text:span text:style-name="Strong_20_Emphasis"><text:span text:style-name="T117">VoltDB en aplicaciones de usuario</text:span></text:span><text:span text:style-name="Strong_20_Emphasis"><text:span text:style-name="T118">) →</text:span></text:span><text:span text:style-name="Strong_20_Emphasis"><text:span text:style-name="T119"> carpeta </text:span></text:span><text:span text:style-name="Strong_20_Emphasis"><text:span text:style-name="T122">MyWeather</text:span></text:span></text:h>
        </text:list-item>
      </text:list>
      <text:p text:style-name="P53"><text:span text:style-name="Strong_20_Emphasis"><text:span text:style-name="T117"/></text:span></text:p>
      <text:p text:style-name="P53"><text:span text:style-name="Strong_20_Emphasis"><text:span text:style-name="T97"><text:tab/>- </text:span></text:span><text:span text:style-name="Strong_20_Emphasis"><text:span text:style-name="T99">Es una aplicación de html y javascript </text:span></text:span><text:span text:style-name="Strong_20_Emphasis"><text:span text:style-name="T100">simple de solo un usuario</text:span></text:span></text:p>
      <text:p text:style-name="P58"><text:span text:style-name="Strong_20_Emphasis"><text:span text:style-name="T231"><text:tab/></text:span></text:span></text:p>
      <text:list xml:id="list141956194212176" text:continue-numbering="true" text:style-name="L20">
        <text:list-item>
          <text:h text:style-name="P136" text:outline-level="2"><text:span text:style-name="Strong_20_Emphasis"><text:span text:style-name="T261">VoltDB en aplicaciones de alto rendimiento →</text:span></text:span><text:span text:style-name="Strong_20_Emphasis"><text:span text:style-name="T262"> con java</text:span></text:span></text:h>
        </text:list-item>
      </text:list>
      <text:p text:style-name="P59"><text:span text:style-name="Strong_20_Emphasis"><text:span text:style-name="T231"><text:tab/></text:span></text:span></text:p>
      <text:p text:style-name="P54"><text:span text:style-name="Strong_20_Emphasis"><text:span text:style-name="T97"><text:tab/>-</text:span></text:span><text:span text:style-name="Strong_20_Emphasis"><text:span text:style-name="T191">El segundo ejemplo de GetWeather emula a muchos usuarios que acceden a la base de datos al <text:tab/>mismo tiempo.</text:span></text:span></text:p>
      <text:p text:style-name="P53"><text:span text:style-name="Strong_20_Emphasis"><text:span text:style-name="T97"><text:tab/>-</text:span></text:span><text:span text:style-name="Strong_20_Emphasis"><text:span text:style-name="T191">Utiliza procedimientos de sistema como @AdHoc tal como lo haría con sus propios <text:tab/>procedimientos almacenados.</text:span></text:span></text:p>
      <text:p text:style-name="P53"><text:span text:style-name="Strong_20_Emphasis"><text:span text:style-name="T191"><text:tab/>- llamamos al procedimiento de forma asíncrona y pasamos inmediatamente a la siguiente llamada.</text:span></text:span></text:p>
      <text:p text:style-name="P53"><text:span text:style-name="Strong_20_Emphasis"><text:span text:style-name="T191"><text:tab/>-El procedimiento de devolución de llamada luego procesa la respuesta del procedimiento, que <text:tab/>recibe como argumento, tal como lo haría su aplicación después de una llamada síncrona.</text:span></text:span></text:p>
      <text:p text:style-name="P53"><text:span text:style-name="Strong_20_Emphasis"><text:span text:style-name="T191"/></text:span></text:p>
      <text:list xml:id="list141956014403590" text:continue-numbering="true" text:style-name="L20">
        <text:list-item>
          <text:h text:style-name="P137" text:outline-level="2"><text:span text:style-name="Strong_20_Emphasis"><text:span text:style-name="T262">Ejecución de la aplicación GetWeather</text:span></text:span></text:h>
        </text:list-item>
      </text:list>
      <text:p text:style-name="P60"><text:span text:style-name="Strong_20_Emphasis"><text:span text:style-name="T233"><text:tab/>-Ahora vamos a compilar y ejecutarlapalicaciónn de java como siempre</text:span></text:span></text:p>
      <text:p text:style-name="P60"><text:span text:style-name="Strong_20_Emphasis"><text:span text:style-name="T233"><text:tab/></text:span></text:span></text:p>
      <text:p text:style-name="P60"><text:span text:style-name="Strong_20_Emphasis"><text:span text:style-name="T233"><text:tab/>-creo que debería hacer un export con esto parta siempre::::::</text:span></text:span></text:p>
      <text:p text:style-name="P55"><text:span text:style-name="Strong_20_Emphasis"><text:span text:style-name="T101"><text:tab/></text:span></text:span><text:span text:style-name="Strong_20_Emphasis"><text:span text:style-name="T44">$ export CLASSPATH="$CLASSPATH:</text:span></text:span><text:span text:style-name="Strong_20_Emphasis"><text:span text:style-name="T27">/home/anombela/Escritorio</text:span></text:span></text:p>
      <text:p text:style-name="P55"><text:span text:style-name="Strong_20_Emphasis"><text:span text:style-name="T27"><text:tab/><text:tab/>/TFG/</text:span></text:span><text:span text:style-name="Strong_20_Emphasis"><text:span text:style-name="T44">voltdb/voltdb/*:</text:span></text:span><text:span text:style-name="Strong_20_Emphasis"><text:span text:style-name="T27">/home/anombela/Escritorio/TFG/</text:span></text:span><text:span text:style-name="Strong_20_Emphasis"><text:span text:style-name="T44">voltdb/lib/*:./"</text:span></text:span></text:p>
      <text:p text:style-name="P55"><text:span text:style-name="Strong_20_Emphasis"><text:span text:style-name="T28"><text:tab/></text:span></text:span><text:span text:style-name="Strong_20_Emphasis"><text:span text:style-name="T44">$ javac GetWeather.java</text:span></text:span></text:p>
      <text:p text:style-name="P41"><text:span text:style-name="T45"><text:tab/>$ </text:span><text:span text:style-name="Strong_20_Emphasis"><text:span text:style-name="T45">java GetWeather</text:span></text:span></text:p>
      <text:list xml:id="list141956080648500" text:continue-numbering="true" text:style-name="L20">
        <text:list-item>
          <text:p text:style-name="P242"><text:span text:style-name="Strong_20_Emphasis"><text:span text:style-name="T120">En conclusion:</text:span></text:span></text:p>
        </text:list-item>
      </text:list>
      <text:p text:style-name="P55"><text:span text:style-name="Strong_20_Emphasis"><text:span text:style-name="T102"><text:tab/>- </text:span></text:span><text:span text:style-name="Strong_20_Emphasis"><text:span text:style-name="T193">Crea una conexión a la base de datos. </text:span></text:span></text:p>
      <text:list xml:id="list2962354407033664739" text:style-name="L23">
        <text:list-header>
          <text:p text:style-name="P146">- Llame a procedimientos almacenados e interprete los resultados. Use llamadas asíncronas donde sea posible para maximizar el rendimiento. </text:p>
        </text:list-header>
      </text:list>
      <text:list xml:id="list2444481181760391191" text:style-name="L24">
        <text:list-header>
          <text:p text:style-name="P147">- Cierre la conexión cuando termine. </text:p>
        </text:list-header>
      </text:list>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list xml:id="list4997965077056668146" text:style-name="L25">
        <text:list-header>
          <text:p text:style-name="P128"><text:span text:style-name="Strong_20_Emphasis"><text:span text:style-name="T102"/></text:span></text:p>
        </text:list-header>
        <text:list-item>
          <text:p text:style-name="P130"><text:soft-page-break/><text:span text:style-name="Strong_20_Emphasis"><text:span text:style-name="T151">20170622-enlaces taxi</text:span></text:span><text:span text:style-name="Strong_20_Emphasis"><text:span text:style-name="T150">:</text:span></text:span><text:span text:style-name="Strong_20_Emphasis"><text:span text:style-name="T152"> </text:span></text:span></text:p>
        </text:list-item>
      </text:list>
      <text:p text:style-name="P61"><text:span text:style-name="Strong_20_Emphasis"><text:span text:style-name="T105"/></text:span></text:p>
      <text:h text:style-name="P62" text:outline-level="1"><text:span text:style-name="Strong_20_Emphasis"><text:span text:style-name="T146">(1) </text:span></text:span><text:span text:style-name="Strong_20_Emphasis"><text:span text:style-name="T153">Introducción a las capacidades geoespaciales en VoltDB v6.0</text:span></text:span></text:h>
      <text:p text:style-name="P56"><text:span text:style-name="Strong_20_Emphasis"><text:span text:style-name="T130">→</text:span></text:span><text:span text:style-name="Strong_20_Emphasis"><text:span text:style-name="T124"> → </text:span></text:span><text:span text:style-name="Strong_20_Emphasis"><text:span text:style-name="T293">https://www.voltdb.com/blog/2016/02/04/introducing-geospatial-capabilities-voltdb-v6-0/</text:span></text:span></text:p>
      <text:list xml:id="list8077193048761367561" text:style-name="L26">
        <text:list-header>
          <text:p text:style-name="P129"><text:span text:style-name="Strong_20_Emphasis"><text:span text:style-name="T121"/></text:span></text:p>
        </text:list-header>
      </text:list>
      <text:list xml:id="list4774172811555765347" text:style-name="L27">
        <text:list-item>
          <text:h text:style-name="P153" text:outline-level="2"><text:span text:style-name="T287">Los nuevos tipos de datos. →</text:span><text:span text:style-name="T288"> </text:span><text:span text:style-name="T286">GEOGRAPHY y GEOGRAPHY_POINT</text:span></text:h>
          <text:h text:style-name="P153" text:outline-level="2"><text:span text:style-name="T234">- </text:span>GEOGRAPHY_POINT→permite almacenar datos que representan un punto en la superficie de la tierra</text:h>
        </text:list-item>
      </text:list>
      <text:h text:style-name="P157" text:outline-level="2"><text:span text:style-name="Strong_20_Emphasis"><text:span text:style-name="T103">- </text:span></text:span><text:span text:style-name="Strong_20_Emphasis"><text:span text:style-name="T104">Ejemplo:</text:span></text:span></text:h>
      <text:h text:style-name="P205" text:outline-level="2">create table devices (</text:h>
      <text:h text:style-name="P206" text:outline-level="2"><text:s text:c="2"/>id integer not null primary key,</text:h>
      <text:h text:style-name="P206" text:outline-level="2"><text:s text:c="2"/>location <text:span text:style-name="T222">geography_point</text:span></text:h>
      <text:h text:style-name="P206" text:outline-level="2">);</text:h>
      <text:h text:style-name="P206" text:outline-level="2">insert into devices values (0,<text:span text:style-name="T222">pointFromText</text:span>(‘<text:span text:style-name="T222">POINT</text:span>(-122.0264 36.9719)’));</text:h>
      <text:h text:style-name="P212" text:outline-level="2">* <text:s/><text:span text:style-name="T289">pointFromText →</text:span> sirve para crear un punto pasándole las coordenadas.</text:h>
      <text:h text:style-name="P169" text:outline-level="2"/>
      <text:h text:style-name="P178" text:outline-level="2"><text:span text:style-name="T164">- GEOGRAPHY→ e</text:span>s un tipo de datos que se puede usar para representar polígonos cuyos vértices son puntos en la superficie de la tierra.</text:h>
      <text:h text:style-name="P178" text:outline-level="2">-<text:span text:style-name="T290">Ejemplo:</text:span></text:h>
      <text:h text:style-name="P213" text:outline-level="2">create table regions (</text:h>
      <text:h text:style-name="P207" text:outline-level="2"><text:s text:c="2"/>id integer not null primary key,</text:h>
      <text:h text:style-name="P207" text:outline-level="2"><text:s text:c="2"/>name varchar(128) not null,</text:h>
      <text:h text:style-name="P207" text:outline-level="2"><text:s text:c="2"/>border <text:span text:style-name="T222">geography </text:span></text:h>
      <text:h text:style-name="P207" text:outline-level="2">);</text:h>
      <text:h text:style-name="P207" text:outline-level="2">insert into regions values (0,'The Bermuda Triangle',</text:h>
      <text:h text:style-name="P207" text:outline-level="2"><text:s text:c="2"/><text:span text:style-name="T222">polygonFromText</text:span>('POLYGON((-64.72 32.16, -80.41 25.30, -65.82 18.40, -64.72 32.16))')</text:h>
      <text:h text:style-name="P207" text:outline-level="2">);</text:h>
      <text:h text:style-name="P211" text:outline-level="2">* <text:span text:style-name="T294">Empieza y acaba en el mismo punto.</text:span></text:h>
      <text:h text:style-name="P207" text:outline-level="2"/>
      <text:list xml:id="list141955541561564" text:continue-numbering="true" text:style-name="L27">
        <text:list-item>
          <text:h text:style-name="P170" text:outline-level="2">Las nuevas funciones:</text:h>
          <text:h text:style-name="P154" text:outline-level="2"><text:span text:style-name="T168">- </text:span><text:span text:style-name="T167">CONTAINS</text:span><text:span text:style-name="T168">: </text:span>¿Este polígono contiene ese punto?</text:h>
          <text:h text:style-name="P203" text:outline-level="2">-- Which devices are within which borders?</text:h>
          <text:h text:style-name="P208" text:outline-level="2">select r.id, r.name, d.id from devices as d</text:h>
          <text:h text:style-name="P208" text:outline-level="2">inner join regions as r</text:h>
          <text:h text:style-name="P208" text:outline-level="2">on <text:span text:style-name="T222">contains</text:span>(r.border, d.location);</text:h>
          <text:h text:style-name="P208" text:outline-level="2"/>
          <text:h text:style-name="P180" text:outline-level="2"><text:span text:style-name="T165">- </text:span><text:span text:style-name="T166">DISTANCE: </text:span><text:span text:style-name="T254">¿Qué tan lejos está este punto de ese punto o polígono?</text:span></text:h>
          <text:h text:style-name="P204" text:outline-level="2">-- Given the id of a particular point, which points are within 1000 </text:h>
          <text:h text:style-name="P209" text:outline-level="2">-- meters of that point?</text:h>
          <text:h text:style-name="P209" text:outline-level="2">select d2.id from devices as d1</text:h>
          <text:h text:style-name="P209" text:outline-level="2">inner join devices as d2</text:h>
          <text:h text:style-name="P209" text:outline-level="2">on distance(d1.location, d2.location) &lt;= 1000</text:h>
          <text:h text:style-name="P209" text:outline-level="2">where d1.id = 0;</text:h>
        </text:list-item>
      </text:list>
      <text:h text:style-name="P210" text:outline-level="2"/>
      <text:h text:style-name="P179" text:outline-level="2"><text:span text:style-name="T57">- </text:span><text:span text:style-name="T166">AREA</text:span><text:span text:style-name="T57">: </text:span>nos dice el tamaño de un polígono en metros cuadrados.</text:h>
      <text:h text:style-name="P243" text:outline-level="2">-- Which regions have the highest density of devices?</text:h>
      <text:p text:style-name="P66">-- Returns the top 5 regions and devices per m^2.</text:p>
      <text:p text:style-name="P65">select r.id, count(*) / area(r.border) as device_density</text:p>
      <text:p text:style-name="P65">from devices as d</text:p>
      <text:p text:style-name="P65">inner join regions as r</text:p>
      <text:p text:style-name="P65">on contains(r.border, d.location)</text:p>
      <text:p text:style-name="P65">group by r.id</text:p>
      <text:p text:style-name="P65">order by device_density desc</text:p>
      <text:p text:style-name="P67">limit 5;</text:p>
      <text:list xml:id="list141955055789584" text:continue-numbering="true" text:style-name="L27">
        <text:list-item>
          <text:h text:style-name="P171" text:outline-level="2">Poniendo todojunto</text:h>
          <text:h text:style-name="P173" text:outline-level="2">- Aquí explica lo básico de la aplicación de ejemplo que tenemos en el enlace 3.</text:h>
          <text:h text:style-name="P250" text:outline-level="2"><text:soft-page-break/><text:span text:style-name="Strong_20_Emphasis"><text:span text:style-name="T146">(</text:span></text:span><text:span text:style-name="Strong_20_Emphasis"><text:span text:style-name="T147">2</text:span></text:span><text:span text:style-name="Strong_20_Emphasis"><text:span text:style-name="T146">) </text:span></text:span><text:span text:style-name="Strong_20_Emphasis"><text:span text:style-name="T153">Capítulo 6. Creación de aplicaciones geoespaciales </text:span></text:span><text:span text:style-name="Strong_20_Emphasis"><text:span text:style-name="T154">(continuación (1))</text:span></text:span></text:h>
        </text:list-item>
      </text:list>
      <text:h text:style-name="P155" text:outline-level="2"><text:span text:style-name="Strong_20_Emphasis"><text:span text:style-name="T124">→→ </text:span></text:span><text:a xlink:type="simple" xlink:href="https://docs.voltdb.com/PerfGuide/Chapgeo.php" text:style-name="Internet_20_link" text:visited-style-name="Visited_20_Internet_20_Link"><text:span text:style-name="Strong_20_Emphasis"><text:span text:style-name="T291">https://docs.voltdb.com/PerfGuide/Chapgeo.php</text:span></text:span></text:a></text:h>
      <text:h text:style-name="P155" text:outline-level="2"><text:span text:style-name="Strong_20_Emphasis"><text:span text:style-name="T291"/></text:span></text:h>
      <text:list xml:id="list141956841470111" text:continue-numbering="true" text:style-name="L27">
        <text:list-item>
          <text:h text:style-name="P172" text:outline-level="2"><text:span text:style-name="Strong_20_Emphasis"><text:span text:style-name="T250">Los tipos de datos geoespaciales</text:span></text:span></text:h>
          <text:h text:style-name="P172" text:outline-level="2"><text:span text:style-name="Strong_20_Emphasis"><text:span text:style-name="T250"/></text:span></text:h>
        </text:list-item>
      </text:list>
      <text:h text:style-name="P155" text:outline-level="2"><text:span text:style-name="Strong_20_Emphasis"><text:span text:style-name="T124">- WKT es <text:s/>la forma en que los valores se muestran en sqlcmd y en el Centro de gestión de VoltDB.</text:span></text:span></text:h>
      <text:h text:style-name="P156" text:outline-level="2"><text:span text:style-name="Strong_20_Emphasis"><text:span text:style-name="T124">- ISVALID() e ISINVALIDREASON() para validar los valores GEOGRAPHY dentro de una consulta SQL.</text:span></text:span></text:h>
      <text:h text:style-name="P156" text:outline-level="2"><text:span text:style-name="Strong_20_Emphasis"><text:span text:style-name="T124">- </text:span></text:span><text:span text:style-name="Strong_20_Emphasis"><text:span text:style-name="T125">S</text:span></text:span><text:span text:style-name="Strong_20_Emphasis"><text:span text:style-name="T124">i declara la columna sin un tamaño específico, se le asigna un tamaño máximo de 32 kilobytes.</text:span></text:span></text:h>
      <text:h text:style-name="P156" text:outline-level="2"><text:span text:style-name="Strong_20_Emphasis"><text:span text:style-name="T124">-Para determinar cuánto espacio se necesita para almacenar un polígono, use el siguiente cálculo: </text:span></text:span></text:h>
      <text:list xml:id="list9112676881334286735" text:style-name="L28">
        <text:list-item>
          <text:p text:style-name="P150">40 bytes para el polígono </text:p>
        </text:list-item>
        <text:list-item>
          <text:p text:style-name="P150">43 bytes por cada anillo </text:p>
        </text:list-item>
        <text:list-item>
          <text:p text:style-name="P148">24 bytes para cada vértice </text:p>
        </text:list-item>
      </text:list>
      <text:list xml:id="list141956142468584" text:continue-list="list141956841470111" text:style-name="L27">
        <text:list-item>
          <text:h text:style-name="P139" text:outline-level="2">Introducción de datos geoespaciales</text:h>
        </text:list-item>
      </text:list>
      <text:h text:style-name="P174" text:outline-level="2">- VoltDB proporciona funciones de SQL y clases de Java y métodos para traducir de WKT a los valores geoespaciales internos.</text:h>
      <text:h text:style-name="P181" text:outline-level="2"><text:span text:style-name="T169">- </text:span><text:span text:style-name="T170">En las sentencias SQL, puede usar las funciones </text:span><text:span text:style-name="T171">P</text:span><text:span text:style-name="T172">OINTFROMTEXT()</text:span><text:span text:style-name="T170"> y </text:span><text:span text:style-name="T172">POLYGONFROMTEXT()</text:span><text:span text:style-name="T170"> para generar los tipos de datos geoespaciales apropiados de WKT</text:span></text:h>
      <text:list xml:id="list141955215378503" text:continue-numbering="true" text:style-name="L27">
        <text:list-header>
          <text:h text:style-name="P164" text:outline-level="2"><text:span text:style-name="T133">- </text:span><text:span text:style-name="T243">En un procedimiento almacenado de Java, puede generar y almacenar un valor GEOGRAPHY o GEOGRAPHY_POINT de WKT utilizando las clases </text:span><text:span text:style-name="Source_20_Text"><text:span text:style-name="T242">GeographyValue</text:span></text:span><text:span text:style-name="T243"> y </text:span><text:span text:style-name="Source_20_Text"><text:span text:style-name="T242">GeographyPointValue</text:span></text:span><text:span text:style-name="T243"> y el método </text:span><text:span text:style-name="Source_20_Text"><text:span text:style-name="T217">.fromWKT()</text:span></text:span></text:h>
          <text:h text:style-name="P164" text:outline-level="2"><text:span text:style-name="Source_20_Text"><text:span text:style-name="T243">- ASTEXT() SQL convierte un valor GEOGRAPHY o GEOGRAPHY_POINT a su representación textual. </text:span></text:span></text:h>
          <text:h text:style-name="P164" text:outline-level="2"><text:span text:style-name="Source_20_Text"><text:span text:style-name="T243"/></text:span></text:h>
        </text:list-header>
        <text:list-item>
          <text:h text:style-name="P140" text:outline-level="2"><text:span text:style-name="Strong_20_Emphasis"><text:span text:style-name="T250">Trabajando con datos geoespaciales</text:span></text:span></text:h>
          <text:h text:style-name="P165" text:outline-level="2"><text:span text:style-name="Strong_20_Emphasis"><text:span text:style-name="T125">- </text:span></text:span><text:span text:style-name="Strong_20_Emphasis"><text:span text:style-name="T244">Conversión hacia y desde representaciones WKT:</text:span></text:span></text:h>
          <text:h text:style-name="P214" text:outline-level="2">ASTEXT ()</text:h>
          <text:h text:style-name="P215" text:outline-level="2">POLYGONFROMTEXT ()</text:h>
          <text:h text:style-name="P215" text:outline-level="2">POINTFROMTEXT ()</text:h>
          <text:h text:style-name="P215" text:outline-level="2">VALIDPOLYGONFROMTEXT ()</text:h>
          <text:h text:style-name="P182" text:outline-level="2"><text:span text:style-name="T296">- </text:span>Realizando cálculos geoespaciales:</text:h>
          <text:h text:style-name="P214" text:outline-level="2">AREA()</text:h>
          <text:h text:style-name="P215" text:outline-level="2">CENTROID()</text:h>
          <text:h text:style-name="P215" text:outline-level="2">CONTAINS()</text:h>
          <text:h text:style-name="P215" text:outline-level="2">DISTANCE()</text:h>
          <text:h text:style-name="P215" text:outline-level="2">DWITHIN()</text:h>
          <text:h text:style-name="P215" text:outline-level="2">LATITUDE()</text:h>
          <text:h text:style-name="P215" text:outline-level="2">LONGITUDE()</text:h>
          <text:h text:style-name="P182" text:outline-level="2"><text:span text:style-name="T296">- </text:span>Analizando la estructura de una región:</text:h>
          <text:h text:style-name="P214" text:outline-level="2">MAKEVALIDPOLYGON()</text:h>
          <text:h text:style-name="P215" text:outline-level="2">ISVALID()</text:h>
          <text:h text:style-name="P215" text:outline-level="2">ISINVALIDREASON()</text:h>
          <text:h text:style-name="P215" text:outline-level="2">NUMINTERIORRINGS()</text:h>
          <text:h text:style-name="P215" text:outline-level="2">NUMPOINTS()</text:h>
        </text:list-item>
      </text:list>
      <text:h text:style-name="P185" text:outline-level="2"/>
      <text:h text:style-name="P183" text:outline-level="2"><text:span text:style-name="T46">- </text:span><text:span text:style-name="T295">VALIDPOLGYONFROMTEXT()</text:span> combina las funciones <text:span text:style-name="T295">POLYGONFROMTEXT()</text:span> y <text:span text:style-name="T295">ISVALID() </text:span>en una sola función, asegurando que solo se generen polígonos válidos.</text:h>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list xml:id="list141956621955908" text:continue-numbering="true" text:style-name="L27">
        <text:list-header>
          <text:h text:style-name="P251" text:outline-level="2"><text:soft-page-break/><text:span text:style-name="Strong_20_Emphasis"><text:span text:style-name="T146">(</text:span></text:span><text:span text:style-name="Strong_20_Emphasis"><text:span text:style-name="T148">3</text:span></text:span><text:span text:style-name="Strong_20_Emphasis"><text:span text:style-name="T146">) </text:span></text:span><text:span text:style-name="Strong_20_Emphasis"><text:span text:style-name="T154">geoespacial </text:span></text:span><text:span text:style-name="Strong_20_Emphasis"><text:span text:style-name="T155">(Ejemplo de voltdb)</text:span></text:span></text:h>
        </text:list-header>
      </text:list>
      <text:h text:style-name="P158" text:outline-level="2"><text:span text:style-name="Strong_20_Emphasis"><text:span text:style-name="T134">→→</text:span></text:span><text:span text:style-name="Strong_20_Emphasis"><text:span text:style-name="T135"> </text:span></text:span><text:a xlink:type="simple" xlink:href="https://github.com/VoltDB/voltdb/tree/master/examples/geospatial" text:style-name="Internet_20_link" text:visited-style-name="Visited_20_Internet_20_Link"><text:span text:style-name="Strong_20_Emphasis"><text:span text:style-name="T292">https://github.com/VoltDB/voltdb/tree/master/examples/geospatial</text:span></text:span></text:a></text:h>
      <text:h text:style-name="P158" text:outline-level="2"><text:span text:style-name="Strong_20_Emphasis"><text:span text:style-name="T126"/></text:span></text:h>
      <text:h text:style-name="P254" text:outline-level="2"><text:span text:style-name="Strong_20_Emphasis"><text:span text:style-name="T123">Aplicación de ejemplo de intermediación de publicidad geoespacial</text:span></text:span></text:h>
      <text:h text:style-name="P158" text:outline-level="2"><text:span text:style-name="Strong_20_Emphasis"><text:span text:style-name="T127">S</text:span></text:span><text:span text:style-name="Strong_20_Emphasis"><text:span text:style-name="T126">ervir anuncios a muchos usuarios de dispositivos móviles en función de su ubicación en tiempo real. </text:span></text:span></text:h>
      <text:h text:style-name="P158" text:outline-level="2"><text:span text:style-name="Strong_20_Emphasis"><text:span text:style-name="T123"/></text:span></text:h>
      <text:list xml:id="list141955635597492" text:continue-numbering="true" text:style-name="L27">
        <text:list-item>
          <text:h text:style-name="P141" text:outline-level="2"><text:span text:style-name="Strong_20_Emphasis"><text:span text:style-name="T251">Inicio rápido</text:span></text:span></text:h>
        </text:list-item>
      </text:list>
      <text:h text:style-name="P159" text:outline-level="2"><text:span text:style-name="Strong_20_Emphasis"><text:span text:style-name="T127">Asegurarse de que el <text:s/>‘bin’ de voltdb está en el PATH, en el .bashrc</text:span></text:span></text:h>
      <text:h text:style-name="P244" text:outline-level="2"><text:span text:style-name="Strong_20_Emphasis"><text:span text:style-name="T33"><text:tab/><text:tab/>$ </text:span></text:span><text:span text:style-name="Strong_20_Emphasis"><text:span text:style-name="Source_20_Text"><text:span text:style-name="T19">voltdb init </text:span></text:span></text:span><text:span text:style-name="Strong_20_Emphasis"><text:span text:style-name="Source_20_Text"><text:span text:style-name="T85">→</text:span></text:span></text:span><text:span text:style-name="Strong_20_Emphasis"><text:span text:style-name="Source_20_Text"><text:span text:style-name="T86"> reiniciamos la base de datos</text:span></text:span></text:span></text:h>
      <text:h text:style-name="P244" text:outline-level="2"><text:span text:style-name="Source_20_Text"><text:span text:style-name="T86"><text:s text:c="2"/></text:span></text:span><text:span text:style-name="Source_20_Text"><text:span text:style-name="T47">$ </text:span></text:span><text:span text:style-name="Source_20_Text"><text:span text:style-name="T2">voltdb start </text:span></text:span><text:span text:style-name="Source_20_Text"><text:span text:style-name="T51">→</text:span></text:span><text:span text:style-name="Source_20_Text"><text:span text:style-name="T173"> iniciamos voltdb</text:span></text:span></text:h>
      <text:h text:style-name="P244" text:outline-level="2"><text:span text:style-name="Source_20_Text"><text:span text:style-name="T173"/></text:span></text:h>
      <text:p text:style-name="P42"><text:span text:style-name="Source_20_Text"><text:span text:style-name="T136">* </text:span></text:span><text:span text:style-name="Source_20_Text"><text:span text:style-name="T137">IMPORTANTE!! → hay que hacer </text:span></text:span><text:span text:style-name="Source_20_Text"><text:span text:style-name="T36">$ ./run.sh jars </text:span></text:span><text:span text:style-name="Source_20_Text"><text:span text:style-name="T137">la primera vez que se ejecuta para compilar los jars, sino dará error</text:span></text:span></text:p>
      <text:h text:style-name="P245" text:outline-level="2"><text:span text:style-name="Strong_20_Emphasis"><text:span text:style-name="T34"><text:tab/><text:tab/>$</text:span></text:span><text:span text:style-name="Strong_20_Emphasis"><text:span text:style-name="T128"> </text:span></text:span><text:span text:style-name="Strong_20_Emphasis"><text:span text:style-name="T32"><text:s/></text:span></text:span><text:span text:style-name="Strong_20_Emphasis"><text:span text:style-name="Source_20_Text"><text:span text:style-name="T32">sqlcmd &lt; ddl.sql</text:span></text:span></text:span><text:span text:style-name="Strong_20_Emphasis"><text:span text:style-name="T32"> </text:span></text:span><text:span text:style-name="Strong_20_Emphasis"><text:span text:style-name="T126">→</text:span></text:span><text:span text:style-name="Strong_20_Emphasis"><text:span text:style-name="T128"> para cargar los esquemas desde el archivo</text:span></text:span></text:h>
      <text:h text:style-name="P158" text:outline-level="2"><text:span text:style-name="Strong_20_Emphasis"><text:span text:style-name="T126"><text:tab/><text:tab/></text:span></text:span><text:span text:style-name="Strong_20_Emphasis"><text:span text:style-name="T35">$ </text:span></text:span><text:span text:style-name="Strong_20_Emphasis"><text:span text:style-name="Source_20_Text"><text:span text:style-name="T20">csvloader -f advertisers.csv advertisers </text:span></text:span></text:span><text:span text:style-name="Strong_20_Emphasis"><text:span text:style-name="Source_20_Text"><text:span text:style-name="T87">→ carga algunos datos</text:span></text:span></text:span></text:h>
      <text:h text:style-name="P158" text:outline-level="2"><text:span text:style-name="Strong_20_Emphasis"><text:span text:style-name="T129"><text:tab/><text:tab/></text:span></text:span><text:span text:style-name="Strong_20_Emphasis"><text:span text:style-name="T35">$ </text:span></text:span><text:span text:style-name="Strong_20_Emphasis"><text:span text:style-name="Source_20_Text"><text:span text:style-name="T20">./run.sh client </text:span></text:span></text:span><text:span text:style-name="Strong_20_Emphasis"><text:span text:style-name="Source_20_Text"><text:span text:style-name="T87">→ ejecuta aplicación cliente de demostracion</text:span></text:span></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h text:style-name="P158" text:outline-level="2"><text:span text:style-name="Strong_20_Emphasis"><text:span text:style-name="T129"/></text:span></text:h>
      <text:list xml:id="list141955516358279" text:continue-numbering="true" text:style-name="L27">
        <text:list-header>
          <text:h text:style-name="P252" text:outline-level="2"><text:soft-page-break/><text:span text:style-name="Strong_20_Emphasis"><text:span text:style-name="T146">(</text:span></text:span><text:span text:style-name="Strong_20_Emphasis"><text:span text:style-name="T148">4</text:span></text:span><text:span text:style-name="Strong_20_Emphasis"><text:span text:style-name="T146">) </text:span></text:span><text:span text:style-name="Strong_20_Emphasis"><text:span text:style-name="T156">Analizando las rutas de los taxis</text:span></text:span></text:h>
        </text:list-header>
      </text:list>
      <text:h text:style-name="P160" text:outline-level="2"><text:span text:style-name="Strong_20_Emphasis"><text:span text:style-name="T159">→→</text:span></text:span><text:a xlink:type="simple" xlink:href="http://toddwschneider.com/posts/analyzing-1-1-billion-nyc-taxi-and-uber-trips-with-a-vengeance/" text:style-name="Internet_20_link" text:visited-style-name="Visited_20_Internet_20_Link"><text:span text:style-name="Strong_20_Emphasis"><text:span text:style-name="T297">http://toddwschneider.com/posts/analyzing-1-1-billion-nyc-taxi-and-uber-trips-with-a-vengeance/</text:span></text:span></text:a></text:h>
      <text:h text:style-name="P160" text:outline-level="2"/>
      <text:h text:style-name="P184" text:outline-level="2">La Comisión de taxis y limusinas de la ciudad de Nueva York ha publicado un conjunto de datos histórico asombrosamente detallados que cubren más de 1.100 millones de viajes de taxi individuales en la ciudad desde enero de 2009 hasta junio de 2015.</text:h>
      <text:h text:style-name="P160" text:outline-level="2"/>
      <text:list xml:id="list6362530172756078936" text:style-name="L29">
        <text:list-item>
          <text:h text:style-name="P175" text:outline-level="2">Mapas</text:h>
        </text:list-item>
      </text:list>
      <text:h text:style-name="P216" text:outline-level="2">Se pueden crear mapas delas calles (en este caso Nueva York) a base de los puntos que se crean <text:s/>en las zonas de recogida y devolución de un taxi.</text:h>
      <text:h text:style-name="P177" text:outline-level="2"/>
      <text:h text:style-name="P177" text:outline-level="2"/>
      <text:list xml:id="list141955534897568" text:continue-numbering="true" text:style-name="L29">
        <text:list-item>
          <text:h text:style-name="P175" text:outline-level="2">Los datos </text:h>
        </text:list-item>
      </text:list>
      <text:h text:style-name="P217" text:outline-level="2">Cada registro de viaje individual contiene coordenadas de ubicación precisas para donde comenzó y terminó el viaje, marcas de tiempo para cuando el viaje comenzó y terminó, más algunas otras variables como el monto de la tarifa, el método de pago y la distancia recorrida.</text:h>
      <text:h text:style-name="P217" text:outline-level="2"/>
      <text:h text:style-name="P217" text:outline-level="2"><text:a xlink:type="simple" xlink:href="http://translate.googleusercontent.com/translate_c?depth=1&amp;hl=es&amp;rurl=translate.google.com&amp;sl=auto&amp;sp=nmt4&amp;tl=es&amp;u=http://www.postgresql.org/&amp;xid=25657,15700021,15700105,15700124,15700149,15700168,15700186,15700201&amp;usg=ALkJrhh9wKrpd77K1ipRn8k6SNY9ONzR6w" office:target-frame-name="_blank" xlink:show="new" text:style-name="Internet_20_link" text:visited-style-name="Visited_20_Internet_20_Link"><text:span text:style-name="T300">UsPostgreSQL</text:span></text:a><text:span text:style-name="T222"> </text:span>para almacenar los datos y<text:span text:style-name="T222"> </text:span><text:a xlink:type="simple" xlink:href="http://translate.googleusercontent.com/translate_c?depth=1&amp;hl=es&amp;rurl=translate.google.com&amp;sl=auto&amp;sp=nmt4&amp;tl=es&amp;u=http://postgis.net/&amp;xid=25657,15700021,15700105,15700124,15700149,15700168,15700186,15700201&amp;usg=ALkJrhjsV_HXxd5HGjn73Yf1Kr8EirccRw" text:style-name="Internet_20_link" text:visited-style-name="Visited_20_Internet_20_Link"><text:span text:style-name="T300">PostGIS</text:span></text:a><text:span text:style-name="T222"> </text:span>para realizar cálculos geográficos.</text:h>
      <text:h text:style-name="P217" text:outline-level="2"/>
      <text:h text:style-name="P218" text:outline-level="2"><text:span text:style-name="T209">Cada viaje en el conjunto de datos tiene un </text:span><text:span text:style-name="Source_20_Text"><text:span text:style-name="T218">cab_type_id</text:span></text:span><text:span text:style-name="T218"> </text:span><text:span text:style-name="T209">, que indica si el viaje fue en un taxi amarillo, taxi verde o automóvil Uber.</text:span></text:h>
      <text:h text:style-name="P217" text:outline-level="2"/>
      <text:h text:style-name="P176" text:outline-level="2"/>
      <text:list xml:id="list141956112209718" text:continue-numbering="true" text:style-name="L29">
        <text:list-item>
          <text:h text:style-name="P175" text:outline-level="2"><text:span text:style-name="T301">Tendencias</text:span> y el surgimiento de Uber </text:h>
        </text:list-item>
        <text:list-item>
          <text:h text:style-name="P175" text:outline-level="2">Tráfico del aeropuerto </text:h>
        </text:list-item>
        <text:list-item>
          <text:h text:style-name="P175" text:outline-level="2">Sobre el realismo de Die Hard 3 </text:h>
        </text:list-item>
        <text:list-item>
          <text:h text:style-name="P175" text:outline-level="2">¿Cómo afecta el clima a los taxis y a los pasajeros de Uber? </text:h>
        </text:list-item>
        <text:list-item>
          <text:h text:style-name="P175" text:outline-level="2">NYC Late Night Taxi Index </text:h>
        </text:list-item>
        <text:list-item>
          <text:h text:style-name="P175" text:outline-level="2">El puente y la multitud de túneles </text:h>
        </text:list-item>
        <text:list-item>
          <text:h text:style-name="P175" text:outline-level="2">Northside Williamsburg </text:h>
        </text:list-item>
        <text:list-item>
          <text:h text:style-name="P175" text:outline-level="2">Preocupaciones sobre la privacidad </text:h>
        </text:list-item>
        <text:list-item>
          <text:h text:style-name="P175" text:outline-level="2">Banqueros de inversión </text:h>
        </text:list-item>
        <text:list-item>
          <text:h text:style-name="P175" text:outline-level="2">Pensamientos de despedida </text:h>
        </text:list-item>
        <text:list-item>
          <text:h text:style-name="P175" text:outline-level="2">Actualización 2016 </text:h>
        </text:list-item>
        <text:list-item>
          <text:h text:style-name="P175" text:outline-level="2">Actualización 2017 </text:h>
        </text:list-item>
      </text:list>
      <text:h text:style-name="P221" text:outline-level="2"><text:span text:style-name="Strong_20_Emphasis"><text:span text:style-name="T157"/></text:span></text:h>
      <text:h text:style-name="P219"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h text:style-name="P161" text:outline-level="2"><text:span text:style-name="Strong_20_Emphasis"><text:span text:style-name="T157"/></text:span></text:h>
      <text:list xml:id="list141955304064702" text:continue-list="list141955516358279" text:style-name="L27">
        <text:list-header>
          <text:h text:style-name="P253" text:outline-level="2"><text:soft-page-break/><text:span text:style-name="Strong_20_Emphasis"><text:span text:style-name="T146">(</text:span></text:span><text:span text:style-name="Strong_20_Emphasis"><text:span text:style-name="T148">4</text:span></text:span><text:span text:style-name="Strong_20_Emphasis"><text:span text:style-name="T146">) </text:span></text:span><text:a xlink:type="simple" xlink:href="https://github.com/toddwschneider/nyc-taxi-data" text:style-name="Internet_20_link" text:visited-style-name="Visited_20_Internet_20_Link"><text:span text:style-name="Strong_20_Emphasis"><text:span text:style-name="T158">nyc-taxi-data</text:span></text:span></text:a><text:span text:style-name="Strong_20_Emphasis"><text:span text:style-name="T156"> </text:span></text:span></text:h>
        </text:list-header>
      </text:list>
      <text:h text:style-name="P162" text:outline-level="2"><text:span text:style-name="Strong_20_Emphasis"><text:span text:style-name="T159">→→</text:span></text:span><text:span text:style-name="Strong_20_Emphasis"><text:span text:style-name="T298">https://github.com/toddwschneider/nyc-taxi-data</text:span></text:span></text:h>
      <text:h text:style-name="P162" text:outline-level="2"><text:span text:style-name="Strong_20_Emphasis"><text:span text:style-name="T131"/></text:span></text:h>
      <text:h text:style-name="P163" text:outline-level="2"><text:span text:style-name="Strong_20_Emphasis"><text:span text:style-name="T132">Los datos se almacenan en una base de datos PostgreSQL y utilizan PostGIS para cálculos espaciales, en particular, mapas de coordenadas de latitud / longitud para los tramos censales.</text:span></text:span></text:h>
      <text:h text:style-name="P163" text:outline-level="2"><text:span text:style-name="Strong_20_Emphasis"><text:span text:style-name="T132"/></text:span></text:h>
      <text:list xml:id="list9187042150437930373" text:style-name="L30">
        <text:list-item>
          <text:h text:style-name="P166" text:outline-level="2"><text:span text:style-name="Strong_20_Emphasis"><text:span text:style-name="T162">Instrucciones</text:span></text:span></text:h>
          <text:list>
            <text:list-item>
              <text:list>
                <text:list-item>
                  <text:list>
                    <text:list-item>
                      <text:list>
                        <text:list-header>
                          <text:h text:style-name="P255" text:outline-level="2"><text:span text:style-name="Strong_20_Emphasis"><text:span text:style-name="T163">1. Instalar </text:span></text:span><text:a xlink:type="simple" xlink:href="https://translate.googleusercontent.com/translate_c?depth=1&amp;hl=es&amp;rurl=translate.google.com&amp;sl=auto&amp;sp=nmt4&amp;tl=es&amp;u=http://www.postgresql.org/download/&amp;xid=25657,15700021,15700124,15700149,15700168,15700186,15700201&amp;usg=ALkJrhjNnv9WjxsYhRVP_0OUasPhax3K3g" text:style-name="Internet_20_link" text:visited-style-name="Visited_20_Internet_20_Link"><text:span text:style-name="Strong_20_Emphasis">PostgreSQL</text:span></text:a><text:span text:style-name="Strong_20_Emphasis"><text:span text:style-name="T163"> y </text:span></text:span><text:a xlink:type="simple" xlink:href="https://translate.googleusercontent.com/translate_c?depth=1&amp;hl=es&amp;rurl=translate.google.com&amp;sl=auto&amp;sp=nmt4&amp;tl=es&amp;u=http://postgis.net/install&amp;xid=25657,15700021,15700124,15700149,15700168,15700186,15700201&amp;usg=ALkJrhg9lPYvd5MX2o-YtsdDX1R1Vp9XQQ" text:style-name="Internet_20_link" text:visited-style-name="Visited_20_Internet_20_Link"><text:span text:style-name="Strong_20_Emphasis">PostGIS</text:span></text:a></text:h>
                        </text:list-header>
                      </text:list>
                    </text:list-item>
                  </text:list>
                </text:list-item>
              </text:list>
            </text:list-item>
          </text:list>
        </text:list-item>
      </text:list>
      <text:h text:style-name="P220" text:outline-level="2"><text:span text:style-name="Strong_20_Emphasis"><text:span text:style-name="T160">Instalar PostgreSQL: </text:span></text:span><text:span text:style-name="Strong_20_Emphasis"><text:span text:style-name="T299">https://www.postgresql.org/download/linux/ubuntu/</text:span></text:span></text:h>
      <text:h text:style-name="P163" text:outline-level="2"><text:span text:style-name="Strong_20_Emphasis"><text:span text:style-name="T163"/></text:span></text:h>
      <text:h text:style-name="P222" text:outline-level="2"><text:span text:style-name="Strong_20_Emphasis"><text:span text:style-name="T161">A mi me han funcionado los siguientes comandos:</text:span></text:span></text:h>
      <text:h text:style-name="P223" text:outline-level="2"><text:span text:style-name="Strong_20_Emphasis"><text:span text:style-name="T161"/></text:span></text:h>
      <text:list xml:id="list141955653715003" text:continue-numbering="true" text:style-name="L30">
        <text:list-item>
          <text:list>
            <text:list-item>
              <text:list>
                <text:list-item>
                  <text:list>
                    <text:list-header>
                      <text:h text:style-name="P246" text:outline-level="2"><text:span text:style-name="Source_20_Text"><text:span text:style-name="T48">$ sudo add-apt-repository "deb http://apt.postgresql.org/pub/repos/apt/ $(lsb_release -sc)-pgdg main"</text:span></text:span></text:h>
                      <text:h text:style-name="P248" text:outline-level="2"><text:span text:style-name="Source_20_Text"><text:span text:style-name="T48"/></text:span></text:h>
                      <text:h text:style-name="P246" text:outline-level="2"><text:span text:style-name="Source_20_Text"><text:span text:style-name="T48">$ wget --quiet -O - https://www.postgresql.org/media/keys/ACCC4CF8.asc | sudo apt-key add -</text:span></text:span></text:h>
                    </text:list-header>
                  </text:list>
                </text:list-item>
              </text:list>
            </text:list-item>
          </text:list>
        </text:list-item>
      </text:list>
      <text:h text:style-name="P249" text:outline-level="2"><text:span text:style-name="Source_20_Text"><text:span text:style-name="T48"/></text:span></text:h>
      <text:h text:style-name="P247" text:outline-level="2"><text:span text:style-name="Source_20_Text"><text:span text:style-name="T48">$ sudo apt-get update</text:span></text:span></text:h>
      <text:h text:style-name="P249" text:outline-level="2"><text:span text:style-name="Source_20_Text"><text:span text:style-name="T48"/></text:span></text:h>
      <text:p text:style-name="P71"><text:span text:style-name="Source_20_Text"><text:span text:style-name="T50">$ </text:span></text:span><text:span text:style-name="Source_20_Text"><text:span text:style-name="T49">sudo apt-get install postgresql-9.6</text:span></text:span></text:p>
      <text:p text:style-name="P70"><text:span text:style-name="Source_20_Text"><text:span text:style-name="T174">Para ver la versión del PostgreSQL → $ </text:span></text:span><text:span text:style-name="Source_20_Text"><text:span text:style-name="T50">psql –version</text:span></text:span></text:p>
      <text:p text:style-name="P68"><text:span text:style-name="Source_20_Text"><text:span text:style-name="T175">Instalar POSTGISH:</text:span></text:span></text:p>
      <text:p text:style-name="P68"><text:span text:style-name="Source_20_Text"><text:span text:style-name="T302">$ sudo apt-get install postgis</text:span></text:span></text:p>
      <text:p text:style-name="P68"><text:span text:style-name="Source_20_Text"><text:span text:style-name="T138">---------------------------------------------------------------------------------</text:span></text:span></text:p>
      <text:p text:style-name="P68"><text:span text:style-name="Source_20_Text"><text:span text:style-name="T138">*</text:span></text:span><text:span text:style-name="Source_20_Text"><text:span text:style-name="T139">En mi caso no tenía espacio suficiente para los 330 gigas que ocupa, he usado un disco duro externo y ahí he metidoel report y he instalado todo</text:span></text:span></text:p>
      <text:p text:style-name="P69"><text:span text:style-name="Source_20_Text"><text:span text:style-name="T37">$ </text:span></text:span><text:span text:style-name="Source_20_Text"><text:span text:style-name="T38">sudo adduser anombela vboxsf </text:span></text:span><text:span text:style-name="Source_20_Text"><text:span text:style-name="T139">→ con esdto daba permisos para ver el disco duro en ubuntu de vbox</text:span></text:span></text:p>
      <text:p text:style-name="P69"><text:span text:style-name="Source_20_Text"><text:span text:style-name="T138">---------------------------------------------------------------------------------</text:span></text:span></text:p>
      <text:h text:style-name="P249" text:outline-level="2"><text:span text:style-name="Source_20_Text"><text:span text:style-name="T144"/></text:span></text:h>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text:soft-page-break/></text:h>
      <text:h text:style-name="P186" text:outline-level="2">_________TFG → Mi aplicación de taxis_____________</text:h>
      <text:h text:style-name="P187" text:outline-level="2"/>
      <text:h text:style-name="P187" text:outline-level="2">Lo que hay que hacer es una aplicación parecida a los de los taxis de ejemplo pero mucho mas sencilla y usando voltdb.</text:h>
      <text:h text:style-name="P187" text:outline-level="2">Para ello voy a fijarme en la parte del <text:span text:style-name="T222">tutorial 6</text:span> de voltdb para montar <text:s/>la aplicación y también del ejemplo de <text:span text:style-name="T222">geoespacial </text:span>para vercomo funciona <text:s/>esta parte, los demás ejemplos no me sirven.</text:h>
      <text:h text:style-name="P187" text:outline-level="2"/>
      <text:h text:style-name="P187" text:outline-level="2">Pasos:</text:h>
      <text:h text:style-name="P187" text:outline-level="2">-Tengo que ver <text:s/>con que csvs me quedo, supongo que con una parte de 2017solo para que no sea muy pesado</text:h>
      <text:h text:style-name="P187" text:outline-level="2">-Crear algunas tablas, esquemas, BBDD de prueba para ir viendo como funciona.</text:h>
      <text:h text:style-name="P187" text:outline-level="2">-<text:span text:style-name="T303">Lo primero me fijaré del tutorial 6 y haré <text:s/>un html sencillito de consultas sin geoespacial:</text:span></text:h>
      <text:h text:style-name="P187" text:outline-level="2"/>
      <text:h text:style-name="P196" text:outline-level="2"/>
      <text:h text:style-name="P196" text:outline-level="2"/>
      <text:h text:style-name="P189" text:outline-level="2">* <text:span text:style-name="T304">He cogido el </text:span><text:span text:style-name="T223">yellow_tripdata_201</text:span><text:span text:style-name="T224">6</text:span><text:span text:style-name="T223">-</text:span><text:span text:style-name="T224">06</text:span><text:span text:style-name="T223">.csv</text:span><text:span text:style-name="T304"> que contiene solo los datos de JUNIO de 2016 de los taxis amarillos.</text:span></text:h>
      <text:h text:style-name="P191" text:outline-level="2">Significado de las disitntas columnas del csv:</text:h>
      <text:h text:style-name="P191" text:outline-level="2"/>
      <text:h text:style-name="P193" text:outline-level="2"><text:span text:style-name="T235">- VendorID → </text:span><text:bookmark text:name="result_box"/><text:span text:style-name="T305">Un código que indica el proveedor de TPEP que proporcionó el registro.</text:span></text:h>
      <text:h text:style-name="P224" text:outline-level="2">1= Creative Mobile Technologies, LLC</text:h>
      <text:h text:style-name="P225" text:outline-level="2">2= VeriFone Inc</text:h>
      <text:h text:style-name="P167" text:outline-level="2"><text:span text:style-name="T266">- </text:span><text:span text:style-name="T274">tpep_pickup_datetime</text:span><text:span text:style-name="T266"> → </text:span><text:bookmark text:name="result_box2"/><text:span text:style-name="T266">La fecha y la hora cuando el medidor estaba activado.</text:span></text:h>
      <text:h text:style-name="P167" text:outline-level="2"><text:span text:style-name="T266">- </text:span><text:span text:style-name="T275">tpep_dropoff_datetime </text:span><text:span text:style-name="T267">→ </text:span><text:span text:style-name="T266">La fecha y la hora cuando el medidor estaba </text:span><text:span text:style-name="T267">des</text:span><text:span text:style-name="T266">activado.</text:span></text:h>
      <text:h text:style-name="P167" text:outline-level="2"><text:span text:style-name="T266">- </text:span><text:span text:style-name="T275">Passenger_count</text:span><text:span text:style-name="T267"> → </text:span><text:bookmark text:name="result_box3"/><text:span text:style-name="T267">La cantidad de pasajeros en el vehículo (</text:span><text:bookmark text:name="result_box4"/><text:span text:style-name="T267">Este es un valor ingresado por el controlador).</text:span></text:h>
      <text:h text:style-name="P167" text:outline-level="2"><text:span text:style-name="T267">- </text:span><text:span text:style-name="T276">Trip_distance →</text:span><text:span text:style-name="T278"> </text:span><text:bookmark text:name="result_box5"/><text:span text:style-name="T278">La distancia de viaje transcurrida en millas informada por el taxímetro.</text:span></text:h>
      <text:h text:style-name="P167" text:outline-level="2"><text:span text:style-name="T268">- </text:span><text:span text:style-name="T276">Pickup_longitude</text:span><text:span text:style-name="T268"> → </text:span><text:bookmark text:name="result_box6"/><text:span text:style-name="T265">Longitud donde el medidor estaba enganchado.</text:span></text:h>
      <text:h text:style-name="P167" text:outline-level="2"><text:span text:style-name="T268">- </text:span><text:span text:style-name="T276">Pickup_latitude</text:span><text:span text:style-name="T268">→ </text:span><text:span text:style-name="T269">Latitud</text:span><text:span text:style-name="T265"> donde el medidor estaba enganchado.</text:span></text:h>
      <text:h text:style-name="P167" text:outline-level="2"><text:span text:style-name="T268">- </text:span><text:span text:style-name="T276">RateCodeID</text:span><text:span text:style-name="T268">→ </text:span><text:bookmark text:name="result_box8"/><text:span text:style-name="T265">El código de tarifa final vigente al final del viaje.</text:span></text:h>
      <text:h text:style-name="P231" text:outline-level="2"><text:span text:style-name="T268">1= Standard rate</text:span><text:span text:style-name="T265">b(tarifa estandar)</text:span></text:h>
      <text:h text:style-name="P227" text:outline-level="2">2=JFK</text:h>
      <text:h text:style-name="P227" text:outline-level="2">3=Newark</text:h>
      <text:h text:style-name="P227" text:outline-level="2">4=Nassau or Westchester</text:h>
      <text:h text:style-name="P229" text:outline-level="2"><text:span text:style-name="T268">5=Negotiated fare </text:span><text:span text:style-name="T265">(tarifa negociada)</text:span></text:h>
      <text:h text:style-name="P229" text:outline-level="2"><text:span text:style-name="T268">6=Group ride </text:span><text:span text:style-name="T265">(paseo grupal)</text:span></text:h>
      <text:h text:style-name="P201" text:outline-level="2"><text:span text:style-name="T268">- </text:span><text:span text:style-name="T276">Store_and_fwd_flag</text:span><text:span text:style-name="T268">→ </text:span><text:bookmark text:name="result_box9"/><text:span text:style-name="T265">Esta bandera indica si el registro de viaje se llevó a cabo en el vehículo memoria antes de enviar al vendedor, también conocido como "almacenar y reenviar"</text:span><text:span text:style-name="T268"> </text:span><text:bookmark text:name="result_box10"/><text:span text:style-name="T268">porque el vehículo no tenía una conexión con el servidor.</text:span></text:h>
      <text:h text:style-name="P167" text:outline-level="2"><text:span text:style-name="T268">- </text:span><text:span text:style-name="T276">Dropoff_longitude</text:span><text:span text:style-name="T268">→ </text:span><text:bookmark text:name="result_box11"/><text:span text:style-name="T265">Longitud donde el medidor fue desconectado.</text:span></text:h>
      <text:h text:style-name="P197" text:outline-level="2"><text:span text:style-name="T265">- </text:span><text:span text:style-name="T273">Dropoff_ latitude</text:span><text:span text:style-name="T265">→ </text:span><text:span text:style-name="T270">Latitud</text:span><text:span text:style-name="T265"> donde el medidor fue desconectado.</text:span></text:h>
      <text:h text:style-name="P167" text:outline-level="2"><text:span text:style-name="T268">- </text:span><text:span text:style-name="T276">Payment_type</text:span><text:span text:style-name="T268">→ </text:span><text:bookmark text:name="result_box12"/><text:span text:style-name="T270">Un código numérico que indica cómo el pasajero pagó el viaje.</text:span></text:h>
      <text:h text:style-name="P131" text:outline-level="2"><text:bookmark text:name="result_box13"/>1 = Tarjeta de crédito<text:line-break/>2 = efectivo<text:line-break/>3 = Sin cargo<text:line-break/>4 = Disputa<text:line-break/>5 = Desconocido<text:line-break/>6 = viaje anulado</text:h>
      <text:h text:style-name="P167" text:outline-level="2"><text:span text:style-name="T268">- </text:span><text:span text:style-name="T276">Fare_amount</text:span><text:span text:style-name="T268">→ </text:span><text:bookmark text:name="result_box14"/><text:span text:style-name="T265">La tarifa de tiempo y distancia calculada por el medidor.</text:span></text:h>
      <text:h text:style-name="P167" text:outline-level="2"><text:span text:style-name="T268">- </text:span><text:span text:style-name="T276">Extra</text:span><text:span text:style-name="T268">→ </text:span><text:bookmark text:name="result_box15"/><text:span text:style-name="T265">Extras y recargos misceláneos. Actualmente, esto solo incluye los $ 0,50 y $ 1 hora punta y cargos por noche.</text:span></text:h>
      <text:h text:style-name="P167" text:outline-level="2"><text:span text:style-name="T268">- </text:span><text:span text:style-name="T276">MTA_tax</text:span><text:span text:style-name="T268">→ </text:span><text:bookmark text:name="result_box17"/><text:span text:style-name="T268">Impuesto de MTA de $ 0.50 que se activa automáticamente según el indicador tasa de uso.</text:span></text:h>
      <text:h text:style-name="P167" text:outline-level="2"><text:span text:style-name="T268">- </text:span><text:span text:style-name="T276">Improvement_surcharge</text:span><text:span text:style-name="T268">→ </text:span><text:bookmark text:name="result_box18"/><text:span text:style-name="T265">El recargo de mejora de $ 0.30 evaluó los viajes en la caída de bandera. Los el recargo por mejoras comenzó a cobrarse en 2015.</text:span></text:h>
      <text:h text:style-name="P167" text:outline-level="2"><text:span text:style-name="T268">- </text:span><text:span text:style-name="T276">Tip_amount</text:span><text:span text:style-name="T268">→</text:span><text:bookmark text:name="result_box21"/><text:span text:style-name="T268">Cantidad de propinas: este campo se rellena automáticamente para obtener sugerencias sobre tarjetas de crédito. Los consejos de efectivo no están incluidos</text:span></text:h>
      <text:h text:style-name="P167" text:outline-level="2"><text:span text:style-name="T268">- </text:span><text:span text:style-name="T276">Tolls_amount</text:span><text:span text:style-name="T268">→ </text:span><text:span text:style-name="T271">Cantidad</text:span><text:span text:style-name="T265"> total de todos los peajes pagados en viaje</text:span></text:h>
      <text:h text:style-name="P167" text:outline-level="2"><text:span text:style-name="T268">- </text:span><text:span text:style-name="T276">Total_amount</text:span><text:span text:style-name="T268">→ </text:span><text:bookmark text:name="result_box23"/><text:span text:style-name="T265">El monto total cargado a los pasajeros. No incluye propinas en efectivo</text:span></text:h>
      <text:h text:style-name="P167" text:outline-level="2"><text:span text:style-name="T265"/></text:h>
      <text:h text:style-name="P167" text:outline-level="2"><text:span text:style-name="T265"/></text:h>
      <text:h text:style-name="P167" text:outline-level="2"><text:span text:style-name="T265"/></text:h>
      <text:h text:style-name="P167" text:outline-level="2"><text:span text:style-name="T265"/></text:h>
      <text:h text:style-name="P167" text:outline-level="2"><text:span text:style-name="T265"/></text:h>
      <text:h text:style-name="P167" text:outline-level="2"><text:span text:style-name="T265"/></text:h>
      <text:h text:style-name="P167" text:outline-level="2"><text:span text:style-name="T265"/></text:h>
      <text:h text:style-name="P167" text:outline-level="2"><text:soft-page-break/><text:span text:style-name="T265"/></text:h>
      <text:h text:style-name="P190" text:outline-level="2">* <text:span text:style-name="T304">He cogido el </text:span><text:span text:style-name="T223">yellow_tripdata_201</text:span><text:span text:style-name="T224">7</text:span><text:span text:style-name="T223">-</text:span><text:span text:style-name="T224">06</text:span><text:span text:style-name="T223">.csv</text:span><text:span text:style-name="T304"> que contiene solo los datos de JUNIO de 2017 de los taxis amarillos.</text:span></text:h>
      <text:h text:style-name="P192" text:outline-level="2">Significado de las disitntas columnas del csv:</text:h>
      <text:h text:style-name="P192" text:outline-level="2"/>
      <text:h text:style-name="P194" text:outline-level="2"><text:span text:style-name="T235">- VendorID → </text:span><text:bookmark text:name="result_box1"/><text:span text:style-name="T305">Un código que indica el proveedor de TPEP que proporcionó el registro.</text:span></text:h>
      <text:h text:style-name="P232" text:outline-level="2">1= Creative Mobile Technologies, LLC</text:h>
      <text:h text:style-name="P226" text:outline-level="2">2= VeriFone Inc</text:h>
      <text:h text:style-name="P168" text:outline-level="2"><text:span text:style-name="T266">- </text:span><text:span text:style-name="T274">tpep_pickup_datetime</text:span><text:span text:style-name="T266"> → </text:span><text:bookmark text:name="result_box22"/><text:span text:style-name="T266">La fecha y la hora cuando el medidor estaba activado.</text:span></text:h>
      <text:h text:style-name="P168" text:outline-level="2"><text:span text:style-name="T266">- </text:span><text:span text:style-name="T275">tpep_dropoff_datetime </text:span><text:span text:style-name="T267">→ </text:span><text:span text:style-name="T266">La fecha y la hora cuando el medidor estaba </text:span><text:span text:style-name="T267">des</text:span><text:span text:style-name="T266">activado.</text:span></text:h>
      <text:h text:style-name="P168" text:outline-level="2"><text:span text:style-name="T266">- </text:span><text:span text:style-name="T275">Passenger_count</text:span><text:span text:style-name="T267"> → </text:span><text:bookmark text:name="result_box31"/><text:span text:style-name="T267">La cantidad de pasajeros en el vehículo (</text:span><text:bookmark text:name="result_box41"/><text:span text:style-name="T267">Este es un valor ingresado por el controlador).</text:span></text:h>
      <text:h text:style-name="P168" text:outline-level="2"><text:span text:style-name="T267">- </text:span><text:span text:style-name="T276">Trip_distance →</text:span><text:span text:style-name="T278"> </text:span><text:bookmark text:name="result_box51"/><text:span text:style-name="T278">La distancia de viaje transcurrida en millas informada por el taxímetro.</text:span></text:h>
      <text:h text:style-name="P168" text:outline-level="2"><text:span text:style-name="T268">- </text:span><text:span text:style-name="T276">RateCodeID</text:span><text:span text:style-name="T268">→ </text:span><text:bookmark text:name="result_box81"/><text:span text:style-name="T265">El código de tarifa final vigente al final del viaje.</text:span></text:h>
      <text:h text:style-name="P233" text:outline-level="2"><text:span text:style-name="T268">1= Standard rate</text:span><text:span text:style-name="T265">b(tarifa estandar)</text:span></text:h>
      <text:h text:style-name="P228" text:outline-level="2">2=JFK</text:h>
      <text:h text:style-name="P228" text:outline-level="2">3=Newark</text:h>
      <text:h text:style-name="P228" text:outline-level="2">4=Nassau or Westchester</text:h>
      <text:h text:style-name="P230" text:outline-level="2"><text:span text:style-name="T268">5=Negotiated fare </text:span><text:span text:style-name="T265">(tarifa negociada)</text:span></text:h>
      <text:h text:style-name="P230" text:outline-level="2"><text:span text:style-name="T268">6=Group ride </text:span><text:span text:style-name="T265">(paseo grupal)</text:span></text:h>
      <text:h text:style-name="P202" text:outline-level="2"><text:span text:style-name="T268">- </text:span><text:span text:style-name="T276">Store_and_fwd_flag</text:span><text:span text:style-name="T268">→ </text:span><text:bookmark text:name="result_box91"/><text:span text:style-name="T265">Esta bandera indica si el registro de viaje se llevó a cabo en el vehículo memoria antes de enviar al vendedor, también conocido como "almacenar y reenviar"</text:span><text:span text:style-name="T268"> </text:span><text:bookmark text:name="result_box101"/><text:span text:style-name="T268">porque el vehículo no tenía una conexión con el servidor.</text:span></text:h>
      <text:h text:style-name="P168" text:outline-level="2"><text:span text:style-name="T268">- </text:span><text:span text:style-name="T277">PULocation_Id</text:span><text:span text:style-name="T268">→ </text:span><text:bookmark text:name="result_box111"/><text:span text:style-name="T272">ID del punto de origen de trayecto(foreign key de la clave primaria location_Id de la tabla location)</text:span></text:h>
      <text:h text:style-name="P198" text:outline-level="2"><text:span text:style-name="T265">- </text:span><text:span text:style-name="T277">DOLocation_Id</text:span><text:span text:style-name="T265">→ </text:span><text:span text:style-name="T272">ID del punto de destino de trayecto(foreign key de la clave primaria location_Id de la tabla location)</text:span></text:h>
      <text:h text:style-name="P168" text:outline-level="2"><text:span text:style-name="T268">- </text:span><text:span text:style-name="T276">Payment_type</text:span><text:span text:style-name="T268">→ </text:span><text:bookmark text:name="result_box121"/><text:span text:style-name="T270">Un código numérico que indica cómo el pasajero pagó el viaje.</text:span></text:h>
      <text:h text:style-name="P132" text:outline-level="2"><text:bookmark text:name="result_box131"/>1 = Tarjeta de crédito<text:line-break/>2 = efectivo<text:line-break/>3 = Sin cargo<text:line-break/>4 = Disputa<text:line-break/>5 = Desconocido<text:line-break/>6 = viaje anulado</text:h>
      <text:h text:style-name="P168" text:outline-level="2"><text:span text:style-name="T268">- </text:span><text:span text:style-name="T276">Fare_amount</text:span><text:span text:style-name="T268">→ </text:span><text:bookmark text:name="result_box141"/><text:span text:style-name="T265">La tarifa de tiempo y distancia calculada por el medidor.</text:span></text:h>
      <text:h text:style-name="P168" text:outline-level="2"><text:span text:style-name="T268">- </text:span><text:span text:style-name="T276">Extra</text:span><text:span text:style-name="T268">→ </text:span><text:bookmark text:name="result_box151"/><text:span text:style-name="T265">Extras y recargos misceláneos. Actualmente, esto solo incluye los $ 0,50 y $ 1 hora punta y cargos por noche.</text:span></text:h>
      <text:h text:style-name="P168" text:outline-level="2"><text:span text:style-name="T268">- </text:span><text:span text:style-name="T276">MTA_tax</text:span><text:span text:style-name="T268">→ </text:span><text:bookmark text:name="result_box171"/><text:span text:style-name="T268">Impuesto de MTA de $ 0.50 que se activa automáticamente según el indicador tasa de uso.</text:span></text:h>
      <text:h text:style-name="P168" text:outline-level="2"><text:span text:style-name="T268">- </text:span><text:span text:style-name="T276">Improvement_surcharge</text:span><text:span text:style-name="T268">→ </text:span><text:bookmark text:name="result_box181"/><text:span text:style-name="T265">El recargo de mejora de $ 0.30 evaluó los viajes en la caída de bandera. Los el recargo por mejoras comenzó a cobrarse en 2015.</text:span></text:h>
      <text:h text:style-name="P168" text:outline-level="2"><text:span text:style-name="T268">- </text:span><text:span text:style-name="T276">Tip_amount</text:span><text:span text:style-name="T268">→</text:span><text:bookmark text:name="result_box211"/><text:span text:style-name="T268">Cantidad de propinas: este campo se rellena automáticamente para obtener sugerencias sobre tarjetas de crédito. Los consejos de efectivo no están incluidos</text:span></text:h>
      <text:h text:style-name="P168" text:outline-level="2"><text:span text:style-name="T268">- </text:span><text:span text:style-name="T276">Tolls_amount</text:span><text:span text:style-name="T268">→ </text:span><text:span text:style-name="T271">Cantidad</text:span><text:span text:style-name="T265"> total de todos los peajes pagados en viaje</text:span></text:h>
      <text:h text:style-name="P168" text:outline-level="2"><text:span text:style-name="T268">- </text:span><text:span text:style-name="T276">Total_amount</text:span><text:span text:style-name="T268">→ </text:span><text:bookmark text:name="result_box231"/><text:span text:style-name="T265">El monto total cargado a los pasajeros. No incluye propinas en efectivo</text:span></text:h>
      <text:h text:style-name="P195" text:outline-level="2"/>
      <text:h text:style-name="P195" text:outline-level="2"/>
      <text:h text:style-name="P195" text:outline-level="2"/>
      <text:h text:style-name="P199" text:outline-level="2">De la misma página he descargado <text:s/>el csv con las zonas a partir de los ids <text:span text:style-name="T306">(taxi+_zone_lookup.csv)</text:span></text:h>
      <text:h text:style-name="P200" text:outline-level="2">–-----Tambien hay un archivo con en tiempo, mas tarde lo podría añadir</text:h>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text:soft-page-break/></text:h>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88" text:outline-level="2"/>
      <text:h text:style-name="P188" text:outline-level="2"/>
      <text:h text:style-name="P18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1:21:43.328481239</meta:creation-date>
    <meta:generator>LibreOffice/5.1.6.2$Linux_X86_64 LibreOffice_project/10m0$Build-2</meta:generator>
    <meta:editing-duration>P4DT22H52M15S</meta:editing-duration>
    <meta:editing-cycles>38</meta:editing-cycles>
    <dc:date>2018-04-29T14:19:54.220821217</dc:date>
    <meta:document-statistic meta:table-count="0" meta:image-count="12" meta:object-count="0" meta:page-count="14" meta:paragraph-count="404" meta:word-count="4051" meta:character-count="25009" meta:non-whitespace-character-count="21208"/>
  </office:meta>
</office:document-meta>
</file>